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Pictures/10000000000000900000003999DF345D5DC2DE11.png" manifest:media-type="image/png"/>
  <manifest:file-entry manifest:full-path="Object 1/Pictures/10000000000002B6000001C4549417A203EA9CE8.jpg" manifest:media-type="image/jpeg"/>
  <manifest:file-entry manifest:full-path="Object 1/Pictures/1000000000000224000002F7BD9146E11FDE695F.jpg" manifest:media-type="image/jpeg"/>
  <manifest:file-entry manifest:full-path="Object 1/Pictures/100000000000020D0000025EB31794EE8FC67308.jpg" manifest:media-type="image/jpeg"/>
  <manifest:file-entry manifest:full-path="Object 1/Pictures/10000000000001EF000002DF22D7095957C1853E.jpg" manifest:media-type="image/jpeg"/>
  <manifest:file-entry manifest:full-path="Object 1/Pictures/1000000000000194000002157E79E584D46C87D8.jpg" manifest:media-type="image/jpeg"/>
  <manifest:file-entry manifest:full-path="Object 1/Pictures/100000000000013C000002383D8EC64089E35628.jpg" manifest:media-type="image/jpeg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5508in" svg:height="3.9366in" svg:x="0.8886in" svg:y="2.1331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09:15:01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11-16T09:16:18.167000000</dc:date>
    <meta:editing-duration>PT1M54S</meta:editing-duration>
    <meta:editing-cycles>2</meta:editing-cycles>
    <meta:generator>LibreOffice/7.0.3.1$Windows_X86_64 LibreOffice_project/d7547858d014d4cf69878db179d326fc3483e082</meta:generator>
    <meta:document-statistic meta:table-count="1" meta:cell-count="1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Arial1" svg:font-family="Arial"/>
    <style:font-face style:name="Palatino Linotype1" svg:font-family="'Palatino Linotype'"/>
    <style:font-face style:name="Times1" svg:font-family="Times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Tahoma1" svg:font-family="Tahoma" style:font-pitch="variable"/>
    <style:font-face style:name="Times" svg:font-family="Times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20.1000003814697pt" style:font-size-asian="20.1000003814697pt" style:font-size-complex="20.1000003814697pt"/>
    </style:style>
    <style:style style:name="P4" style:family="paragraph">
      <style:text-properties fo:font-size="14.1000003814697pt" style:font-size-asian="14.1000003814697pt" style:font-size-complex="14.1000003814697pt"/>
    </style:style>
    <style:style style:name="P5" style:family="paragraph">
      <style:text-properties fo:font-size="6.5pt" style:font-size-asian="6.5pt" style:font-size-complex="6.5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1.1000003814697pt" style:font-size-asian="11.1000003814697pt" style:font-size-complex="11.1000003814697pt"/>
    </style:style>
    <style:style style:name="P8" style:family="paragraph">
      <style:text-properties fo:font-size="11.5pt" style:font-size-asian="11.5pt" style:font-size-complex="11.5pt"/>
    </style:style>
    <style:style style:name="P9" style:family="paragraph"/>
    <style:style style:name="P10" style:family="paragraph">
      <style:text-properties fo:font-size="8.10000038146973pt" style:font-size-asian="8.10000038146973pt" style:font-size-complex="8.10000038146973pt"/>
    </style:style>
    <style:style style:name="P11" style:family="paragraph"/>
    <style:style style:name="T1" style:family="text">
      <style:text-properties fo:color="#000000" style:font-name="TimesNewRoman" fo:font-size="9pt" style:font-size-asian="9pt" style:font-name-complex="TimesNewRoman" style:font-size-complex="9pt"/>
    </style:style>
    <style:style style:name="T2" style:family="text">
      <style:text-properties fo:color="#000000" style:font-name="TimesNewRomanPS1" fo:font-size="20.1000003814697pt" fo:font-weight="bold" style:font-size-asian="20.1000003814697pt" style:font-name-complex="TimesNewRomanPS1" style:font-size-complex="20.1000003814697pt" style:font-weight-complex="bold"/>
    </style:style>
    <style:style style:name="T3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4" style:family="text">
      <style:text-properties fo:color="#000000" style:font-name="TimesNewRomanPS1" fo:font-size="6.5pt" fo:font-style="italic" style:font-size-asian="6.5pt" style:font-name-complex="TimesNewRomanPS1" style:font-size-complex="6.5pt" style:font-style-complex="italic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7" style:family="text">
      <style:text-properties fo:color="#000000" style:font-name="TimesNewRoman" fo:font-size="10pt" style:font-size-asian="10pt" style:font-name-complex="TimesNewRoman" style:font-size-complex="10pt"/>
    </style:style>
    <style:style style:name="T8" style:family="text">
      <style:text-properties fo:color="#000000" style:font-name="TimesNewRomanPS1" fo:font-size="11.1000003814697pt" fo:font-style="italic" fo:font-weight="bold" style:font-size-asian="11.1000003814697pt" style:font-name-complex="TimesNewRomanPS1" style:font-size-complex="11.1000003814697pt" style:font-style-complex="italic" style:font-weight-complex="bold"/>
    </style:style>
    <style:style style:name="T9" style:family="text">
      <style:text-properties fo:color="#000000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10" style:family="text">
      <style:text-properties fo:color="#000000" style:font-name="TimesNewRomanPS1" fo:font-size="11.5pt" fo:font-weight="bold" style:font-size-asian="11.5pt" style:font-name-complex="TimesNewRomanPS1" style:font-size-complex="11.5pt" style:font-weight-complex="bold"/>
    </style:style>
    <style:style style:name="T11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style:style style:name="T12" style:family="text">
      <style:text-properties fo:color="#000000" style:font-name="Times1" fo:font-size="9pt" fo:font-style="italic" style:font-size-asian="9pt" style:font-name-complex="Times1" style:font-size-complex="9pt" style:font-style-complex="italic"/>
    </style:style>
    <style:style style:name="T13" style:family="text">
      <style:text-properties fo:color="#000000" style:font-name="Times1" fo:font-size="9pt" fo:font-weight="bold" style:font-size-asian="9pt" style:font-name-complex="Times1" style:font-size-complex="9pt" style:font-weight-complex="bold"/>
    </style:style>
    <style:style style:name="T14" style:family="text">
      <style:text-properties fo:color="#000000" style:font-name="Times1" fo:font-size="9pt" style:font-size-asian="9pt" style:font-name-complex="Times1" style:font-size-complex="9pt"/>
    </style:style>
    <style:style style:name="T15" style:family="text">
      <style:text-properties fo:color="#000000" style:font-name="Palatino Linotype1" fo:font-size="8.10000038146973pt" style:font-size-asian="8.10000038146973pt" style:font-name-complex="Palatino Linotype1" style:font-size-complex="8.10000038146973pt"/>
    </style:style>
    <style:style style:name="T16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17" style:family="text">
      <style:text-properties fo:color="#000000" style:font-name="Arial1" fo:font-size="10pt" style:font-size-asian="10pt" style:font-name-complex="Arial1" style:font-size-complex="10pt"/>
    </style:style>
    <style:style style:name="T18" style:family="text">
      <style:text-properties fo:color="#000000" style:font-name="TimesNewRoman" fo:font-size="10pt" style:font-size-asian="10pt" style:font-name-complex="TimesNewRoman" style:font-size-complex="10pt" style:text-scale="94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7cm" svg:height="0.353cm" svg:x="18.888cm" svg:y="28.0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059cm" svg:height="0.784cm" svg:x="7.076cm" svg:y="4.468cm">
          <draw:text-box>
            <text:p text:style-name="P1"><text:span text:style-name="T2">The Traveling Buddha </text:span></text:p>
          </draw:text-box>
        </draw:frame>
        <draw:frame draw:style-name="gr3" draw:text-style-name="P4" draw:layer="layout" svg:width="2.309cm" svg:height="0.547cm" svg:x="9.171cm" svg:y="5.469cm">
          <draw:text-box>
            <text:p text:style-name="P1"><text:span text:style-name="T3">Chuyu Guo</text:span></text:p>
          </draw:text-box>
        </draw:frame>
        <draw:frame draw:style-name="gr1" draw:text-style-name="P2" draw:layer="layout" svg:width="0.383cm" svg:height="0.353cm" svg:x="11.462cm" svg:y="5.45cm">
          <draw:text-box>
            <text:p text:style-name="P1"><text:span text:style-name="T1">1,a</text:span></text:p>
          </draw:text-box>
        </draw:frame>
        <draw:frame draw:style-name="gr3" draw:text-style-name="P4" draw:layer="layout" svg:width="0.494cm" svg:height="0.547cm" svg:x="11.839cm" svg:y="5.4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28cm" svg:height="0.255cm" svg:x="2.121cm" svg:y="6.52cm">
          <draw:text-box>
            <text:p text:style-name="P1"><text:span text:style-name="T4">1</text:span></text:p>
          </draw:text-box>
        </draw:frame>
        <draw:frame draw:style-name="gr5" draw:text-style-name="P6" draw:layer="layout" svg:width="7.829cm" svg:height="0.39cm" svg:x="2.236cm" svg:y="6.533cm">
          <draw:text-box>
            <text:p text:style-name="P1"><text:span text:style-name="T5">Stevenson School, Pebble Beach, 93953, United States </text:span></text:p>
          </draw:text-box>
        </draw:frame>
        <draw:frame draw:style-name="gr4" draw:text-style-name="P5" draw:layer="layout" svg:width="0.228cm" svg:height="0.255cm" svg:x="2.121cm" svg:y="6.922cm">
          <draw:text-box>
            <text:p text:style-name="P1"><text:span text:style-name="T4">a</text:span></text:p>
          </draw:text-box>
        </draw:frame>
        <draw:frame draw:style-name="gr5" draw:text-style-name="P6" draw:layer="layout" svg:width="3.579cm" svg:height="0.39cm" svg:x="2.232cm" svg:y="6.935cm">
          <draw:text-box>
            <text:p text:style-name="P1"><text:span text:style-name="T5">18610308111@163.com </text:span></text:p>
          </draw:text-box>
        </draw:frame>
        <draw:frame draw:style-name="gr5" draw:text-style-name="P6" draw:layer="layout" svg:width="2cm" svg:height="0.39cm" svg:x="2.121cm" svg:y="7.82cm">
          <draw:text-box>
            <text:p text:style-name="P1"><text:span text:style-name="T6">ABSTRACT </text:span></text:p>
          </draw:text-box>
        </draw:frame>
        <draw:frame draw:style-name="gr5" draw:text-style-name="P6" draw:layer="layout" svg:width="16.389cm" svg:height="0.39cm" svg:x="2.121cm" svg:y="8.274cm">
          <draw:text-box>
            <text:p text:style-name="P1"><text:span text:style-name="T7">Mogao Buddhist Caves, located in Dunhuang China, are important <text:s/>witnesses of cultural, religious and commercial </text:span></text:p>
          </draw:text-box>
        </draw:frame>
        <draw:frame draw:style-name="gr5" draw:text-style-name="P6" draw:layer="layout" svg:width="16.901cm" svg:height="0.39cm" svg:x="2.121cm" svg:y="8.731cm">
          <draw:text-box>
            <text:p text:style-name="P1"><text:span text:style-name="T7">exchanges throughout history. Buddhism, was first introduced in Dunhuang region and then further developed in other </text:span></text:p>
          </draw:text-box>
        </draw:frame>
        <draw:frame draw:style-name="gr5" draw:text-style-name="P6" draw:layer="layout" svg:width="16.364cm" svg:height="0.39cm" svg:x="2.121cm" svg:y="9.188cm">
          <draw:text-box>
            <text:p text:style-name="P1"><text:span text:style-name="T7">places in China, and became one of the most significant religions in China until today. How did this exotic religion </text:span></text:p>
          </draw:text-box>
        </draw:frame>
        <draw:frame draw:style-name="gr5" draw:text-style-name="P6" draw:layer="layout" svg:width="16.576cm" svg:height="0.39cm" svg:x="2.121cm" svg:y="9.65cm">
          <draw:text-box>
            <text:p text:style-name="P1"><text:span text:style-name="T7">became a part of Chinese culture? This essay will answer the aforementioned question by analyzing the evidences in </text:span></text:p>
          </draw:text-box>
        </draw:frame>
        <draw:frame draw:style-name="gr5" draw:text-style-name="P6" draw:layer="layout" svg:width="15.28cm" svg:height="0.39cm" svg:x="2.121cm" svg:y="10.107cm">
          <draw:text-box>
            <text:p text:style-name="P1"><text:span text:style-name="T7">Mogao Caves in correspondence with their time periods to unwind the development of Buddhism in China. </text:span></text:p>
          </draw:text-box>
        </draw:frame>
        <draw:frame draw:style-name="gr6" draw:text-style-name="P7" draw:layer="layout" svg:width="9.429cm" svg:height="0.433cm" svg:x="2.121cm" svg:y="10.945cm">
          <draw:text-box>
            <text:p text:style-name="P1"><text:span text:style-name="T8">Keywords: </text:span><text:span text:style-name="T9">Dunhuang, Mogao Caves, Spread of Buddhism </text:span><text:span text:style-name="T8"><text:s text:c="2"/></text:span></text:p>
          </draw:text-box>
        </draw:frame>
        <draw:frame draw:style-name="gr7" draw:text-style-name="P8" draw:layer="layout" svg:width="0.405cm" svg:height="0.454cm" svg:x="2.121cm" svg:y="12.602cm">
          <draw:text-box>
            <text:p text:style-name="P1"><text:span text:style-name="T10">1.</text:span></text:p>
          </draw:text-box>
        </draw:frame>
        <draw:frame draw:style-name="gr7" draw:text-style-name="P8" draw:layer="layout" svg:width="0.405cm" svg:height="0.454cm" svg:x="2.427cm" svg:y="12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3.346cm" svg:height="0.454cm" svg:x="2.541cm" svg:y="12.602cm">
          <draw:text-box>
            <text:p text:style-name="P1"><text:span text:style-name="T10">INTRODUCTION </text:span></text:p>
          </draw:text-box>
        </draw:frame>
        <draw:frame draw:style-name="gr5" draw:text-style-name="P6" draw:layer="layout" svg:width="7.817cm" svg:height="0.39cm" svg:x="2.63cm" svg:y="13.396cm">
          <draw:text-box>
            <text:p text:style-name="P1"><text:span text:style-name="T7">Mogao <text:s/>Caves, <text:s/>located <text:s/>in <text:s/>Dunhuang <text:s/>city, <text:s/>are <text:s/>large </text:span></text:p>
          </draw:text-box>
        </draw:frame>
        <draw:frame draw:style-name="gr5" draw:text-style-name="P6" draw:layer="layout" svg:width="8.185cm" svg:height="0.39cm" svg:x="2.121cm" svg:y="13.82cm">
          <draw:text-box>
            <text:p text:style-name="P1"><text:span text:style-name="T7">scales of buddhist grottos incessantly builded on the gobi </text:span></text:p>
          </draw:text-box>
        </draw:frame>
        <draw:frame draw:style-name="gr5" draw:text-style-name="P6" draw:layer="layout" svg:width="8.003cm" svg:height="0.39cm" svg:x="2.121cm" svg:y="14.244cm">
          <draw:text-box>
            <text:p text:style-name="P1"><text:span text:style-name="T7">cliffs for thousand years from 366AD to Yuan Dynasty, </text:span></text:p>
          </draw:text-box>
        </draw:frame>
        <draw:frame draw:style-name="gr5" draw:text-style-name="P6" draw:layer="layout" svg:width="8.016cm" svg:height="0.39cm" svg:x="2.121cm" svg:y="14.667cm">
          <draw:text-box>
            <text:p text:style-name="P1"><text:span text:style-name="T7">containing <text:s/>invaluable <text:s/>murals, <text:s/>statues, <text:s/>and <text:s/>scriptures. </text:span></text:p>
          </draw:text-box>
        </draw:frame>
        <draw:frame draw:style-name="gr5" draw:text-style-name="P6" draw:layer="layout" svg:width="7.889cm" svg:height="0.39cm" svg:x="2.121cm" svg:y="15.09cm">
          <draw:text-box>
            <text:p text:style-name="P1"><text:span text:style-name="T7">These art pieces provides visual historical sources such </text:span></text:p>
          </draw:text-box>
        </draw:frame>
        <draw:frame draw:style-name="gr5" draw:text-style-name="P6" draw:layer="layout" svg:width="8.16cm" svg:height="0.39cm" svg:x="2.121cm" svg:y="15.514cm">
          <draw:text-box>
            <text:p text:style-name="P1"><text:span text:style-name="T7">as <text:s/>cultures, <text:s/>religions, <text:s/>politics, <text:s/>and <text:s/>ethnicity <text:s/>relations. </text:span></text:p>
          </draw:text-box>
        </draw:frame>
        <draw:frame draw:style-name="gr5" draw:text-style-name="P6" draw:layer="layout" svg:width="7.901cm" svg:height="0.39cm" svg:x="2.121cm" svg:y="15.937cm">
          <draw:text-box>
            <text:p text:style-name="P1"><text:span text:style-name="T7">Besides Han Chinese, the art elements in Mogao Caves </text:span></text:p>
          </draw:text-box>
        </draw:frame>
        <draw:frame draw:style-name="gr5" draw:text-style-name="P6" draw:layer="layout" svg:width="7.999cm" svg:height="0.39cm" svg:x="2.121cm" svg:y="16.36cm">
          <draw:text-box>
            <text:p text:style-name="P1"><text:span text:style-name="T7">merged the culture of people with different nationalities </text:span></text:p>
          </draw:text-box>
        </draw:frame>
        <draw:frame draw:style-name="gr5" draw:text-style-name="P6" draw:layer="layout" svg:width="0.603cm" svg:height="0.39cm" svg:x="2.121cm" svg:y="16.784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539cm" svg:height="0.39cm" svg:x="2.878cm" svg:y="16.784cm">
          <draw:text-box>
            <text:p text:style-name="P1"><text:span text:style-name="T7">ethnicities </text:span></text:p>
          </draw:text-box>
        </draw:frame>
        <draw:frame draw:style-name="gr5" draw:text-style-name="P6" draw:layer="layout" svg:width="0.739cm" svg:height="0.39cm" svg:x="4.571cm" svg:y="16.784cm">
          <draw:text-box>
            <text:p text:style-name="P1"><text:span text:style-name="T7">such </text:span></text:p>
          </draw:text-box>
        </draw:frame>
        <draw:frame draw:style-name="gr5" draw:text-style-name="P6" draw:layer="layout" svg:width="0.383cm" svg:height="0.39cm" svg:x="5.468cm" svg:y="16.784cm">
          <draw:text-box>
            <text:p text:style-name="P1"><text:span text:style-name="T7">as </text:span></text:p>
          </draw:text-box>
        </draw:frame>
        <draw:frame draw:style-name="gr5" draw:text-style-name="P6" draw:layer="layout" svg:width="0.523cm" svg:height="0.39cm" svg:x="6.009cm" svg:y="16.784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221cm" svg:height="0.39cm" svg:x="6.694cm" svg:y="16.784cm">
          <draw:text-box>
            <text:p text:style-name="P1"><text:span text:style-name="T7">Indians, </text:span></text:p>
          </draw:text-box>
        </draw:frame>
        <draw:frame draw:style-name="gr5" draw:text-style-name="P6" draw:layer="layout" svg:width="1.395cm" svg:height="0.39cm" svg:x="8.064cm" svg:y="16.784cm">
          <draw:text-box>
            <text:p text:style-name="P1"><text:span text:style-name="T7">Tibetans, </text:span></text:p>
          </draw:text-box>
        </draw:frame>
        <draw:frame draw:style-name="gr5" draw:text-style-name="P6" draw:layer="layout" svg:width="0.603cm" svg:height="0.39cm" svg:x="9.617cm" svg:y="16.784cm">
          <draw:text-box>
            <text:p text:style-name="P1"><text:span text:style-name="T7">and </text:span></text:p>
          </draw:text-box>
        </draw:frame>
        <draw:frame draw:style-name="gr5" draw:text-style-name="P6" draw:layer="layout" svg:width="8.16cm" svg:height="0.39cm" svg:x="2.121cm" svg:y="17.207cm">
          <draw:text-box>
            <text:p text:style-name="P1"><text:span text:style-name="T7">Sogdians <text:s/>together <text:s/>[1]. <text:s/>Therefore, these <text:s/>Buddhist <text:s/>cave </text:span></text:p>
          </draw:text-box>
        </draw:frame>
        <draw:frame draw:style-name="gr5" draw:text-style-name="P6" draw:layer="layout" svg:width="5.62cm" svg:height="0.39cm" svg:x="2.121cm" svg:y="17.63cm">
          <draw:text-box>
            <text:p text:style-name="P1"><text:span text:style-name="T7">offers spectacular evidences of history. </text:span></text:p>
          </draw:text-box>
        </draw:frame>
        <draw:frame draw:style-name="gr5" draw:text-style-name="P6" draw:layer="layout" svg:width="1.543cm" svg:height="0.39cm" svg:x="2.63cm" svg:y="18.265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0.637cm" svg:height="0.39cm" svg:x="4.336cm" svg:y="18.265cm">
          <draw:text-box>
            <text:p text:style-name="P1"><text:span text:style-name="T7">was </text:span></text:p>
          </draw:text-box>
        </draw:frame>
        <draw:frame draw:style-name="gr5" draw:text-style-name="P6" draw:layer="layout" svg:width="1.429cm" svg:height="0.39cm" svg:x="5.132cm" svg:y="18.265cm">
          <draw:text-box>
            <text:p text:style-name="P1"><text:span text:style-name="T7">gradually </text:span></text:p>
          </draw:text-box>
        </draw:frame>
        <draw:frame draw:style-name="gr5" draw:text-style-name="P6" draw:layer="layout" svg:width="1.606cm" svg:height="0.39cm" svg:x="6.716cm" svg:y="18.265cm">
          <draw:text-box>
            <text:p text:style-name="P1"><text:span text:style-name="T7">introduced </text:span></text:p>
          </draw:text-box>
        </draw:frame>
        <draw:frame draw:style-name="gr5" draw:text-style-name="P6" draw:layer="layout" svg:width="0.641cm" svg:height="0.39cm" svg:x="8.481cm" svg:y="18.265cm">
          <draw:text-box>
            <text:p text:style-name="P1"><text:span text:style-name="T7">into </text:span></text:p>
          </draw:text-box>
        </draw:frame>
        <draw:frame draw:style-name="gr5" draw:text-style-name="P6" draw:layer="layout" svg:width="0.933cm" svg:height="0.39cm" svg:x="9.285cm" svg:y="18.265cm">
          <draw:text-box>
            <text:p text:style-name="P1"><text:span text:style-name="T7">China </text:span></text:p>
          </draw:text-box>
        </draw:frame>
        <draw:frame draw:style-name="gr5" draw:text-style-name="P6" draw:layer="layout" svg:width="8.282cm" svg:height="0.39cm" svg:x="2.121cm" svg:y="18.689cm">
          <draw:text-box>
            <text:p text:style-name="P1"><text:span text:style-name="T7">through the Silk Road from ancient India at the beginning </text:span></text:p>
          </draw:text-box>
        </draw:frame>
        <draw:frame draw:style-name="gr5" draw:text-style-name="P6" draw:layer="layout" svg:width="8.337cm" svg:height="0.39cm" svg:x="2.121cm" svg:y="19.112cm">
          <draw:text-box>
            <text:p text:style-name="P1"><text:span text:style-name="T7">of <text:s/>Eastern <text:s/>Han <text:s/>Dynasty, <text:s/>around <text:s/>60-70AD. <text:s/>Through <text:s/>a </text:span></text:p>
          </draw:text-box>
        </draw:frame>
        <draw:frame draw:style-name="gr5" draw:text-style-name="P6" draw:layer="layout" svg:width="8.27cm" svg:height="0.39cm" svg:x="2.121cm" svg:y="19.536cm">
          <draw:text-box>
            <text:p text:style-name="P1"><text:span text:style-name="T7">couple hundred years of cultural selection, adaptation and </text:span></text:p>
          </draw:text-box>
        </draw:frame>
        <draw:frame draw:style-name="gr5" draw:text-style-name="P6" draw:layer="layout" svg:width="1.805cm" svg:height="0.39cm" svg:x="2.121cm" svg:y="19.96cm">
          <draw:text-box>
            <text:p text:style-name="P1"><text:span text:style-name="T7">sinicization, </text:span></text:p>
          </draw:text-box>
        </draw:frame>
        <draw:frame draw:style-name="gr5" draw:text-style-name="P6" draw:layer="layout" svg:width="1.543cm" svg:height="0.39cm" svg:x="4.041cm" svg:y="19.96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0.561cm" svg:height="0.39cm" svg:x="5.703cm" svg:y="19.96cm">
          <draw:text-box>
            <text:p text:style-name="P1"><text:span text:style-name="T7">has </text:span></text:p>
          </draw:text-box>
        </draw:frame>
        <draw:frame draw:style-name="gr5" draw:text-style-name="P6" draw:layer="layout" svg:width="1.192cm" svg:height="0.39cm" svg:x="6.384cm" svg:y="19.96cm">
          <draw:text-box>
            <text:p text:style-name="P1"><text:span text:style-name="T7">become </text:span></text:p>
          </draw:text-box>
        </draw:frame>
        <draw:frame draw:style-name="gr5" draw:text-style-name="P6" draw:layer="layout" svg:width="0.988cm" svg:height="0.39cm" svg:x="7.687cm" svg:y="19.96cm">
          <draw:text-box>
            <text:p text:style-name="P1"><text:span text:style-name="T7">one of </text:span></text:p>
          </draw:text-box>
        </draw:frame>
        <draw:frame draw:style-name="gr5" draw:text-style-name="P6" draw:layer="layout" svg:width="0.523cm" svg:height="0.39cm" svg:x="8.793cm" svg:y="19.96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777cm" svg:height="0.39cm" svg:x="9.44cm" svg:y="19.96cm">
          <draw:text-box>
            <text:p text:style-name="P1"><text:span text:style-name="T7">most </text:span></text:p>
          </draw:text-box>
        </draw:frame>
        <draw:frame draw:style-name="gr5" draw:text-style-name="P6" draw:layer="layout" svg:width="1.543cm" svg:height="0.39cm" svg:x="2.121cm" svg:y="20.383cm">
          <draw:text-box>
            <text:p text:style-name="P1"><text:span text:style-name="T7">influential </text:span></text:p>
          </draw:text-box>
        </draw:frame>
        <draw:frame draw:style-name="gr5" draw:text-style-name="P6" draw:layer="layout" svg:width="1.327cm" svg:height="0.39cm" svg:x="3.774cm" svg:y="20.383cm">
          <draw:text-box>
            <text:p text:style-name="P1"><text:span text:style-name="T7">religions </text:span></text:p>
          </draw:text-box>
        </draw:frame>
        <draw:frame draw:style-name="gr5" draw:text-style-name="P6" draw:layer="layout" svg:width="0.366cm" svg:height="0.39cm" svg:x="5.213cm" svg:y="20.383cm">
          <draw:text-box>
            <text:p text:style-name="P1"><text:span text:style-name="T7">in </text:span></text:p>
          </draw:text-box>
        </draw:frame>
        <draw:frame draw:style-name="gr5" draw:text-style-name="P6" draw:layer="layout" svg:width="0.933cm" svg:height="0.39cm" svg:x="5.694cm" svg:y="20.383cm">
          <draw:text-box>
            <text:p text:style-name="P1"><text:span text:style-name="T7">China </text:span></text:p>
          </draw:text-box>
        </draw:frame>
        <draw:frame draw:style-name="gr5" draw:text-style-name="P6" draw:layer="layout" svg:width="0.717cm" svg:height="0.39cm" svg:x="6.751cm" svg:y="20.383cm">
          <draw:text-box>
            <text:p text:style-name="P1"><text:span text:style-name="T7">with </text:span></text:p>
          </draw:text-box>
        </draw:frame>
        <draw:frame draw:style-name="gr5" draw:text-style-name="P6" draw:layer="layout" svg:width="1.213cm" svg:height="0.39cm" svg:x="7.583cm" svg:y="20.383cm">
          <draw:text-box>
            <text:p text:style-name="P1"><text:span text:style-name="T7">thriving </text:span></text:p>
          </draw:text-box>
        </draw:frame>
        <draw:frame draw:style-name="gr5" draw:text-style-name="P6" draw:layer="layout" svg:width="1.31cm" svg:height="0.39cm" svg:x="8.909cm" svg:y="20.383cm">
          <draw:text-box>
            <text:p text:style-name="P1"><text:span text:style-name="T7">buddhist </text:span></text:p>
          </draw:text-box>
        </draw:frame>
        <draw:frame draw:style-name="gr5" draw:text-style-name="P6" draw:layer="layout" svg:width="8.244cm" svg:height="0.39cm" svg:x="2.121cm" svg:y="20.806cm">
          <draw:text-box>
            <text:p text:style-name="P1"><text:span text:style-name="T7">religion, culture, and art development. Murals and statues </text:span></text:p>
          </draw:text-box>
        </draw:frame>
        <draw:frame draw:style-name="gr5" draw:text-style-name="P6" draw:layer="layout" svg:width="8.088cm" svg:height="0.39cm" svg:x="2.121cm" svg:y="21.23cm">
          <draw:text-box>
            <text:p text:style-name="P1"><text:span text:style-name="T7">in Mogao Caves, along with the development of the Silk </text:span></text:p>
          </draw:text-box>
        </draw:frame>
        <draw:frame draw:style-name="gr5" draw:text-style-name="P6" draw:layer="layout" svg:width="0.925cm" svg:height="0.39cm" svg:x="2.121cm" svg:y="21.653cm">
          <draw:text-box>
            <text:p text:style-name="P1"><text:span text:style-name="T7">Road, </text:span></text:p>
          </draw:text-box>
        </draw:frame>
        <draw:frame draw:style-name="gr5" draw:text-style-name="P6" draw:layer="layout" svg:width="1.128cm" svg:height="0.39cm" svg:x="3.21cm" svg:y="21.653cm">
          <draw:text-box>
            <text:p text:style-name="P1"><text:span text:style-name="T7">reflects </text:span></text:p>
          </draw:text-box>
        </draw:frame>
        <draw:frame draw:style-name="gr5" draw:text-style-name="P6" draw:layer="layout" svg:width="0.523cm" svg:height="0.39cm" svg:x="4.5cm" svg:y="21.653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55cm" svg:height="0.39cm" svg:x="5.185cm" svg:y="21.653cm">
          <draw:text-box>
            <text:p text:style-name="P1"><text:span text:style-name="T7">ethnic </text:span></text:p>
          </draw:text-box>
        </draw:frame>
        <draw:frame draw:style-name="gr5" draw:text-style-name="P6" draw:layer="layout" svg:width="1.416cm" svg:height="0.39cm" svg:x="6.313cm" svg:y="21.653cm">
          <draw:text-box>
            <text:p text:style-name="P1"><text:span text:style-name="T7">diversity, </text:span></text:p>
          </draw:text-box>
        </draw:frame>
        <draw:frame draw:style-name="gr5" draw:text-style-name="P6" draw:layer="layout" svg:width="1.564cm" svg:height="0.39cm" svg:x="7.886cm" svg:y="21.653cm">
          <draw:text-box>
            <text:p text:style-name="P1"><text:span text:style-name="T7">adaptation </text:span></text:p>
          </draw:text-box>
        </draw:frame>
        <draw:frame draw:style-name="gr5" draw:text-style-name="P6" draw:layer="layout" svg:width="0.603cm" svg:height="0.39cm" svg:x="9.612cm" svg:y="21.653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827cm" svg:height="0.39cm" svg:x="2.121cm" svg:y="22.076cm">
          <draw:text-box>
            <text:p text:style-name="P1"><text:span text:style-name="T7">localization, </text:span></text:p>
          </draw:text-box>
        </draw:frame>
        <draw:frame draw:style-name="gr5" draw:text-style-name="P6" draw:layer="layout" svg:width="0.603cm" svg:height="0.39cm" svg:x="4.304cm" svg:y="22.076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272cm" svg:height="0.39cm" svg:x="5.264cm" svg:y="22.076cm">
          <draw:text-box>
            <text:p text:style-name="P1"><text:span text:style-name="T7">growing </text:span></text:p>
          </draw:text-box>
        </draw:frame>
        <draw:frame draw:style-name="gr5" draw:text-style-name="P6" draw:layer="layout" svg:width="1.327cm" svg:height="0.39cm" svg:x="6.898cm" svg:y="22.076cm">
          <draw:text-box>
            <text:p text:style-name="P1"><text:span text:style-name="T7">religious </text:span></text:p>
          </draw:text-box>
        </draw:frame>
        <draw:frame draw:style-name="gr5" draw:text-style-name="P6" draw:layer="layout" svg:width="1.64cm" svg:height="0.39cm" svg:x="8.583cm" svg:y="22.076cm">
          <draw:text-box>
            <text:p text:style-name="P1"><text:span text:style-name="T7">attachment </text:span></text:p>
          </draw:text-box>
        </draw:frame>
        <draw:frame draw:style-name="gr5" draw:text-style-name="P6" draw:layer="layout" svg:width="2.453cm" svg:height="0.39cm" svg:x="2.121cm" svg:y="22.5cm">
          <draw:text-box>
            <text:p text:style-name="P1"><text:span text:style-name="T7">throughout time. </text:span></text:p>
          </draw:text-box>
        </draw:frame>
        <draw:frame draw:style-name="gr7" draw:text-style-name="P8" draw:layer="layout" svg:width="0.405cm" svg:height="0.454cm" svg:x="2.121cm" svg:y="23.335cm">
          <draw:text-box>
            <text:p text:style-name="P1"><text:span text:style-name="T10">2.</text:span></text:p>
          </draw:text-box>
        </draw:frame>
        <draw:frame draw:style-name="gr7" draw:text-style-name="P8" draw:layer="layout" svg:width="0.405cm" svg:height="0.454cm" svg:x="2.427cm" svg:y="23.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4.053cm" svg:height="0.454cm" svg:x="2.541cm" svg:y="23.335cm">
          <draw:text-box>
            <text:p text:style-name="P1"><text:span text:style-name="T10">ETHNIC DIVERSITY </text:span></text:p>
          </draw:text-box>
        </draw:frame>
        <draw:frame draw:style-name="gr5" draw:text-style-name="P6" draw:layer="layout" svg:width="7.762cm" svg:height="0.39cm" svg:x="2.63cm" svg:y="24.129cm">
          <draw:text-box>
            <text:p text:style-name="P1"><text:span text:style-name="T7">Dunhuang, a city in Gansu Province, China, is located </text:span></text:p>
          </draw:text-box>
        </draw:frame>
        <draw:frame draw:style-name="gr5" draw:text-style-name="P6" draw:layer="layout" svg:width="0.366cm" svg:height="0.39cm" svg:x="2.121cm" svg:y="24.553cm">
          <draw:text-box>
            <text:p text:style-name="P1"><text:span text:style-name="T7">in </text:span></text:p>
          </draw:text-box>
        </draw:frame>
        <draw:frame draw:style-name="gr5" draw:text-style-name="P6" draw:layer="layout" svg:width="0.523cm" svg:height="0.39cm" svg:x="2.595cm" svg:y="24.553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937cm" svg:height="0.39cm" svg:x="3.225cm" svg:y="24.553cm">
          <draw:text-box>
            <text:p text:style-name="P1"><text:span text:style-name="T7">northwestern </text:span></text:p>
          </draw:text-box>
        </draw:frame>
        <draw:frame draw:style-name="gr5" draw:text-style-name="P6" draw:layer="layout" svg:width="1.153cm" svg:height="0.39cm" svg:x="5.268cm" svg:y="24.553cm">
          <draw:text-box>
            <text:p text:style-name="P1"><text:span text:style-name="T7">frontier </text:span></text:p>
          </draw:text-box>
        </draw:frame>
        <draw:frame draw:style-name="gr5" draw:text-style-name="P6" draw:layer="layout" svg:width="1.251cm" svg:height="0.39cm" svg:x="6.527cm" svg:y="24.553cm">
          <draw:text-box>
            <text:p text:style-name="P1"><text:span text:style-name="T7">garrison </text:span></text:p>
          </draw:text-box>
        </draw:frame>
        <draw:frame draw:style-name="gr5" draw:text-style-name="P6" draw:layer="layout" svg:width="0.387cm" svg:height="0.39cm" svg:x="7.881cm" svg:y="24.553cm">
          <draw:text-box>
            <text:p text:style-name="P1"><text:span text:style-name="T7">of </text:span></text:p>
          </draw:text-box>
        </draw:frame>
        <draw:frame draw:style-name="gr5" draw:text-style-name="P6" draw:layer="layout" svg:width="0.933cm" svg:height="0.39cm" svg:x="8.375cm" svg:y="24.553cm">
          <draw:text-box>
            <text:p text:style-name="P1"><text:span text:style-name="T7">China </text:span></text:p>
          </draw:text-box>
        </draw:frame>
        <draw:frame draw:style-name="gr5" draw:text-style-name="P6" draw:layer="layout" svg:width="0.806cm" svg:height="0.39cm" svg:x="9.416cm" svg:y="24.553cm">
          <draw:text-box>
            <text:p text:style-name="P1"><text:span text:style-name="T7">as an </text:span></text:p>
          </draw:text-box>
        </draw:frame>
        <draw:frame draw:style-name="gr5" draw:text-style-name="P6" draw:layer="layout" svg:width="7.893cm" svg:height="0.39cm" svg:x="2.121cm" svg:y="24.976cm">
          <draw:text-box>
            <text:p text:style-name="P1"><text:span text:style-name="T7">important stop of the Silk Road in ancient times. It was </text:span></text:p>
          </draw:text-box>
        </draw:frame>
        <draw:frame draw:style-name="gr5" draw:text-style-name="P6" draw:layer="layout" svg:width="7.969cm" svg:height="0.39cm" svg:x="2.121cm" svg:y="25.4cm">
          <draw:text-box>
            <text:p text:style-name="P1"><text:span text:style-name="T7">in 121BC when Emperor Wu-ti of Han Dynasty unified </text:span></text:p>
          </draw:text-box>
        </draw:frame>
        <draw:frame draw:style-name="gr5" draw:text-style-name="P6" draw:layer="layout" svg:width="8.392cm" svg:height="0.39cm" svg:x="2.121cm" svg:y="25.824cm">
          <draw:text-box>
            <text:p text:style-name="P1"><text:span text:style-name="T7">the <text:s/>Hexi <text:s/>corridor <text:s/>that <text:s/>the <text:s/>area <text:s/>of <text:s/>Dunhuang <text:s/>officially </text:span></text:p>
          </draw:text-box>
        </draw:frame>
        <draw:frame draw:style-name="gr5" draw:text-style-name="P6" draw:layer="layout" svg:width="8.401cm" svg:height="0.39cm" svg:x="10.809cm" svg:y="12.19cm">
          <draw:text-box>
            <text:p text:style-name="P1"><text:span text:style-name="T7">became <text:s/>a <text:s/>permanent <text:s/>territory <text:s/>of <text:s/>China <text:s/>until <text:s/>today, <text:s/>an </text:span></text:p>
          </draw:text-box>
        </draw:frame>
        <draw:frame draw:style-name="gr5" draw:text-style-name="P6" draw:layer="layout" svg:width="8.147cm" svg:height="0.39cm" svg:x="10.809cm" svg:y="12.613cm">
          <draw:text-box>
            <text:p text:style-name="P1"><text:span text:style-name="T7">important geographical location connecting China all the </text:span></text:p>
          </draw:text-box>
        </draw:frame>
        <draw:frame draw:style-name="gr5" draw:text-style-name="P6" draw:layer="layout" svg:width="8.198cm" svg:height="0.39cm" svg:x="10.809cm" svg:y="13.036cm">
          <draw:text-box>
            <text:p text:style-name="P1"><text:span text:style-name="T7">way <text:s/>to <text:s/>the <text:s/>west <text:s/>and <text:s/>controlling the <text:s/>entrance <text:s/>to <text:s/>Hexi </text:span></text:p>
          </draw:text-box>
        </draw:frame>
        <draw:frame draw:style-name="gr5" draw:text-style-name="P6" draw:layer="layout" svg:width="8.232cm" svg:height="0.39cm" svg:x="10.809cm" svg:y="13.46cm">
          <draw:text-box>
            <text:p text:style-name="P1"><text:span text:style-name="T7">corridor which could lead to the capital of Chang’an. The </text:span></text:p>
          </draw:text-box>
        </draw:frame>
        <draw:frame draw:style-name="gr5" draw:text-style-name="P6" draw:layer="layout" svg:width="0.658cm" svg:height="0.39cm" svg:x="10.809cm" svg:y="13.884cm">
          <draw:text-box>
            <text:p text:style-name="P1"><text:span text:style-name="T7">Silk </text:span></text:p>
          </draw:text-box>
        </draw:frame>
        <draw:frame draw:style-name="gr5" draw:text-style-name="P6" draw:layer="layout" svg:width="0.836cm" svg:height="0.39cm" svg:x="11.593cm" svg:y="13.884cm">
          <draw:text-box>
            <text:p text:style-name="P1"><text:span text:style-name="T7">Road </text:span></text:p>
          </draw:text-box>
        </draw:frame>
        <draw:frame draw:style-name="gr5" draw:text-style-name="P6" draw:layer="layout" svg:width="0.637cm" svg:height="0.39cm" svg:x="12.563cm" svg:y="13.884cm">
          <draw:text-box>
            <text:p text:style-name="P1"><text:span text:style-name="T7">was </text:span></text:p>
          </draw:text-box>
        </draw:frame>
        <draw:frame draw:style-name="gr5" draw:text-style-name="P6" draw:layer="layout" svg:width="1.386cm" svg:height="0.39cm" svg:x="13.321cm" svg:y="13.884cm">
          <draw:text-box>
            <text:p text:style-name="P1"><text:span text:style-name="T7">officially </text:span></text:p>
          </draw:text-box>
        </draw:frame>
        <draw:frame draw:style-name="gr5" draw:text-style-name="P6" draw:layer="layout" svg:width="1.031cm" svg:height="0.39cm" svg:x="14.832cm" svg:y="13.884cm">
          <draw:text-box>
            <text:p text:style-name="P1"><text:span text:style-name="T7">started </text:span></text:p>
          </draw:text-box>
        </draw:frame>
        <draw:frame draw:style-name="gr5" draw:text-style-name="P6" draw:layer="layout" svg:width="0.717cm" svg:height="0.39cm" svg:x="15.99cm" svg:y="13.884cm">
          <draw:text-box>
            <text:p text:style-name="P1"><text:span text:style-name="T7">with </text:span></text:p>
          </draw:text-box>
        </draw:frame>
        <draw:frame draw:style-name="gr5" draw:text-style-name="P6" draw:layer="layout" svg:width="0.997cm" svg:height="0.39cm" svg:x="16.828cm" svg:y="13.884cm">
          <draw:text-box>
            <text:p text:style-name="P1"><text:span text:style-name="T7">Zhang </text:span></text:p>
          </draw:text-box>
        </draw:frame>
        <draw:frame draw:style-name="gr5" draw:text-style-name="P6" draw:layer="layout" svg:width="1.031cm" svg:height="0.39cm" svg:x="17.94cm" svg:y="13.884cm">
          <draw:text-box>
            <text:p text:style-name="P1"><text:span text:style-name="T7">Qian’s </text:span></text:p>
          </draw:text-box>
        </draw:frame>
        <draw:frame draw:style-name="gr5" draw:text-style-name="P6" draw:layer="layout" svg:width="7.965cm" svg:height="0.39cm" svg:x="10.809cm" svg:y="14.307cm">
          <draw:text-box>
            <text:p text:style-name="P1"><text:span text:style-name="T7">second envoy to the west in 119BC, bringing numerous </text:span></text:p>
          </draw:text-box>
        </draw:frame>
        <draw:frame draw:style-name="gr5" draw:text-style-name="P6" draw:layer="layout" svg:width="8.469cm" svg:height="0.39cm" svg:x="10.809cm" svg:y="14.73cm">
          <draw:text-box>
            <text:p text:style-name="P1"><text:span text:style-name="T7">Chinese <text:s/>goods <text:s/>with <text:s/>him <text:s/>and establishing <text:s/>official <text:s/>bonds </text:span></text:p>
          </draw:text-box>
        </draw:frame>
        <draw:frame draw:style-name="gr5" draw:text-style-name="P6" draw:layer="layout" svg:width="8.05cm" svg:height="0.39cm" svg:x="10.809cm" svg:y="15.154cm">
          <draw:text-box>
            <text:p text:style-name="P1"><text:span text:style-name="T7">with other nations. Since then, the Dunhuang area, as an </text:span></text:p>
          </draw:text-box>
        </draw:frame>
        <draw:frame draw:style-name="gr5" draw:text-style-name="P6" draw:layer="layout" svg:width="1.467cm" svg:height="0.39cm" svg:x="10.809cm" svg:y="15.577cm">
          <draw:text-box>
            <text:p text:style-name="P1"><text:span text:style-name="T7">important </text:span></text:p>
          </draw:text-box>
        </draw:frame>
        <draw:frame draw:style-name="gr5" draw:text-style-name="P6" draw:layer="layout" svg:width="6.449cm" svg:height="0.39cm" svg:x="12.378cm" svg:y="15.577cm">
          <draw:text-box>
            <text:p text:style-name="P1"><text:span text:style-name="T7">stop <text:s/>along <text:s/>the <text:s/>Silk <text:s/>Road, <text:s/>has <text:s/>become <text:s/>an </text:span></text:p>
          </draw:text-box>
        </draw:frame>
        <draw:frame draw:style-name="gr5" draw:text-style-name="P6" draw:layer="layout" svg:width="8.253cm" svg:height="0.39cm" svg:x="10.809cm" svg:y="16cm">
          <draw:text-box>
            <text:p text:style-name="P1"><text:span text:style-name="T7">extremely prosperous international commerce center with </text:span></text:p>
          </draw:text-box>
        </draw:frame>
        <draw:frame draw:style-name="gr5" draw:text-style-name="P6" draw:layer="layout" svg:width="2.233cm" svg:height="0.39cm" svg:x="10.809cm" svg:y="16.424cm">
          <draw:text-box>
            <text:p text:style-name="P1"><text:span text:style-name="T7">diverse people. </text:span></text:p>
          </draw:text-box>
        </draw:frame>
        <draw:frame draw:style-name="gr5" draw:text-style-name="P6" draw:layer="layout" svg:width="7.487cm" svg:height="0.39cm" svg:x="11.318cm" svg:y="17.059cm">
          <draw:text-box>
            <text:p text:style-name="P1"><text:span text:style-name="T7">Under this circumstance, culture and religion spread </text:span></text:p>
          </draw:text-box>
        </draw:frame>
        <draw:frame draw:style-name="gr5" draw:text-style-name="P6" draw:layer="layout" svg:width="7.995cm" svg:height="0.39cm" svg:x="10.809cm" svg:y="17.482cm">
          <draw:text-box>
            <text:p text:style-name="P1"><text:span text:style-name="T7">and developed along the commerce channels of the Silk </text:span></text:p>
          </draw:text-box>
        </draw:frame>
        <draw:frame draw:style-name="gr5" draw:text-style-name="P6" draw:layer="layout" svg:width="0.925cm" svg:height="0.39cm" svg:x="10.809cm" svg:y="17.905cm">
          <draw:text-box>
            <text:p text:style-name="P1"><text:span text:style-name="T7">Road. </text:span></text:p>
          </draw:text-box>
        </draw:frame>
        <draw:frame draw:style-name="gr5" draw:text-style-name="P6" draw:layer="layout" svg:width="7.707cm" svg:height="0.39cm" svg:x="11.318cm" svg:y="18.54cm">
          <draw:text-box>
            <text:p text:style-name="P1"><text:span text:style-name="T7">Buddha Shakyamuni <text:s/>is a <text:s/>significant <text:s/>buddhist figure </text:span></text:p>
          </draw:text-box>
        </draw:frame>
        <draw:frame draw:style-name="gr5" draw:text-style-name="P6" draw:layer="layout" svg:width="8.503cm" svg:height="0.39cm" svg:x="10.809cm" svg:y="18.964cm">
          <draw:text-box>
            <text:p text:style-name="P1"><text:span text:style-name="T7">who <text:s/>created <text:s/>the <text:s/>religion <text:s/>of <text:s/>Buddhism. <text:s/>It <text:s/>is <text:s/>said <text:s/>in the </text:span></text:p>
          </draw:text-box>
        </draw:frame>
        <draw:frame draw:style-name="gr5" draw:text-style-name="P6" draw:layer="layout" svg:width="8.35cm" svg:height="0.39cm" svg:x="10.809cm" svg:y="19.387cm">
          <draw:text-box>
            <text:p text:style-name="P1"><text:span text:style-name="T7">buddhist tale that on the date of his birth, celestial dragons </text:span></text:p>
          </draw:text-box>
        </draw:frame>
        <draw:frame draw:style-name="gr5" draw:text-style-name="P6" draw:layer="layout" svg:width="8.1cm" svg:height="0.39cm" svg:x="10.809cm" svg:y="19.811cm">
          <draw:text-box>
            <text:p text:style-name="P1"><text:span text:style-name="T7">came to bathe him with fragrant water from the sky. The </text:span></text:p>
          </draw:text-box>
        </draw:frame>
        <draw:frame draw:style-name="gr5" draw:text-style-name="P6" draw:layer="layout" svg:width="8.21cm" svg:height="0.39cm" svg:x="10.809cm" svg:y="20.235cm">
          <draw:text-box>
            <text:p text:style-name="P1"><text:span text:style-name="T7">merit of bathing the Buddha has blessings such as getting </text:span></text:p>
          </draw:text-box>
        </draw:frame>
        <draw:frame draw:style-name="gr5" draw:text-style-name="P6" draw:layer="layout" svg:width="7.884cm" svg:height="0.39cm" svg:x="10.809cm" svg:y="20.658cm">
          <draw:text-box>
            <text:p text:style-name="P1"><text:span text:style-name="T7">rid of diseases and purifying the body and <text:s/>mind [2]. A </text:span></text:p>
          </draw:text-box>
        </draw:frame>
        <draw:frame draw:style-name="gr5" draw:text-style-name="P6" draw:layer="layout" svg:width="8.164cm" svg:height="0.39cm" svg:x="10.809cm" svg:y="21.081cm">
          <draw:text-box>
            <text:p text:style-name="P1"><text:span text:style-name="T7">relief sculpture collected in Peshawar museum displays a </text:span></text:p>
          </draw:text-box>
        </draw:frame>
        <draw:frame draw:style-name="gr5" draw:text-style-name="P6" draw:layer="layout" svg:width="8.05cm" svg:height="0.39cm" svg:x="10.809cm" svg:y="21.505cm">
          <draw:text-box>
            <text:p text:style-name="P1"><text:span text:style-name="T7">scene of two dragons in humanoid forms bathing for the </text:span></text:p>
          </draw:text-box>
        </draw:frame>
        <draw:frame draw:style-name="gr5" draw:text-style-name="P6" draw:layer="layout" svg:width="7.969cm" svg:height="0.39cm" svg:x="10.809cm" svg:y="21.928cm">
          <draw:text-box>
            <text:p text:style-name="P1"><text:span text:style-name="T7">infant Shakyamuni. This carving exemplifies the tale of </text:span></text:p>
          </draw:text-box>
        </draw:frame>
        <draw:frame draw:style-name="gr5" draw:text-style-name="P6" draw:layer="layout" svg:width="7.99cm" svg:height="0.39cm" svg:x="10.809cm" svg:y="22.351cm">
          <draw:text-box>
            <text:p text:style-name="P1"><text:span text:style-name="T7">the birth of Shakyamuni from Gandhara region, that the </text:span></text:p>
          </draw:text-box>
        </draw:frame>
        <draw:frame draw:style-name="gr5" draw:text-style-name="P6" draw:layer="layout" svg:width="7.965cm" svg:height="0.39cm" svg:x="10.809cm" svg:y="22.775cm">
          <draw:text-box>
            <text:p text:style-name="P1"><text:span text:style-name="T7">infant Shakyamuni is bathed by two dragons. However, </text:span></text:p>
          </draw:text-box>
        </draw:frame>
        <draw:frame draw:style-name="gr5" draw:text-style-name="P6" draw:layer="layout" svg:width="8.05cm" svg:height="0.39cm" svg:x="10.809cm" svg:y="23.198cm">
          <draw:text-box>
            <text:p text:style-name="P1"><text:span text:style-name="T7">when Buddhism gradually spread to China, the numbers </text:span></text:p>
          </draw:text-box>
        </draw:frame>
        <draw:frame draw:style-name="gr5" draw:text-style-name="P6" draw:layer="layout" svg:width="8.045cm" svg:height="0.39cm" svg:x="10.809cm" svg:y="23.621cm">
          <draw:text-box>
            <text:p text:style-name="P1"><text:span text:style-name="T7">of dragons in the tale changed. According to a Tang silk </text:span></text:p>
          </draw:text-box>
        </draw:frame>
        <draw:frame draw:style-name="gr5" draw:text-style-name="P6" draw:layer="layout" svg:width="1.251cm" svg:height="0.39cm" svg:x="10.809cm" svg:y="24.045cm">
          <draw:text-box>
            <text:p text:style-name="P1"><text:span text:style-name="T7">painting </text:span></text:p>
          </draw:text-box>
        </draw:frame>
        <draw:frame draw:style-name="gr5" draw:text-style-name="P6" draw:layer="layout" svg:width="0.781cm" svg:height="0.39cm" svg:x="12.184cm" svg:y="24.045cm">
          <draw:text-box>
            <text:p text:style-name="P1"><text:span text:style-name="T7">from </text:span></text:p>
          </draw:text-box>
        </draw:frame>
        <draw:frame draw:style-name="gr5" draw:text-style-name="P6" draw:layer="layout" svg:width="1.831cm" svg:height="0.39cm" svg:x="13.085cm" svg:y="24.045cm">
          <draw:text-box>
            <text:p text:style-name="P1"><text:span text:style-name="T7">Mogao cave </text:span></text:p>
          </draw:text-box>
        </draw:frame>
        <draw:frame draw:style-name="gr5" draw:text-style-name="P6" draw:layer="layout" svg:width="0.447cm" svg:height="0.39cm" svg:x="15.047cm" svg:y="24.045cm">
          <draw:text-box>
            <text:p text:style-name="P1"><text:span text:style-name="T7">17 </text:span></text:p>
          </draw:text-box>
        </draw:frame>
        <draw:frame draw:style-name="gr5" draw:text-style-name="P6" draw:layer="layout" svg:width="1.369cm" svg:height="0.39cm" svg:x="15.622cm" svg:y="24.045cm">
          <draw:text-box>
            <text:p text:style-name="P1"><text:span text:style-name="T7">currently </text:span></text:p>
          </draw:text-box>
        </draw:frame>
        <draw:frame draw:style-name="gr5" draw:text-style-name="P6" draw:layer="layout" svg:width="1.365cm" svg:height="0.39cm" svg:x="17.11cm" svg:y="24.045cm">
          <draw:text-box>
            <text:p text:style-name="P1"><text:span text:style-name="T7">collected </text:span></text:p>
          </draw:text-box>
        </draw:frame>
        <draw:frame draw:style-name="gr5" draw:text-style-name="P6" draw:layer="layout" svg:width="0.366cm" svg:height="0.39cm" svg:x="18.609cm" svg:y="24.045cm">
          <draw:text-box>
            <text:p text:style-name="P1"><text:span text:style-name="T7">in </text:span></text:p>
          </draw:text-box>
        </draw:frame>
        <draw:frame draw:style-name="gr5" draw:text-style-name="P6" draw:layer="layout" svg:width="8.232cm" svg:height="0.39cm" svg:x="10.809cm" svg:y="24.468cm">
          <draw:text-box>
            <text:p text:style-name="P1"><text:span text:style-name="T7">British <text:s/>Museum, <text:s/>the <text:s/>number <text:s/>of <text:s/>celestial <text:s/>dragons <text:s/>that </text:span></text:p>
          </draw:text-box>
        </draw:frame>
        <draw:frame draw:style-name="gr5" draw:text-style-name="P6" draw:layer="layout" svg:width="8.481cm" svg:height="0.39cm" svg:x="10.809cm" svg:y="24.891cm">
          <draw:text-box>
            <text:p text:style-name="P1"><text:span text:style-name="T7">bathed <text:s/>Shakyamuni <text:s/>increased <text:s/>from <text:s/>2 <text:s/>to <text:s/>9. <text:s/>Until <text:s/>today </text:span></text:p>
          </draw:text-box>
        </draw:frame>
        <draw:frame draw:style-name="gr5" draw:text-style-name="P6" draw:layer="layout" svg:width="8.016cm" svg:height="0.39cm" svg:x="10.809cm" svg:y="25.316cm">
          <draw:text-box>
            <text:p text:style-name="P1"><text:span text:style-name="T7">there still exists <text:s/>the <text:s/>folk <text:s/>story and the idiom of <text:s/>“Nine-</text:span></text:p>
          </draw:text-box>
        </draw:frame>
        <draw:frame draw:style-name="gr8" draw:text-style-name="P9" draw:layer="layout" svg:width="2.468cm" svg:height="0.977cm" svg:x="0.706cm" svg:y="0.325cm">
          <draw:image xlink:href="Pictures/10000000000000900000003999DF345D5DC2DE11.png" xlink:type="simple" xlink:show="embed" xlink:actuate="onLoad" draw:mime-type="image/png">
            <text:p/>
          </draw:image>
        </draw:frame>
        <draw:frame draw:style-name="gr5" draw:text-style-name="P6" draw:layer="layout" svg:width="8.151cm" svg:height="0.39cm" svg:x="10.809cm" svg:y="25.739cm">
          <draw:text-box>
            <text:p text:style-name="P1"><text:span text:style-name="T7">dragons bathing the baby buddha” in China. The number </text:span></text:p>
          </draw:text-box>
        </draw:frame>
        <draw:frame draw:style-name="gr1" draw:text-style-name="P2" draw:layer="layout" svg:width="9.976cm" svg:height="0.353cm" svg:x="5.54cm" svg:y="0.667cm">
          <draw:text-box>
            <text:p text:style-name="P1"><text:span text:style-name="T12">Advances in Social Science, Education and Humanities Research, volume 615</text:span></text:p>
          </draw:text-box>
        </draw:frame>
        <draw:frame draw:style-name="gr1" draw:text-style-name="P2" draw:layer="layout" svg:width="11.411cm" svg:height="0.353cm" svg:x="4.821cm" svg:y="1.196cm">
          <draw:text-box>
            <text:p text:style-name="P1"><text:span text:style-name="T13">Proceedings of the 2021 4th International Conference on Humanities Education and</text:span></text:p>
          </draw:text-box>
        </draw:frame>
        <draw:frame draw:style-name="gr1" draw:text-style-name="P2" draw:layer="layout" svg:width="4.206cm" svg:height="0.353cm" svg:x="8.406cm" svg:y="1.725cm">
          <draw:text-box>
            <text:p text:style-name="P1"><text:span text:style-name="T13">Social Sciences (ICHESS 2021)</text:span></text:p>
          </draw:text-box>
        </draw:frame>
        <draw:frame draw:style-name="gr1" draw:text-style-name="P2" draw:layer="layout" svg:width="8.668cm" svg:height="0.353cm" svg:x="6.195cm" svg:y="28.536cm">
          <draw:text-box>
            <text:p text:style-name="P1"><text:span text:style-name="T14">Copyright © 2021 The Authors. Published by Atlantis Press SARL.</text:span></text:p>
          </draw:text-box>
        </draw:frame>
        <draw:frame draw:style-name="gr1" draw:text-style-name="P2" draw:layer="layout" svg:width="15.712cm" svg:height="0.353cm" svg:x="2.674cm" svg:y="28.889cm">
          <draw:text-box>
            <text:p text:style-name="P1"><text:span text:style-name="T14">This is an open access article distributed under the CC BY-NC 4.0 license -http://creativecommons.org/licenses/by-nc/4.0/.</text:span></text:p>
          </draw:text-box>
        </draw:frame>
        <draw:frame draw:style-name="gr1" draw:text-style-name="P2" draw:layer="layout" svg:width="0.485cm" svg:height="0.353cm" svg:x="18.812cm" svg:y="28.889cm">
          <draw:text-box>
            <text:p text:style-name="P1"><text:span text:style-name="T13">592</text:span></text:p>
          </draw:text-box>
        </draw:frame>
      </draw:page>
      <draw:page draw:name="page2" draw:style-name="dp1" draw:master-page-name="master-page3">
        <draw:frame draw:style-name="gr9" draw:text-style-name="P10" draw:layer="layout" svg:width="0.283cm" svg:height="0.289cm" svg:x="2.121cm" svg:y="1.354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283cm" svg:height="0.289cm" svg:x="17.724cm" svg:y="1.35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8.427cm" svg:height="0.39cm" svg:x="2.121cm" svg:y="2.566cm">
          <draw:text-box>
            <text:p text:style-name="P1"><text:span text:style-name="T7">“</text:span><text:span text:style-name="T7">nine" <text:s/>in <text:s/>Chinese <text:s/>culture <text:s/>has <text:s/>the <text:s/>symbolic <text:s/>and <text:s/>sacred </text:span></text:p>
          </draw:text-box>
        </draw:frame>
        <draw:frame draw:style-name="gr5" draw:text-style-name="P6" draw:layer="layout" svg:width="8.198cm" svg:height="0.39cm" svg:x="2.121cm" svg:y="2.99cm">
          <draw:text-box>
            <text:p text:style-name="P1"><text:span text:style-name="T7">meaning of “sky” or “supremacy”, thus was connected to </text:span></text:p>
          </draw:text-box>
        </draw:frame>
        <draw:frame draw:style-name="gr5" draw:text-style-name="P6" draw:layer="layout" svg:width="0.523cm" svg:height="0.39cm" svg:x="2.121cm" svg:y="3.413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268cm" svg:height="0.39cm" svg:x="2.755cm" svg:y="3.413cm">
          <draw:text-box>
            <text:p text:style-name="P1"><text:span text:style-name="T7">imperial </text:span></text:p>
          </draw:text-box>
        </draw:frame>
        <draw:frame draw:style-name="gr5" draw:text-style-name="P6" draw:layer="layout" svg:width="0.976cm" svg:height="0.39cm" svg:x="4.138cm" svg:y="3.413cm">
          <draw:text-box>
            <text:p text:style-name="P1"><text:span text:style-name="T7">power </text:span></text:p>
          </draw:text-box>
        </draw:frame>
        <draw:frame draw:style-name="gr5" draw:text-style-name="P6" draw:layer="layout" svg:width="0.366cm" svg:height="0.39cm" svg:x="5.237cm" svg:y="3.413cm">
          <draw:text-box>
            <text:p text:style-name="P1"><text:span text:style-name="T7">in </text:span></text:p>
          </draw:text-box>
        </draw:frame>
        <draw:frame draw:style-name="gr5" draw:text-style-name="P6" draw:layer="layout" svg:width="1.111cm" svg:height="0.39cm" svg:x="5.715cm" svg:y="3.413cm">
          <draw:text-box>
            <text:p text:style-name="P1"><text:span text:style-name="T7">ancient </text:span></text:p>
          </draw:text-box>
        </draw:frame>
        <draw:frame draw:style-name="gr5" draw:text-style-name="P6" draw:layer="layout" svg:width="0.942cm" svg:height="0.39cm" svg:x="6.942cm" svg:y="3.413cm">
          <draw:text-box>
            <text:p text:style-name="P1"><text:span text:style-name="T7">times. </text:span></text:p>
          </draw:text-box>
        </draw:frame>
        <draw:frame draw:style-name="gr5" draw:text-style-name="P6" draw:layer="layout" svg:width="1.577cm" svg:height="0.39cm" svg:x="8.003cm" svg:y="3.413cm">
          <draw:text-box>
            <text:p text:style-name="P1"><text:span text:style-name="T7">Therefore, </text:span></text:p>
          </draw:text-box>
        </draw:frame>
        <draw:frame draw:style-name="gr5" draw:text-style-name="P6" draw:layer="layout" svg:width="0.523cm" svg:height="0.39cm" svg:x="9.69cm" svg:y="3.413cm">
          <draw:text-box>
            <text:p text:style-name="P1"><text:span text:style-name="T7">the </text:span></text:p>
          </draw:text-box>
        </draw:frame>
        <draw:frame draw:style-name="gr5" draw:text-style-name="P6" draw:layer="layout" svg:width="8.189cm" svg:height="0.39cm" svg:x="2.121cm" svg:y="3.836cm">
          <draw:text-box>
            <text:p text:style-name="P1"><text:span text:style-name="T7">change from two of dragons to nine dragons is not only a </text:span></text:p>
          </draw:text-box>
        </draw:frame>
        <draw:frame draw:style-name="gr5" draw:text-style-name="P6" draw:layer="layout" svg:width="8.062cm" svg:height="0.39cm" svg:x="2.121cm" svg:y="4.26cm">
          <draw:text-box>
            <text:p text:style-name="P1"><text:span text:style-name="T7">simple number change, but more importantly, a proof of </text:span></text:p>
          </draw:text-box>
        </draw:frame>
        <draw:frame draw:style-name="gr5" draw:text-style-name="P6" draw:layer="layout" svg:width="1.446cm" svg:height="0.39cm" svg:x="2.121cm" svg:y="4.683cm">
          <draw:text-box>
            <text:p text:style-name="P1"><text:span text:style-name="T7">Buddha’s </text:span></text:p>
          </draw:text-box>
        </draw:frame>
        <draw:frame draw:style-name="gr5" draw:text-style-name="P6" draw:layer="layout" svg:width="0.891cm" svg:height="0.39cm" svg:x="3.701cm" svg:y="4.683cm">
          <draw:text-box>
            <text:p text:style-name="P1"><text:span text:style-name="T7">status </text:span></text:p>
          </draw:text-box>
        </draw:frame>
        <draw:frame draw:style-name="gr5" draw:text-style-name="P6" draw:layer="layout" svg:width="0.366cm" svg:height="0.39cm" svg:x="4.725cm" svg:y="4.683cm">
          <draw:text-box>
            <text:p text:style-name="P1"><text:span text:style-name="T7">in </text:span></text:p>
          </draw:text-box>
        </draw:frame>
        <draw:frame draw:style-name="gr5" draw:text-style-name="P6" draw:layer="layout" svg:width="1.225cm" svg:height="0.39cm" svg:x="5.228cm" svg:y="4.683cm">
          <draw:text-box>
            <text:p text:style-name="P1"><text:span text:style-name="T7">Chinese </text:span></text:p>
          </draw:text-box>
        </draw:frame>
        <draw:frame draw:style-name="gr5" draw:text-style-name="P6" draw:layer="layout" svg:width="1.289cm" svg:height="0.39cm" svg:x="6.59cm" svg:y="4.683cm">
          <draw:text-box>
            <text:p text:style-name="P1"><text:span text:style-name="T7">people’s </text:span></text:p>
          </draw:text-box>
        </draw:frame>
        <draw:frame draw:style-name="gr5" draw:text-style-name="P6" draw:layer="layout" svg:width="0.819cm" svg:height="0.39cm" svg:x="8.012cm" svg:y="4.683cm">
          <draw:text-box>
            <text:p text:style-name="P1"><text:span text:style-name="T7">mind </text:span></text:p>
          </draw:text-box>
        </draw:frame>
        <draw:frame draw:style-name="gr5" draw:text-style-name="P6" draw:layer="layout" svg:width="0.603cm" svg:height="0.39cm" svg:x="8.955cm" svg:y="4.683cm">
          <draw:text-box>
            <text:p text:style-name="P1"><text:span text:style-name="T7">and </text:span></text:p>
          </draw:text-box>
        </draw:frame>
        <draw:frame draw:style-name="gr5" draw:text-style-name="P6" draw:layer="layout" svg:width="0.523cm" svg:height="0.39cm" svg:x="9.691cm" svg:y="4.683cm">
          <draw:text-box>
            <text:p text:style-name="P1"><text:span text:style-name="T7">the </text:span></text:p>
          </draw:text-box>
        </draw:frame>
        <draw:frame draw:style-name="gr5" draw:text-style-name="P6" draw:layer="layout" svg:width="5.256cm" svg:height="0.39cm" svg:x="2.121cm" svg:y="5.106cm">
          <draw:text-box>
            <text:p text:style-name="P1"><text:span text:style-name="T7">administrative support to Buddhism. </text:span></text:p>
          </draw:text-box>
        </draw:frame>
        <draw:frame draw:style-name="gr5" draw:text-style-name="P6" draw:layer="layout" svg:width="0.35cm" svg:height="0.39cm" svg:x="9.827cm" svg:y="12.757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6.949cm" svg:height="0.39cm" svg:x="2.706cm" svg:y="13.079cm">
          <draw:text-box>
            <text:p text:style-name="P1"><text:span text:style-name="T6">Figure1 </text:span><text:span text:style-name="T7">Bathing the Buddha Peshawar Museum </text:span></text:p>
          </draw:text-box>
        </draw:frame>
        <draw:frame draw:style-name="gr5" draw:text-style-name="P6" draw:layer="layout" svg:width="0.35cm" svg:height="0.39cm" svg:x="19.219cm" svg:y="26.70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433cm" svg:x="18.342cm" svg:y="17.063cm">
          <draw:text-box>
            <text:p text:style-name="P1"><text:span text:style-name="T16"><text:s/></text:span></text:p>
          </draw:text-box>
        </draw:frame>
        <draw:frame draw:style-name="gr5" draw:text-style-name="P6" draw:layer="layout" svg:width="7.715cm" svg:height="0.39cm" svg:x="11.042cm" svg:y="17.419cm">
          <draw:text-box>
            <text:p text:style-name="P1"><text:span text:style-name="T6">Figure 2 </text:span><text:span text:style-name="T7">Bathing the Buddha Library Cave of Mogao </text:span></text:p>
          </draw:text-box>
        </draw:frame>
        <draw:frame draw:style-name="gr5" draw:text-style-name="P6" draw:layer="layout" svg:width="3.321cm" svg:height="0.39cm" svg:x="13.227cm" svg:y="17.855cm">
          <draw:text-box>
            <text:p text:style-name="P1"><text:span text:style-name="T7">Caves British Museum </text:span></text:p>
          </draw:text-box>
        </draw:frame>
        <draw:frame draw:style-name="gr5" draw:text-style-name="P6" draw:layer="layout" svg:width="1.251cm" svg:height="0.39cm" svg:x="11.318cm" svg:y="18.595cm">
          <draw:text-box>
            <text:p text:style-name="P1"><text:span text:style-name="T7">Another </text:span></text:p>
          </draw:text-box>
        </draw:frame>
        <draw:frame draw:style-name="gr5" draw:text-style-name="P6" draw:layer="layout" svg:width="1.289cm" svg:height="0.39cm" svg:x="12.769cm" svg:y="18.595cm">
          <draw:text-box>
            <text:p text:style-name="P1"><text:span text:style-name="T7">example </text:span></text:p>
          </draw:text-box>
        </draw:frame>
        <draw:frame draw:style-name="gr5" draw:text-style-name="P6" draw:layer="layout" svg:width="0.387cm" svg:height="0.39cm" svg:x="14.262cm" svg:y="18.595cm">
          <draw:text-box>
            <text:p text:style-name="P1"><text:span text:style-name="T7">of </text:span></text:p>
          </draw:text-box>
        </draw:frame>
        <draw:frame draw:style-name="gr5" draw:text-style-name="P6" draw:layer="layout" svg:width="1.776cm" svg:height="0.39cm" svg:x="14.854cm" svg:y="18.595cm">
          <draw:text-box>
            <text:p text:style-name="P1"><text:span text:style-name="T7">Sinicization </text:span></text:p>
          </draw:text-box>
        </draw:frame>
        <draw:frame draw:style-name="gr5" draw:text-style-name="P6" draw:layer="layout" svg:width="0.387cm" svg:height="0.39cm" svg:x="16.838cm" svg:y="18.595cm">
          <draw:text-box>
            <text:p text:style-name="P1"><text:span text:style-name="T7">of </text:span></text:p>
          </draw:text-box>
        </draw:frame>
        <draw:frame draw:style-name="gr5" draw:text-style-name="P6" draw:layer="layout" svg:width="1.543cm" svg:height="0.39cm" svg:x="17.429cm" svg:y="18.595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8.249cm" svg:height="0.39cm" svg:x="10.809cm" svg:y="19.019cm">
          <draw:text-box>
            <text:p text:style-name="P1"><text:span text:style-name="T7">includes the Feminization of Bodhisattva. In Buddhism, a </text:span></text:p>
          </draw:text-box>
        </draw:frame>
        <draw:frame draw:style-name="gr5" draw:text-style-name="P6" draw:layer="layout" svg:width="8.185cm" svg:height="0.39cm" svg:x="10.809cm" svg:y="19.443cm">
          <draw:text-box>
            <text:p text:style-name="P1"><text:span text:style-name="T7">Bodhisattva is an enlightened being who is on the way of </text:span></text:p>
          </draw:text-box>
        </draw:frame>
        <draw:frame draw:style-name="gr5" draw:text-style-name="P6" draw:layer="layout" svg:width="8.27cm" svg:height="0.39cm" svg:x="10.809cm" svg:y="19.867cm">
          <draw:text-box>
            <text:p text:style-name="P1"><text:span text:style-name="T7">becoming a Buddha, but choses to stay in samsara to save </text:span></text:p>
          </draw:text-box>
        </draw:frame>
        <draw:frame draw:style-name="gr5" draw:text-style-name="P6" draw:layer="layout" svg:width="8.473cm" svg:height="0.39cm" svg:x="10.809cm" svg:y="20.29cm">
          <draw:text-box>
            <text:p text:style-name="P1"><text:span text:style-name="T7">suffering <text:s/>lives. <text:s/>Mogao <text:s/>Cave <text:s/>275 <text:s/>is <text:s/>one <text:s/>of <text:s/>the <text:s/>earliest </text:span></text:p>
          </draw:text-box>
        </draw:frame>
        <draw:frame draw:style-name="gr5" draw:text-style-name="P6" draw:layer="layout" svg:width="6.589cm" svg:height="0.39cm" svg:x="10.809cm" svg:y="20.713cm">
          <draw:text-box>
            <text:p text:style-name="P1"><text:span text:style-name="T7">caves left from Northern Liang Dynasty, 397- </text:span></text:p>
          </draw:text-box>
        </draw:frame>
        <draw:frame draw:style-name="gr5" draw:text-style-name="P6" draw:layer="layout" svg:width="7.91cm" svg:height="0.39cm" svg:x="11.318cm" svg:y="21.348cm">
          <draw:text-box>
            <text:p text:style-name="P1"><text:span text:style-name="T7">439. <text:s/>In <text:s/>the <text:s/>middle <text:s/>of <text:s/>Cave <text:s/>275 <text:s/>seated <text:s/>a <text:s/>statue <text:s/>of </text:span></text:p>
          </draw:text-box>
        </draw:frame>
        <draw:frame draw:style-name="gr5" draw:text-style-name="P6" draw:layer="layout" svg:width="8.164cm" svg:height="0.39cm" svg:x="10.809cm" svg:y="21.772cm">
          <draw:text-box>
            <text:p text:style-name="P1"><text:span text:style-name="T7">Bodhisattva of Maitreya. This Bodhisattva is 3.34 meters </text:span></text:p>
          </draw:text-box>
        </draw:frame>
        <draw:frame draw:style-name="gr5" draw:text-style-name="P6" draw:layer="layout" svg:width="8.287cm" svg:height="0.39cm" svg:x="10.809cm" svg:y="22.195cm">
          <draw:text-box>
            <text:p text:style-name="P1"><text:span text:style-name="T7">high <text:s/>with <text:s/>robust <text:s/>body <text:s/>figure, <text:s/>solemn <text:s/>expression, high </text:span></text:p>
          </draw:text-box>
        </draw:frame>
        <draw:frame draw:style-name="gr5" draw:text-style-name="P6" draw:layer="layout" svg:width="8.443cm" svg:height="0.39cm" svg:x="10.809cm" svg:y="22.618cm">
          <draw:text-box>
            <text:p text:style-name="P1"><text:span text:style-name="T7">nose <text:s/>bridge, <text:s/>and <text:s/>round <text:s/>eyes. <text:s/>This <text:s/>traces <text:s/>western <text:s/>male </text:span></text:p>
          </draw:text-box>
        </draw:frame>
        <draw:frame draw:style-name="gr5" draw:text-style-name="P6" draw:layer="layout" svg:width="1.818cm" svg:height="0.39cm" svg:x="10.809cm" svg:y="23.042cm">
          <draw:text-box>
            <text:p text:style-name="P1"><text:span text:style-name="T7">appearances </text:span></text:p>
          </draw:text-box>
        </draw:frame>
        <draw:frame draw:style-name="gr5" draw:text-style-name="P6" draw:layer="layout" svg:width="0.781cm" svg:height="0.39cm" svg:x="12.789cm" svg:y="23.042cm">
          <draw:text-box>
            <text:p text:style-name="P1"><text:span text:style-name="T7">from </text:span></text:p>
          </draw:text-box>
        </draw:frame>
        <draw:frame draw:style-name="gr5" draw:text-style-name="P6" draw:layer="layout" svg:width="0.997cm" svg:height="0.39cm" svg:x="13.728cm" svg:y="23.042cm">
          <draw:text-box>
            <text:p text:style-name="P1"><text:span text:style-name="T7">Indian </text:span></text:p>
          </draw:text-box>
        </draw:frame>
        <draw:frame draw:style-name="gr5" draw:text-style-name="P6" draw:layer="layout" svg:width="1.086cm" svg:height="0.39cm" svg:x="14.886cm" svg:y="23.042cm">
          <draw:text-box>
            <text:p text:style-name="P1"><text:span text:style-name="T7">region. </text:span></text:p>
          </draw:text-box>
        </draw:frame>
        <draw:frame draw:style-name="gr5" draw:text-style-name="P6" draw:layer="layout" svg:width="0.641cm" svg:height="0.39cm" svg:x="16.129cm" svg:y="23.042cm">
          <draw:text-box>
            <text:p text:style-name="P1"><text:span text:style-name="T7">The </text:span></text:p>
          </draw:text-box>
        </draw:frame>
        <draw:frame draw:style-name="gr5" draw:text-style-name="P6" draw:layer="layout" svg:width="2.03cm" svg:height="0.39cm" svg:x="16.937cm" svg:y="23.042cm">
          <draw:text-box>
            <text:p text:style-name="P1"><text:span text:style-name="T7">Bodhisattva’s </text:span></text:p>
          </draw:text-box>
        </draw:frame>
        <draw:frame draw:style-name="gr5" draw:text-style-name="P6" draw:layer="layout" svg:width="8.253cm" svg:height="0.39cm" svg:x="10.809cm" svg:y="23.465cm">
          <draw:text-box>
            <text:p text:style-name="P1"><text:span text:style-name="T7">clothings <text:s/>is <text:s/>consistent <text:s/>with <text:s/>that <text:s/>of <text:s/>early <text:s/>Bodhisattvas </text:span></text:p>
          </draw:text-box>
        </draw:frame>
        <draw:frame draw:style-name="gr5" draw:text-style-name="P6" draw:layer="layout" svg:width="0.781cm" svg:height="0.39cm" svg:x="10.809cm" svg:y="23.888cm">
          <draw:text-box>
            <text:p text:style-name="P1"><text:span text:style-name="T7">from </text:span></text:p>
          </draw:text-box>
        </draw:frame>
        <draw:frame draw:style-name="gr5" draw:text-style-name="P6" draw:layer="layout" svg:width="0.523cm" svg:height="0.39cm" svg:x="11.75cm" svg:y="23.888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264cm" svg:height="0.39cm" svg:x="12.432cm" svg:y="23.888cm">
          <draw:text-box>
            <text:p text:style-name="P1"><text:span text:style-name="T7">Western </text:span></text:p>
          </draw:text-box>
        </draw:frame>
        <draw:frame draw:style-name="gr5" draw:text-style-name="P6" draw:layer="layout" svg:width="1.344cm" svg:height="0.39cm" svg:x="13.862cm" svg:y="23.888cm">
          <draw:text-box>
            <text:p text:style-name="P1"><text:span text:style-name="T7">Regions: </text:span></text:p>
          </draw:text-box>
        </draw:frame>
        <draw:frame draw:style-name="gr5" draw:text-style-name="P6" draw:layer="layout" svg:width="0.701cm" svg:height="0.39cm" svg:x="15.374cm" svg:y="23.888cm">
          <draw:text-box>
            <text:p text:style-name="P1"><text:span text:style-name="T7">bare </text:span></text:p>
          </draw:text-box>
        </draw:frame>
        <draw:frame draw:style-name="gr5" draw:text-style-name="P6" draw:layer="layout" svg:width="0.899cm" svg:height="0.39cm" svg:x="16.243cm" svg:y="23.888cm">
          <draw:text-box>
            <text:p text:style-name="P1"><text:span text:style-name="T7">upper </text:span></text:p>
          </draw:text-box>
        </draw:frame>
        <draw:frame draw:style-name="gr5" draw:text-style-name="P6" draw:layer="layout" svg:width="0.802cm" svg:height="0.39cm" svg:x="17.3cm" svg:y="23.888cm">
          <draw:text-box>
            <text:p text:style-name="P1"><text:span text:style-name="T7">body </text:span></text:p>
          </draw:text-box>
        </draw:frame>
        <draw:frame draw:style-name="gr5" draw:text-style-name="P6" draw:layer="layout" svg:width="0.717cm" svg:height="0.39cm" svg:x="18.262cm" svg:y="23.888cm">
          <draw:text-box>
            <text:p text:style-name="P1"><text:span text:style-name="T7">with </text:span></text:p>
          </draw:text-box>
        </draw:frame>
        <draw:frame draw:style-name="gr5" draw:text-style-name="P6" draw:layer="layout" svg:width="8.367cm" svg:height="0.39cm" svg:x="10.809cm" svg:y="24.312cm">
          <draw:text-box>
            <text:p text:style-name="P1"><text:span text:style-name="T7">necklaces <text:s/>or <text:s/>ribbons, <text:s/>lower <text:s/>body <text:s/>wrapped <text:s/>with <text:s/>skirts. </text:span></text:p>
          </draw:text-box>
        </draw:frame>
        <draw:frame draw:style-name="gr5" draw:text-style-name="P6" draw:layer="layout" svg:width="0.641cm" svg:height="0.39cm" svg:x="10.809cm" svg:y="24.735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801cm" svg:height="0.39cm" svg:x="11.618cm" svg:y="24.735cm">
          <draw:text-box>
            <text:p text:style-name="P1"><text:span text:style-name="T7">corresponds </text:span></text:p>
          </draw:text-box>
        </draw:frame>
        <draw:frame draw:style-name="gr5" draw:text-style-name="P6" draw:layer="layout" svg:width="0.717cm" svg:height="0.39cm" svg:x="13.583cm" svg:y="24.735cm">
          <draw:text-box>
            <text:p text:style-name="P1"><text:span text:style-name="T7">with </text:span></text:p>
          </draw:text-box>
        </draw:frame>
        <draw:frame draw:style-name="gr5" draw:text-style-name="P6" draw:layer="layout" svg:width="1.31cm" svg:height="0.39cm" svg:x="14.459cm" svg:y="24.735cm">
          <draw:text-box>
            <text:p text:style-name="P1"><text:span text:style-name="T7">buddhist </text:span></text:p>
          </draw:text-box>
        </draw:frame>
        <draw:frame draw:style-name="gr5" draw:text-style-name="P6" draw:layer="layout" svg:width="0.463cm" svg:height="0.39cm" svg:x="15.93cm" svg:y="24.735cm">
          <draw:text-box>
            <text:p text:style-name="P1"><text:span text:style-name="T7">art </text:span></text:p>
          </draw:text-box>
        </draw:frame>
        <draw:frame draw:style-name="gr5" draw:text-style-name="P6" draw:layer="layout" svg:width="0.781cm" svg:height="0.39cm" svg:x="16.564cm" svg:y="24.735cm">
          <draw:text-box>
            <text:p text:style-name="P1"><text:span text:style-name="T7">from </text:span></text:p>
          </draw:text-box>
        </draw:frame>
        <draw:frame draw:style-name="gr5" draw:text-style-name="P6" draw:layer="layout" svg:width="1.467cm" svg:height="0.39cm" svg:x="17.513cm" svg:y="24.735cm">
          <draw:text-box>
            <text:p text:style-name="P1"><text:span text:style-name="T7">Gandhara </text:span></text:p>
          </draw:text-box>
        </draw:frame>
        <draw:frame draw:style-name="gr5" draw:text-style-name="P6" draw:layer="layout" svg:width="8.274cm" svg:height="0.39cm" svg:x="10.809cm" svg:y="25.159cm">
          <draw:text-box>
            <text:p text:style-name="P1"><text:span text:style-name="T7">regions, proving the cultural exchange in Dunhuang areas </text:span></text:p>
          </draw:text-box>
        </draw:frame>
        <draw:frame draw:style-name="gr8" draw:text-style-name="P9" draw:layer="layout" svg:width="7.386cm" svg:height="7.348cm" svg:x="2.417cm" svg:y="5.715cm">
          <draw:image xlink:href="Pictures/10000000000002B6000001C4549417A203EA9CE8.jpg" xlink:type="simple" xlink:show="embed" xlink:actuate="onLoad" draw:mime-type="image/jpeg">
            <text:p/>
          </draw:image>
        </draw:frame>
        <draw:frame draw:style-name="gr8" draw:text-style-name="P9" draw:layer="layout" svg:width="6.988cm" svg:height="14.866cm" svg:x="11.35cm" svg:y="2.54cm">
          <draw:image xlink:href="Pictures/1000000000000224000002F7BD9146E11FDE695F.jpg" xlink:type="simple" xlink:show="embed" xlink:actuate="onLoad" draw:mime-type="image/jpeg">
            <text:p/>
          </draw:image>
        </draw:frame>
        <draw:frame draw:style-name="gr8" draw:text-style-name="P9" draw:layer="layout" svg:width="2.468cm" svg:height="0.977cm" svg:x="0.706cm" svg:y="0.325cm">
          <draw:image xlink:href="Pictures/10000000000000900000003999DF345D5DC2DE11.png" xlink:type="simple" xlink:show="embed" xlink:actuate="onLoad" draw:mime-type="image/png">
            <text:p/>
          </draw:image>
        </draw:frame>
        <draw:frame draw:style-name="gr5" draw:text-style-name="P6" draw:layer="layout" svg:width="7.495cm" svg:height="0.39cm" svg:x="10.809cm" svg:y="25.582cm">
          <draw:text-box>
            <text:p text:style-name="P1"><text:span text:style-name="T7">and the introduction of Buddhism from the west [3]. </text:span></text:p>
          </draw:text-box>
        </draw:frame>
        <draw:frame draw:style-name="gr1" draw:text-style-name="P2" draw:layer="layout" svg:width="9.976cm" svg:height="0.353cm" svg:x="5.54cm" svg:y="0.667cm">
          <draw:text-box>
            <text:p text:style-name="P1"><text:span text:style-name="T12">Advances in Social Science, Education and Humanities Research, volume 615</text:span></text:p>
          </draw:text-box>
        </draw:frame>
        <draw:frame draw:style-name="gr1" draw:text-style-name="P2" draw:layer="layout" svg:width="0.485cm" svg:height="0.353cm" svg:x="18.812cm" svg:y="28.889cm">
          <draw:text-box>
            <text:p text:style-name="P1"><text:span text:style-name="T13">593</text:span></text:p>
          </draw:text-box>
        </draw:frame>
      </draw:page>
      <draw:page draw:name="page3" draw:style-name="dp1" draw:master-page-name="master-page3">
        <draw:frame draw:style-name="gr9" draw:text-style-name="P10" draw:layer="layout" svg:width="0.283cm" svg:height="0.289cm" svg:x="2.121cm" svg:y="1.354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283cm" svg:height="0.289cm" svg:x="17.724cm" svg:y="1.35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35cm" svg:height="0.39cm" svg:x="10.128cm" svg:y="15.205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102cm" svg:height="0.39cm" svg:x="2.626cm" svg:y="15.734cm">
          <draw:text-box>
            <text:p text:style-name="P1"><text:span text:style-name="T6">Figure 3 </text:span><text:span text:style-name="T7">Statue of Bodhisattva Mogao Cave 275, </text:span></text:p>
          </draw:text-box>
        </draw:frame>
        <draw:frame draw:style-name="gr5" draw:text-style-name="P6" draw:layer="layout" svg:width="3.55cm" svg:height="0.39cm" svg:x="4.395cm" svg:y="16.17cm">
          <draw:text-box>
            <text:p text:style-name="P1"><text:span text:style-name="T7">Northern Liang Dynasty </text:span></text:p>
          </draw:text-box>
        </draw:frame>
        <draw:frame draw:style-name="gr5" draw:text-style-name="P6" draw:layer="layout" svg:width="0.794cm" svg:height="0.39cm" svg:x="2.63cm" svg:y="16.911cm">
          <draw:text-box>
            <text:p text:style-name="P1"><text:span text:style-name="T7">With </text:span></text:p>
          </draw:text-box>
        </draw:frame>
        <draw:frame draw:style-name="gr5" draw:text-style-name="P6" draw:layer="layout" svg:width="1.543cm" svg:height="0.39cm" svg:x="3.725cm" svg:y="16.911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1.683cm" svg:height="0.39cm" svg:x="5.572cm" svg:y="16.911cm">
          <draw:text-box>
            <text:p text:style-name="P1"><text:span text:style-name="T7">completing </text:span></text:p>
          </draw:text-box>
        </draw:frame>
        <draw:frame draw:style-name="gr5" draw:text-style-name="P6" draw:layer="layout" svg:width="0.523cm" svg:height="0.39cm" svg:x="7.562cm" svg:y="16.911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149cm" svg:height="0.39cm" svg:x="8.383cm" svg:y="16.911cm">
          <draw:text-box>
            <text:p text:style-name="P1"><text:span text:style-name="T7">process </text:span></text:p>
          </draw:text-box>
        </draw:frame>
        <draw:frame draw:style-name="gr5" draw:text-style-name="P6" draw:layer="layout" svg:width="0.387cm" svg:height="0.39cm" svg:x="9.836cm" svg:y="16.911cm">
          <draw:text-box>
            <text:p text:style-name="P1"><text:span text:style-name="T7">of </text:span></text:p>
          </draw:text-box>
        </draw:frame>
        <draw:frame draw:style-name="gr5" draw:text-style-name="P6" draw:layer="layout" svg:width="8.071cm" svg:height="0.39cm" svg:x="2.121cm" svg:y="17.334cm">
          <draw:text-box>
            <text:p text:style-name="P1"><text:span text:style-name="T7">indigenization and reaching its artistic maturity in China </text:span></text:p>
          </draw:text-box>
        </draw:frame>
        <draw:frame draw:style-name="gr5" draw:text-style-name="P6" draw:layer="layout" svg:width="8.13cm" svg:height="0.39cm" svg:x="2.121cm" svg:y="17.757cm">
          <draw:text-box>
            <text:p text:style-name="P1"><text:span text:style-name="T7">around Tang Dynasty, the appearance of the Bodhisattva </text:span></text:p>
          </draw:text-box>
        </draw:frame>
        <draw:frame draw:style-name="gr5" draw:text-style-name="P6" draw:layer="layout" svg:width="0.658cm" svg:height="0.39cm" svg:x="2.121cm" svg:y="18.181cm">
          <draw:text-box>
            <text:p text:style-name="P1"><text:span text:style-name="T7">also </text:span></text:p>
          </draw:text-box>
        </draw:frame>
        <draw:frame draw:style-name="gr5" draw:text-style-name="P6" draw:layer="layout" svg:width="1.361cm" svg:height="0.39cm" svg:x="2.967cm" svg:y="18.181cm">
          <draw:text-box>
            <text:p text:style-name="P1"><text:span text:style-name="T7">changed. </text:span></text:p>
          </draw:text-box>
        </draw:frame>
        <draw:frame draw:style-name="gr5" draw:text-style-name="P6" draw:layer="layout" svg:width="0.387cm" svg:height="0.39cm" svg:x="4.506cm" svg:y="18.181cm">
          <draw:text-box>
            <text:p text:style-name="P1"><text:span text:style-name="T7">In </text:span></text:p>
          </draw:text-box>
        </draw:frame>
        <draw:frame draw:style-name="gr5" draw:text-style-name="P6" draw:layer="layout" svg:width="0.84cm" svg:height="0.39cm" svg:x="5.081cm" svg:y="18.181cm">
          <draw:text-box>
            <text:p text:style-name="P1"><text:span text:style-name="T7">order </text:span></text:p>
          </draw:text-box>
        </draw:frame>
        <draw:frame draw:style-name="gr5" draw:text-style-name="P6" draw:layer="layout" svg:width="0.506cm" svg:height="0.39cm" svg:x="6.108cm" svg:y="18.181cm">
          <draw:text-box>
            <text:p text:style-name="P1"><text:span text:style-name="T7">for </text:span></text:p>
          </draw:text-box>
        </draw:frame>
        <draw:frame draw:style-name="gr5" draw:text-style-name="P6" draw:layer="layout" svg:width="1.035cm" svg:height="0.39cm" svg:x="6.803cm" svg:y="18.181cm">
          <draw:text-box>
            <text:p text:style-name="P1"><text:span text:style-name="T7">people </text:span></text:p>
          </draw:text-box>
        </draw:frame>
        <draw:frame draw:style-name="gr5" draw:text-style-name="P6" draw:layer="layout" svg:width="0.366cm" svg:height="0.39cm" svg:x="8.025cm" svg:y="18.181cm">
          <draw:text-box>
            <text:p text:style-name="P1"><text:span text:style-name="T7">to </text:span></text:p>
          </draw:text-box>
        </draw:frame>
        <draw:frame draw:style-name="gr5" draw:text-style-name="P6" draw:layer="layout" svg:width="1.645cm" svg:height="0.39cm" svg:x="8.587cm" svg:y="18.181cm">
          <draw:text-box>
            <text:p text:style-name="P1"><text:span text:style-name="T7">understand </text:span></text:p>
          </draw:text-box>
        </draw:frame>
        <draw:frame draw:style-name="gr5" draw:text-style-name="P6" draw:layer="layout" svg:width="8.189cm" svg:height="0.39cm" svg:x="2.121cm" svg:y="18.604cm">
          <draw:text-box>
            <text:p text:style-name="P1"><text:span text:style-name="T7">Bodhisattvas’ <text:s/>role <text:s/>of <text:s/>saving <text:s/>the <text:s/>suffering <text:s/>beings <text:s/>and </text:span></text:p>
          </draw:text-box>
        </draw:frame>
        <draw:frame draw:style-name="gr5" draw:text-style-name="P6" draw:layer="layout" svg:width="7.969cm" svg:height="0.39cm" svg:x="2.121cm" svg:y="19.027cm">
          <draw:text-box>
            <text:p text:style-name="P1"><text:span text:style-name="T7">convince people their kindness and mercy, the figure of </text:span></text:p>
          </draw:text-box>
        </draw:frame>
        <draw:frame draw:style-name="gr5" draw:text-style-name="P6" draw:layer="layout" svg:width="7.927cm" svg:height="0.39cm" svg:x="2.121cm" svg:y="19.452cm">
          <draw:text-box>
            <text:p text:style-name="P1"><text:span text:style-name="T7">Bodhisattvas gradually became more feminized. Mercy </text:span></text:p>
          </draw:text-box>
        </draw:frame>
        <draw:frame draw:style-name="gr5" draw:text-style-name="P6" draw:layer="layout" svg:width="0.603cm" svg:height="0.39cm" svg:x="2.121cm" svg:y="19.875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124cm" svg:height="0.39cm" svg:x="3.413cm" svg:y="19.875cm">
          <draw:text-box>
            <text:p text:style-name="P1"><text:span text:style-name="T7">selfless </text:span></text:p>
          </draw:text-box>
        </draw:frame>
        <draw:frame draw:style-name="gr5" draw:text-style-name="P6" draw:layer="layout" svg:width="2.258cm" svg:height="0.39cm" svg:x="5.233cm" svg:y="19.875cm">
          <draw:text-box>
            <text:p text:style-name="P1"><text:span text:style-name="T7">compassionate, </text:span></text:p>
          </draw:text-box>
        </draw:frame>
        <draw:frame draw:style-name="gr5" draw:text-style-name="P6" draw:layer="layout" svg:width="2.03cm" svg:height="0.39cm" svg:x="8.185cm" svg:y="19.875cm">
          <draw:text-box>
            <text:p text:style-name="P1"><text:span text:style-name="T7">Bodhisattvas’ </text:span></text:p>
          </draw:text-box>
        </draw:frame>
        <draw:frame draw:style-name="gr5" draw:text-style-name="P6" draw:layer="layout" svg:width="8.164cm" svg:height="0.39cm" svg:x="2.121cm" svg:y="20.298cm">
          <draw:text-box>
            <text:p text:style-name="P1"><text:span text:style-name="T7">characteristics, is the symbol of maternal love in Chinese </text:span></text:p>
          </draw:text-box>
        </draw:frame>
        <draw:frame draw:style-name="gr5" draw:text-style-name="P6" draw:layer="layout" svg:width="0.946cm" svg:height="0.39cm" svg:x="2.121cm" svg:y="20.722cm">
          <draw:text-box>
            <text:p text:style-name="P1"><text:span text:style-name="T7">value. </text:span></text:p>
          </draw:text-box>
        </draw:frame>
        <draw:frame draw:style-name="gr5" draw:text-style-name="P6" draw:layer="layout" svg:width="1.577cm" svg:height="0.39cm" svg:x="3.263cm" svg:y="20.722cm">
          <draw:text-box>
            <text:p text:style-name="P1"><text:span text:style-name="T7">Therefore, </text:span></text:p>
          </draw:text-box>
        </draw:frame>
        <draw:frame draw:style-name="gr5" draw:text-style-name="P6" draw:layer="layout" svg:width="0.523cm" svg:height="0.39cm" svg:x="5.039cm" svg:y="20.722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877cm" svg:height="0.39cm" svg:x="5.767cm" svg:y="20.722cm">
          <draw:text-box>
            <text:p text:style-name="P1"><text:span text:style-name="T7">feminization </text:span></text:p>
          </draw:text-box>
        </draw:frame>
        <draw:frame draw:style-name="gr5" draw:text-style-name="P6" draw:layer="layout" svg:width="0.387cm" svg:height="0.39cm" svg:x="7.839cm" svg:y="20.722cm">
          <draw:text-box>
            <text:p text:style-name="P1"><text:span text:style-name="T7">of </text:span></text:p>
          </draw:text-box>
        </draw:frame>
        <draw:frame draw:style-name="gr5" draw:text-style-name="P6" draw:layer="layout" svg:width="1.776cm" svg:height="0.39cm" svg:x="8.439cm" svg:y="20.722cm">
          <draw:text-box>
            <text:p text:style-name="P1"><text:span text:style-name="T7">Bodhisattva </text:span></text:p>
          </draw:text-box>
        </draw:frame>
        <draw:frame draw:style-name="gr5" draw:text-style-name="P6" draw:layer="layout" svg:width="8.287cm" svg:height="0.39cm" svg:x="2.121cm" svg:y="21.145cm">
          <draw:text-box>
            <text:p text:style-name="P1"><text:span text:style-name="T7">corresponds <text:s/>devotion <text:s/>to <text:s/>Buddhism <text:s/>with <text:s/>filial <text:s/>piety <text:s/>to </text:span></text:p>
          </draw:text-box>
        </draw:frame>
        <draw:frame draw:style-name="gr5" draw:text-style-name="P6" draw:layer="layout" svg:width="1.894cm" svg:height="0.39cm" svg:x="2.121cm" svg:y="21.568cm">
          <draw:text-box>
            <text:p text:style-name="P1"><text:span text:style-name="T7">motherhood. </text:span></text:p>
          </draw:text-box>
        </draw:frame>
        <draw:frame draw:style-name="gr5" draw:text-style-name="P6" draw:layer="layout" svg:width="0.798cm" svg:height="0.39cm" svg:x="4.125cm" svg:y="21.568cm">
          <draw:text-box>
            <text:p text:style-name="P1"><text:span text:style-name="T7">Take </text:span></text:p>
          </draw:text-box>
        </draw:frame>
        <draw:frame draw:style-name="gr5" draw:text-style-name="P6" draw:layer="layout" svg:width="0.523cm" svg:height="0.39cm" svg:x="5.043cm" svg:y="21.568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776cm" svg:height="0.39cm" svg:x="5.682cm" svg:y="21.568cm">
          <draw:text-box>
            <text:p text:style-name="P1"><text:span text:style-name="T7">Bodhisattva </text:span></text:p>
          </draw:text-box>
        </draw:frame>
        <draw:frame draw:style-name="gr5" draw:text-style-name="P6" draw:layer="layout" svg:width="0.447cm" svg:height="0.39cm" svg:x="7.577cm" svg:y="21.568cm">
          <draw:text-box>
            <text:p text:style-name="P1"><text:span text:style-name="T7">on </text:span></text:p>
          </draw:text-box>
        </draw:frame>
        <draw:frame draw:style-name="gr5" draw:text-style-name="P6" draw:layer="layout" svg:width="0.523cm" svg:height="0.39cm" svg:x="8.143cm" svg:y="21.568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16cm" svg:height="0.39cm" svg:x="8.799cm" svg:y="21.568cm">
          <draw:text-box>
            <text:p text:style-name="P1"><text:span text:style-name="T7">mural </text:span></text:p>
          </draw:text-box>
        </draw:frame>
        <draw:frame draw:style-name="gr5" draw:text-style-name="P6" draw:layer="layout" svg:width="0.387cm" svg:height="0.39cm" svg:x="9.83cm" svg:y="21.568cm">
          <draw:text-box>
            <text:p text:style-name="P1"><text:span text:style-name="T7">of </text:span></text:p>
          </draw:text-box>
        </draw:frame>
        <draw:frame draw:style-name="gr5" draw:text-style-name="P6" draw:layer="layout" svg:width="8.414cm" svg:height="0.39cm" svg:x="2.121cm" svg:y="21.992cm">
          <draw:text-box>
            <text:p text:style-name="P1"><text:span text:style-name="T7">Mogao <text:s/>Cave <text:s/>57 <text:s/>from <text:s/>the <text:s/>Tang <text:s/>Dynasty, <text:s/>for <text:s/>example. </text:span></text:p>
          </draw:text-box>
        </draw:frame>
        <draw:frame draw:style-name="gr5" draw:text-style-name="P6" draw:layer="layout" svg:width="0.717cm" svg:height="0.39cm" svg:x="2.121cm" svg:y="22.415cm">
          <draw:text-box>
            <text:p text:style-name="P1"><text:span text:style-name="T7">This </text:span></text:p>
          </draw:text-box>
        </draw:frame>
        <draw:frame draw:style-name="gr5" draw:text-style-name="P6" draw:layer="layout" svg:width="1.776cm" svg:height="0.39cm" svg:x="3.107cm" svg:y="22.415cm">
          <draw:text-box>
            <text:p text:style-name="P1"><text:span text:style-name="T7">Bodhisattva </text:span></text:p>
          </draw:text-box>
        </draw:frame>
        <draw:frame draw:style-name="gr5" draw:text-style-name="P6" draw:layer="layout" svg:width="0.35cm" svg:height="0.39cm" svg:x="5.146cm" svg:y="22.415cm">
          <draw:text-box>
            <text:p text:style-name="P1"><text:span text:style-name="T7">is </text:span></text:p>
          </draw:text-box>
        </draw:frame>
        <draw:frame draw:style-name="gr5" draw:text-style-name="P6" draw:layer="layout" svg:width="0.603cm" svg:height="0.39cm" svg:x="5.741cm" svg:y="22.415cm">
          <draw:text-box>
            <text:p text:style-name="P1"><text:span text:style-name="T7">one </text:span></text:p>
          </draw:text-box>
        </draw:frame>
        <draw:frame draw:style-name="gr5" draw:text-style-name="P6" draw:layer="layout" svg:width="0.387cm" svg:height="0.39cm" svg:x="6.612cm" svg:y="22.415cm">
          <draw:text-box>
            <text:p text:style-name="P1"><text:span text:style-name="T7">of </text:span></text:p>
          </draw:text-box>
        </draw:frame>
        <draw:frame draw:style-name="gr5" draw:text-style-name="P6" draw:layer="layout" svg:width="0.523cm" svg:height="0.39cm" svg:x="7.263cm" svg:y="22.415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777cm" svg:height="0.39cm" svg:x="8.054cm" svg:y="22.415cm">
          <draw:text-box>
            <text:p text:style-name="P1"><text:span text:style-name="T7">most </text:span></text:p>
          </draw:text-box>
        </draw:frame>
        <draw:frame draw:style-name="gr5" draw:text-style-name="P6" draw:layer="layout" svg:width="1.115cm" svg:height="0.39cm" svg:x="9.091cm" svg:y="22.415cm">
          <draw:text-box>
            <text:p text:style-name="P1"><text:span text:style-name="T7">classic, </text:span></text:p>
          </draw:text-box>
        </draw:frame>
        <draw:frame draw:style-name="gr5" draw:text-style-name="P6" draw:layer="layout" svg:width="2.161cm" svg:height="0.39cm" svg:x="2.121cm" svg:y="22.838cm">
          <draw:text-box>
            <text:p text:style-name="P1"><text:span text:style-name="T7">representative, </text:span></text:p>
          </draw:text-box>
        </draw:frame>
        <draw:frame draw:style-name="gr5" draw:text-style-name="P6" draw:layer="layout" svg:width="0.603cm" svg:height="0.39cm" svg:x="4.426cm" svg:y="22.838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348cm" svg:height="0.39cm" svg:x="5.179cm" svg:y="22.838cm">
          <draw:text-box>
            <text:p text:style-name="P1"><text:span text:style-name="T7">beautiful </text:span></text:p>
          </draw:text-box>
        </draw:frame>
        <draw:frame draw:style-name="gr5" draw:text-style-name="P6" draw:layer="layout" svg:width="1.776cm" svg:height="0.39cm" svg:x="6.68cm" svg:y="22.838cm">
          <draw:text-box>
            <text:p text:style-name="P1"><text:span text:style-name="T7">Bodhisattva </text:span></text:p>
          </draw:text-box>
        </draw:frame>
        <draw:frame draw:style-name="gr5" draw:text-style-name="P6" draw:layer="layout" svg:width="0.366cm" svg:height="0.39cm" svg:x="8.605cm" svg:y="22.838cm">
          <draw:text-box>
            <text:p text:style-name="P1"><text:span text:style-name="T7">in </text:span></text:p>
          </draw:text-box>
        </draw:frame>
        <draw:frame draw:style-name="gr5" draw:text-style-name="P6" draw:layer="layout" svg:width="1.094cm" svg:height="0.39cm" svg:x="9.121cm" svg:y="22.838cm">
          <draw:text-box>
            <text:p text:style-name="P1"><text:span text:style-name="T7">Mogao </text:span></text:p>
          </draw:text-box>
        </draw:frame>
        <draw:frame draw:style-name="gr5" draw:text-style-name="P6" draw:layer="layout" svg:width="7.889cm" svg:height="0.39cm" svg:x="2.121cm" svg:y="23.262cm">
          <draw:text-box>
            <text:p text:style-name="P1"><text:span text:style-name="T7">Caves. Painted in early Tang Dynasty, this Bodhisattva </text:span></text:p>
          </draw:text-box>
        </draw:frame>
        <draw:frame draw:style-name="gr5" draw:text-style-name="P6" draw:layer="layout" svg:width="8.126cm" svg:height="0.39cm" svg:x="2.121cm" svg:y="23.685cm">
          <draw:text-box>
            <text:p text:style-name="P1"><text:span text:style-name="T7">had obvious female features of a smooth body shape and </text:span></text:p>
          </draw:text-box>
        </draw:frame>
        <draw:frame draw:style-name="gr5" draw:text-style-name="P6" draw:layer="layout" svg:width="8.219cm" svg:height="0.39cm" svg:x="2.121cm" svg:y="24.108cm">
          <draw:text-box>
            <text:p text:style-name="P1"><text:span text:style-name="T7">a <text:s/>gentle <text:s/>facial <text:s/>appearance. <text:s/>Her <text:s/>crown <text:s/>and <text:s/>ornaments </text:span></text:p>
          </draw:text-box>
        </draw:frame>
        <draw:frame draw:style-name="gr5" draw:text-style-name="P6" draw:layer="layout" svg:width="8.096cm" svg:height="0.39cm" svg:x="2.121cm" svg:y="24.532cm">
          <draw:text-box>
            <text:p text:style-name="P1"><text:span text:style-name="T7">made <text:s/>by <text:s/>all <text:s/>kinds <text:s/>of <text:s/>precious <text:s/>stones <text:s/>underlined <text:s/>her </text:span></text:p>
          </draw:text-box>
        </draw:frame>
        <draw:frame draw:style-name="gr5" draw:text-style-name="P6" draw:layer="layout" svg:width="1.268cm" svg:height="0.39cm" svg:x="2.121cm" svg:y="24.955cm">
          <draw:text-box>
            <text:p text:style-name="P1"><text:span text:style-name="T7">delicacy </text:span></text:p>
          </draw:text-box>
        </draw:frame>
        <draw:frame draw:style-name="gr5" draw:text-style-name="P6" draw:layer="layout" svg:width="0.603cm" svg:height="0.39cm" svg:x="3.629cm" svg:y="24.955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945cm" svg:height="0.39cm" svg:x="4.467cm" svg:y="24.955cm">
          <draw:text-box>
            <text:p text:style-name="P1"><text:span text:style-name="T7">gracefulness. </text:span></text:p>
          </draw:text-box>
        </draw:frame>
        <draw:frame draw:style-name="gr5" draw:text-style-name="P6" draw:layer="layout" svg:width="0.442cm" svg:height="0.39cm" svg:x="6.656cm" svg:y="24.955cm">
          <draw:text-box>
            <text:p text:style-name="P1"><text:span text:style-name="T7">At </text:span></text:p>
          </draw:text-box>
        </draw:frame>
        <draw:frame draw:style-name="gr5" draw:text-style-name="P6" draw:layer="layout" svg:width="0.599cm" svg:height="0.39cm" svg:x="7.337cm" svg:y="24.955cm">
          <draw:text-box>
            <text:p text:style-name="P1"><text:span text:style-name="T7">this </text:span></text:p>
          </draw:text-box>
        </draw:frame>
        <draw:frame draw:style-name="gr5" draw:text-style-name="P6" draw:layer="layout" svg:width="0.717cm" svg:height="0.39cm" svg:x="8.176cm" svg:y="24.955cm">
          <draw:text-box>
            <text:p text:style-name="P1"><text:span text:style-name="T7">time </text:span></text:p>
          </draw:text-box>
        </draw:frame>
        <draw:frame draw:style-name="gr5" draw:text-style-name="P6" draw:layer="layout" svg:width="1.086cm" svg:height="0.39cm" svg:x="9.137cm" svg:y="24.955cm">
          <draw:text-box>
            <text:p text:style-name="P1"><text:span text:style-name="T7">period, </text:span></text:p>
          </draw:text-box>
        </draw:frame>
        <draw:frame draw:style-name="gr5" draw:text-style-name="P6" draw:layer="layout" svg:width="8.028cm" svg:height="0.39cm" svg:x="2.121cm" svg:y="25.379cm">
          <draw:text-box>
            <text:p text:style-name="P1"><text:span text:style-name="T7">Bodhisattva <text:s/>has <text:s/>completely <text:s/>changed <text:s/>into <text:s/>a <text:s/>feminine </text:span></text:p>
          </draw:text-box>
        </draw:frame>
        <draw:frame draw:style-name="gr5" draw:text-style-name="P6" draw:layer="layout" svg:width="8.138cm" svg:height="0.39cm" svg:x="2.121cm" svg:y="25.802cm">
          <draw:text-box>
            <text:p text:style-name="P1"><text:span text:style-name="T7">figure in Chinese people’s understanding, and Buddhism </text:span></text:p>
          </draw:text-box>
        </draw:frame>
        <draw:frame draw:style-name="gr5" draw:text-style-name="P6" draw:layer="layout" svg:width="7.063cm" svg:height="0.39cm" svg:x="2.121cm" svg:y="26.226cm">
          <draw:text-box>
            <text:p text:style-name="P1"><text:span text:style-name="T7">has completely become a part of Chinese culture. </text:span></text:p>
          </draw:text-box>
        </draw:frame>
        <draw:frame draw:style-name="gr5" draw:text-style-name="P6" draw:layer="layout" svg:width="0.35cm" svg:height="0.39cm" svg:x="18.054cm" svg:y="8.994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813cm" svg:height="0.39cm" svg:x="10.996cm" svg:y="9.527cm">
          <draw:text-box>
            <text:p text:style-name="P1"><text:span text:style-name="T6">Figure 4, </text:span><text:span text:style-name="T7">Mural of Budhisattva Mogao Cave 57, Tang </text:span></text:p>
          </draw:text-box>
        </draw:frame>
        <draw:frame draw:style-name="gr5" draw:text-style-name="P6" draw:layer="layout" svg:width="1.268cm" svg:height="0.39cm" svg:x="14.256cm" svg:y="9.963cm">
          <draw:text-box>
            <text:p text:style-name="P1"><text:span text:style-name="T7">Dynasty </text:span></text:p>
          </draw:text-box>
        </draw:frame>
        <draw:frame draw:style-name="gr7" draw:text-style-name="P8" draw:layer="layout" svg:width="0.405cm" svg:height="0.454cm" svg:x="10.809cm" svg:y="10.833cm">
          <draw:text-box>
            <text:p text:style-name="P1"><text:span text:style-name="T10">3.</text:span></text:p>
          </draw:text-box>
        </draw:frame>
        <draw:frame draw:style-name="gr7" draw:text-style-name="P8" draw:layer="layout" svg:width="0.405cm" svg:height="0.454cm" svg:x="11.114cm" svg:y="10.82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7.66cm" svg:height="0.454cm" svg:x="11.229cm" svg:y="10.833cm">
          <draw:text-box>
            <text:p text:style-name="P1"><text:span text:style-name="T10">GROWING RELIGIOUS ATTACHMENT </text:span></text:p>
          </draw:text-box>
        </draw:frame>
        <draw:frame draw:style-name="gr5" draw:text-style-name="P6" draw:layer="layout" svg:width="7.605cm" svg:height="0.39cm" svg:x="11.318cm" svg:y="11.631cm">
          <draw:text-box>
            <text:p text:style-name="P1"><text:span text:style-name="T7">The donors of these Buddhist caves are the ones who </text:span></text:p>
          </draw:text-box>
        </draw:frame>
        <draw:frame draw:style-name="gr5" draw:text-style-name="P6" draw:layer="layout" svg:width="8.282cm" svg:height="0.39cm" svg:x="10.809cm" svg:y="12.054cm">
          <draw:text-box>
            <text:p text:style-name="P1"><text:span text:style-name="T7">worship Buddhism and provide funds for the construction </text:span></text:p>
          </draw:text-box>
        </draw:frame>
        <draw:frame draw:style-name="gr5" draw:text-style-name="P6" draw:layer="layout" svg:width="8.325cm" svg:height="0.39cm" svg:x="10.809cm" svg:y="12.478cm">
          <draw:text-box>
            <text:p text:style-name="P1"><text:span text:style-name="T7">of the caves. Instead of given orders by the government to </text:span></text:p>
          </draw:text-box>
        </draw:frame>
        <draw:frame draw:style-name="gr5" draw:text-style-name="P6" draw:layer="layout" svg:width="8.274cm" svg:height="0.39cm" svg:x="10.809cm" svg:y="12.901cm">
          <draw:text-box>
            <text:p text:style-name="P1"><text:span text:style-name="T7">initiate official construction projects, people in Dunhuang </text:span></text:p>
          </draw:text-box>
        </draw:frame>
        <draw:frame draw:style-name="gr5" draw:text-style-name="P6" draw:layer="layout" svg:width="2.114cm" svg:height="0.39cm" svg:x="10.809cm" svg:y="13.324cm">
          <draw:text-box>
            <text:p text:style-name="P1"><text:span text:style-name="T7">spontaneously </text:span></text:p>
          </draw:text-box>
        </draw:frame>
        <draw:frame draw:style-name="gr5" draw:text-style-name="P6" draw:layer="layout" svg:width="0.603cm" svg:height="0.39cm" svg:x="13.037cm" svg:y="13.324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645cm" svg:height="0.39cm" svg:x="13.752cm" svg:y="13.324cm">
          <draw:text-box>
            <text:p text:style-name="P1"><text:span text:style-name="T7">voluntarily </text:span></text:p>
          </draw:text-box>
        </draw:frame>
        <draw:frame draw:style-name="gr5" draw:text-style-name="P6" draw:layer="layout" svg:width="1.213cm" svg:height="0.39cm" svg:x="15.505cm" svg:y="13.324cm">
          <draw:text-box>
            <text:p text:style-name="P1"><text:span text:style-name="T7">devoted </text:span></text:p>
          </draw:text-box>
        </draw:frame>
        <draw:frame draw:style-name="gr5" draw:text-style-name="P6" draw:layer="layout" svg:width="1.657cm" svg:height="0.39cm" svg:x="16.832cm" svg:y="13.324cm">
          <draw:text-box>
            <text:p text:style-name="P1"><text:span text:style-name="T7">themselves </text:span></text:p>
          </draw:text-box>
        </draw:frame>
        <draw:frame draw:style-name="gr5" draw:text-style-name="P6" draw:layer="layout" svg:width="0.366cm" svg:height="0.39cm" svg:x="18.605cm" svg:y="13.324cm">
          <draw:text-box>
            <text:p text:style-name="P1"><text:span text:style-name="T7">to </text:span></text:p>
          </draw:text-box>
        </draw:frame>
        <draw:frame draw:style-name="gr5" draw:text-style-name="P6" draw:layer="layout" svg:width="7.995cm" svg:height="0.39cm" svg:x="10.809cm" svg:y="13.748cm">
          <draw:text-box>
            <text:p text:style-name="P1"><text:span text:style-name="T7">cave building. These donors vary from all social classes </text:span></text:p>
          </draw:text-box>
        </draw:frame>
        <draw:frame draw:style-name="gr5" draw:text-style-name="P6" draw:layer="layout" svg:width="8.1cm" svg:height="0.39cm" svg:x="10.809cm" svg:y="14.172cm">
          <draw:text-box>
            <text:p text:style-name="P1"><text:span text:style-name="T7">and <text:s/>ethnicities <text:s/>including <text:s/>local <text:s/>officials, <text:s/>businessmen, </text:span></text:p>
          </draw:text-box>
        </draw:frame>
        <draw:frame draw:style-name="gr5" draw:text-style-name="P6" draw:layer="layout" svg:width="8.371cm" svg:height="0.39cm" svg:x="10.809cm" svg:y="14.595cm">
          <draw:text-box>
            <text:p text:style-name="P1"><text:span text:style-name="T7">noble <text:s/>women, <text:s/>monks, <text:s/>common <text:s/>men, <text:s/>and <text:s/>people <text:s/>from </text:span></text:p>
          </draw:text-box>
        </draw:frame>
        <draw:frame draw:style-name="gr5" draw:text-style-name="P6" draw:layer="layout" svg:width="8.088cm" svg:height="0.39cm" svg:x="10.809cm" svg:y="15.018cm">
          <draw:text-box>
            <text:p text:style-name="P1"><text:span text:style-name="T7">other ethnicities besides Han Chinese. The figures of the </text:span></text:p>
          </draw:text-box>
        </draw:frame>
        <draw:frame draw:style-name="gr5" draw:text-style-name="P6" draw:layer="layout" svg:width="8.075cm" svg:height="0.39cm" svg:x="10.809cm" svg:y="15.442cm">
          <draw:text-box>
            <text:p text:style-name="P1"><text:span text:style-name="T7">cave donors were usually painted on walls of their caves </text:span></text:p>
          </draw:text-box>
        </draw:frame>
        <draw:frame draw:style-name="gr5" draw:text-style-name="P6" draw:layer="layout" svg:width="8.227cm" svg:height="0.39cm" svg:x="10.809cm" svg:y="15.865cm">
          <draw:text-box>
            <text:p text:style-name="P1"><text:span text:style-name="T7">in order to show their devoutness and merit to Buddhism. </text:span></text:p>
          </draw:text-box>
        </draw:frame>
        <draw:frame draw:style-name="gr5" draw:text-style-name="P6" draw:layer="layout" svg:width="8.083cm" svg:height="0.39cm" svg:x="10.809cm" svg:y="16.288cm">
          <draw:text-box>
            <text:p text:style-name="P1"><text:span text:style-name="T7">Due to historical changes in society, religions, aesthetics </text:span></text:p>
          </draw:text-box>
        </draw:frame>
        <draw:frame draw:style-name="gr5" draw:text-style-name="P6" draw:layer="layout" svg:width="7.901cm" svg:height="0.39cm" svg:x="10.809cm" svg:y="16.712cm">
          <draw:text-box>
            <text:p text:style-name="P1"><text:span text:style-name="T7">and other factors, the portrait of donors on murals have </text:span></text:p>
          </draw:text-box>
        </draw:frame>
        <draw:frame draw:style-name="gr5" draw:text-style-name="P6" draw:layer="layout" svg:width="6.936cm" svg:height="0.39cm" svg:x="10.809cm" svg:y="17.135cm">
          <draw:text-box>
            <text:p text:style-name="P1"><text:span text:style-name="T7">obvious characteristics of their own time period. </text:span></text:p>
          </draw:text-box>
        </draw:frame>
        <draw:frame draw:style-name="gr5" draw:text-style-name="P6" draw:layer="layout" svg:width="7.829cm" svg:height="0.39cm" svg:x="11.318cm" svg:y="17.77cm">
          <draw:text-box>
            <text:p text:style-name="P1"><text:span text:style-name="T7">Therefore, the portraits of cave donors are very crucial </text:span></text:p>
          </draw:text-box>
        </draw:frame>
        <draw:frame draw:style-name="gr5" draw:text-style-name="P6" draw:layer="layout" svg:width="8.38cm" svg:height="0.39cm" svg:x="10.809cm" svg:y="18.193cm">
          <draw:text-box>
            <text:p text:style-name="P1"><text:span text:style-name="T7">to the studies of the social structure and demographics, the </text:span></text:p>
          </draw:text-box>
        </draw:frame>
        <draw:frame draw:style-name="gr5" draw:text-style-name="P6" draw:layer="layout" svg:width="8.549cm" svg:height="0.39cm" svg:x="10.809cm" svg:y="18.617cm">
          <draw:text-box>
            <text:p text:style-name="P1"><text:span text:style-name="T7">spread <text:s/>of <text:s/>religions, <text:s/>and <text:s/>the <text:s/>cultural <text:s/>exchange <text:s/>along the </text:span></text:p>
          </draw:text-box>
        </draw:frame>
        <draw:frame draw:style-name="gr5" draw:text-style-name="P6" draw:layer="layout" svg:width="1.581cm" svg:height="0.39cm" svg:x="10.809cm" svg:y="19.04cm">
          <draw:text-box>
            <text:p text:style-name="P1"><text:span text:style-name="T7">Silk Road. </text:span></text:p>
          </draw:text-box>
        </draw:frame>
        <draw:frame draw:style-name="gr5" draw:text-style-name="P6" draw:layer="layout" svg:width="7.762cm" svg:height="0.39cm" svg:x="11.318cm" svg:y="19.676cm">
          <draw:text-box>
            <text:p text:style-name="P1"><text:span text:style-name="T7">In the mid-Tang Dynasty, Dunhuang was occupied by </text:span></text:p>
          </draw:text-box>
        </draw:frame>
        <draw:frame draw:style-name="gr5" draw:text-style-name="P6" draw:layer="layout" svg:width="8.143cm" svg:height="0.39cm" svg:x="10.809cm" svg:y="20.099cm">
          <draw:text-box>
            <text:p text:style-name="P1"><text:span text:style-name="T7">the Tubo regime for 60 to 70 years. During their reign of </text:span></text:p>
          </draw:text-box>
        </draw:frame>
        <draw:frame draw:style-name="gr5" draw:text-style-name="P6" draw:layer="layout" svg:width="8.138cm" svg:height="0.39cm" svg:x="10.809cm" svg:y="20.523cm">
          <draw:text-box>
            <text:p text:style-name="P1"><text:span text:style-name="T7">the area, they implemented Tubo policies coercively, but </text:span></text:p>
          </draw:text-box>
        </draw:frame>
        <draw:frame draw:style-name="gr5" draw:text-style-name="P6" draw:layer="layout" svg:width="7.965cm" svg:height="0.39cm" svg:x="10.809cm" svg:y="20.946cm">
          <draw:text-box>
            <text:p text:style-name="P1"><text:span text:style-name="T7">actively promoted Buddhism. Cave 359 was a Buddhist </text:span></text:p>
          </draw:text-box>
        </draw:frame>
        <draw:frame draw:style-name="gr5" draw:text-style-name="P6" draw:layer="layout" svg:width="8.278cm" svg:height="0.39cm" svg:x="10.809cm" svg:y="21.369cm">
          <draw:text-box>
            <text:p text:style-name="P1"><text:span text:style-name="T7">cave built in this time period. The donors were painted on </text:span></text:p>
          </draw:text-box>
        </draw:frame>
        <draw:frame draw:style-name="gr5" draw:text-style-name="P6" draw:layer="layout" svg:width="8.206cm" svg:height="0.39cm" svg:x="10.809cm" svg:y="21.793cm">
          <draw:text-box>
            <text:p text:style-name="P1"><text:span text:style-name="T7">the <text:s/>bottom <text:s/>of <text:s/>four <text:s/>walls <text:s/>of <text:s/>the <text:s/>cave, <text:s/>but <text:s/>except <text:s/>the </text:span></text:p>
          </draw:text-box>
        </draw:frame>
        <draw:frame draw:style-name="gr5" draw:text-style-name="P6" draw:layer="layout" svg:width="7.973cm" svg:height="0.39cm" svg:x="10.809cm" svg:y="22.216cm">
          <draw:text-box>
            <text:p text:style-name="P1"><text:span text:style-name="T7">monks, the male donors are all wearing Tubo clothings, </text:span></text:p>
          </draw:text-box>
        </draw:frame>
        <draw:frame draw:style-name="gr5" draw:text-style-name="P6" draw:layer="layout" svg:width="8.321cm" svg:height="0.39cm" svg:x="10.809cm" svg:y="22.639cm">
          <draw:text-box>
            <text:p text:style-name="P1"><text:span text:style-name="T7">while women are wearing Tang suits [4]. The ancestors of </text:span></text:p>
          </draw:text-box>
        </draw:frame>
        <draw:frame draw:style-name="gr5" draw:text-style-name="P6" draw:layer="layout" svg:width="8.244cm" svg:height="0.39cm" svg:x="10.809cm" svg:y="23.063cm">
          <draw:text-box>
            <text:p text:style-name="P1"><text:span text:style-name="T7">the cave donors are painted on the eastern wall with Tang </text:span></text:p>
          </draw:text-box>
        </draw:frame>
        <draw:frame draw:style-name="gr5" draw:text-style-name="P6" draw:layer="layout" svg:width="7.99cm" svg:height="0.39cm" svg:x="10.809cm" svg:y="23.486cm">
          <draw:text-box>
            <text:p text:style-name="P1"><text:span text:style-name="T7">suits, which substantiates that the family of cave donors </text:span></text:p>
          </draw:text-box>
        </draw:frame>
        <draw:frame draw:style-name="gr5" draw:text-style-name="P6" draw:layer="layout" svg:width="8.321cm" svg:height="0.39cm" svg:x="10.809cm" svg:y="23.909cm">
          <draw:text-box>
            <text:p text:style-name="P1"><text:span text:style-name="T7">are local Han Chinese from Dunhuang instead of Tibetans </text:span></text:p>
          </draw:text-box>
        </draw:frame>
        <draw:frame draw:style-name="gr5" draw:text-style-name="P6" draw:layer="layout" svg:width="8.016cm" svg:height="0.39cm" svg:x="10.809cm" svg:y="24.333cm">
          <draw:text-box>
            <text:p text:style-name="P1"><text:span text:style-name="T7">or <text:s/>people <text:s/>from other ethnicities. This indicates that the </text:span></text:p>
          </draw:text-box>
        </draw:frame>
        <draw:frame draw:style-name="gr5" draw:text-style-name="P6" draw:layer="layout" svg:width="8.388cm" svg:height="0.39cm" svg:x="10.809cm" svg:y="24.756cm">
          <draw:text-box>
            <text:p text:style-name="P1"><text:span text:style-name="T7">male <text:s/>donors <text:s/>of <text:s/>the <text:s/>caves <text:s/>were <text:s/>restricted <text:s/>by <text:s/>the <text:s/>Tubo </text:span></text:p>
          </draw:text-box>
        </draw:frame>
        <draw:frame draw:style-name="gr5" draw:text-style-name="P6" draw:layer="layout" svg:width="8.435cm" svg:height="0.39cm" svg:x="10.809cm" svg:y="25.18cm">
          <draw:text-box>
            <text:p text:style-name="P1"><text:span text:style-name="T7">policy <text:s/>that <text:s/>all <text:s/>males <text:s/>had <text:s/>to <text:s/>wear <text:s/>Tubo <text:s/>clothings. <text:s/>The </text:span></text:p>
          </draw:text-box>
        </draw:frame>
        <draw:frame draw:style-name="gr5" draw:text-style-name="P6" draw:layer="layout" svg:width="8.096cm" svg:height="0.39cm" svg:x="10.809cm" svg:y="25.603cm">
          <draw:text-box>
            <text:p text:style-name="P1"><text:span text:style-name="T7">coexistence <text:s/>of <text:s/>Tubo <text:s/>and <text:s/>Tang <text:s/>clothings <text:s/>in <text:s/>the <text:s/>cave </text:span></text:p>
          </draw:text-box>
        </draw:frame>
        <draw:frame draw:style-name="gr5" draw:text-style-name="P6" draw:layer="layout" svg:width="8.05cm" svg:height="0.39cm" svg:x="10.809cm" svg:y="26.027cm">
          <draw:text-box>
            <text:p text:style-name="P1"><text:span text:style-name="T7">reflects the further strengthening of ethnicity integration </text:span></text:p>
          </draw:text-box>
        </draw:frame>
        <draw:frame draw:style-name="gr8" draw:text-style-name="P9" draw:layer="layout" svg:width="8.004cm" svg:height="12.974cm" svg:x="2.121cm" svg:y="2.54cm">
          <draw:image xlink:href="Pictures/10000000000001EF000002DF22D7095957C1853E.jpg" xlink:type="simple" xlink:show="embed" xlink:actuate="onLoad" draw:mime-type="image/jpeg">
            <text:p/>
          </draw:image>
        </draw:frame>
        <draw:frame draw:style-name="gr8" draw:text-style-name="P9" draw:layer="layout" svg:width="6.413cm" svg:height="6.768cm" svg:x="11.637cm" svg:y="2.54cm">
          <draw:image xlink:href="Pictures/1000000000000194000002157E79E584D46C87D8.jpg" xlink:type="simple" xlink:show="embed" xlink:actuate="onLoad" draw:mime-type="image/jpeg">
            <text:p/>
          </draw:image>
        </draw:frame>
        <draw:frame draw:style-name="gr8" draw:text-style-name="P9" draw:layer="layout" svg:width="2.468cm" svg:height="0.977cm" svg:x="0.706cm" svg:y="0.325cm">
          <draw:image xlink:href="Pictures/10000000000000900000003999DF345D5DC2DE11.png" xlink:type="simple" xlink:show="embed" xlink:actuate="onLoad" draw:mime-type="image/png">
            <text:p/>
          </draw:image>
        </draw:frame>
        <draw:frame draw:style-name="gr5" draw:text-style-name="P6" draw:layer="layout" svg:width="8.168cm" svg:height="0.39cm" svg:x="10.809cm" svg:y="26.45cm">
          <draw:text-box>
            <text:p text:style-name="P1"><text:span text:style-name="T7">in the area, and local people’s resistance to Tubo tyranny </text:span></text:p>
          </draw:text-box>
        </draw:frame>
        <draw:frame draw:style-name="gr1" draw:text-style-name="P2" draw:layer="layout" svg:width="9.976cm" svg:height="0.353cm" svg:x="5.54cm" svg:y="0.667cm">
          <draw:text-box>
            <text:p text:style-name="P1"><text:span text:style-name="T12">Advances in Social Science, Education and Humanities Research, volume 615</text:span></text:p>
          </draw:text-box>
        </draw:frame>
        <draw:frame draw:style-name="gr1" draw:text-style-name="P2" draw:layer="layout" svg:width="0.485cm" svg:height="0.353cm" svg:x="18.812cm" svg:y="28.889cm">
          <draw:text-box>
            <text:p text:style-name="P1"><text:span text:style-name="T13">594</text:span></text:p>
          </draw:text-box>
        </draw:frame>
      </draw:page>
      <draw:page draw:name="page4" draw:style-name="dp1" draw:master-page-name="master-page3">
        <draw:frame draw:style-name="gr9" draw:text-style-name="P10" draw:layer="layout" svg:width="0.283cm" svg:height="0.289cm" svg:x="2.121cm" svg:y="1.354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283cm" svg:height="0.289cm" svg:x="17.724cm" svg:y="1.35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603cm" svg:height="0.39cm" svg:x="2.121cm" svg:y="2.566cm">
          <draw:text-box>
            <text:p text:style-name="P1"><text:span text:style-name="T7">and </text:span></text:p>
          </draw:text-box>
        </draw:frame>
        <draw:frame draw:style-name="gr5" draw:text-style-name="P6" draw:layer="layout" svg:width="3.304cm" svg:height="0.39cm" svg:x="2.874cm" svg:y="2.566cm">
          <draw:text-box>
            <text:p text:style-name="P1"><text:span text:style-name="T7">nationality recognition </text:span></text:p>
          </draw:text-box>
        </draw:frame>
        <draw:frame draw:style-name="gr5" draw:text-style-name="P6" draw:layer="layout" svg:width="0.76cm" svg:height="0.39cm" svg:x="6.357cm" svg:y="2.566cm">
          <draw:text-box>
            <text:p text:style-name="P1"><text:span text:style-name="T7">deep </text:span></text:p>
          </draw:text-box>
        </draw:frame>
        <draw:frame draw:style-name="gr5" draw:text-style-name="P6" draw:layer="layout" svg:width="0.366cm" svg:height="0.39cm" svg:x="7.27cm" svg:y="2.566cm">
          <draw:text-box>
            <text:p text:style-name="P1"><text:span text:style-name="T7">in </text:span></text:p>
          </draw:text-box>
        </draw:frame>
        <draw:frame draw:style-name="gr5" draw:text-style-name="P6" draw:layer="layout" svg:width="0.739cm" svg:height="0.39cm" svg:x="7.786cm" svg:y="2.566cm">
          <draw:text-box>
            <text:p text:style-name="P1"><text:span text:style-name="T7">their </text:span></text:p>
          </draw:text-box>
        </draw:frame>
        <draw:frame draw:style-name="gr5" draw:text-style-name="P6" draw:layer="layout" svg:width="0.798cm" svg:height="0.39cm" svg:x="8.675cm" svg:y="2.566cm">
          <draw:text-box>
            <text:p text:style-name="P1"><text:span text:style-name="T7">heart </text:span></text:p>
          </draw:text-box>
        </draw:frame>
        <draw:frame draw:style-name="gr5" draw:text-style-name="P6" draw:layer="layout" svg:width="0.595cm" svg:height="0.39cm" svg:x="9.628cm" svg:y="2.566cm">
          <draw:text-box>
            <text:p text:style-name="P1"><text:span text:style-name="T7">[5]. </text:span></text:p>
          </draw:text-box>
        </draw:frame>
        <draw:frame draw:style-name="gr5" draw:text-style-name="P6" draw:layer="layout" svg:width="7.944cm" svg:height="0.39cm" svg:x="2.121cm" svg:y="2.99cm">
          <draw:text-box>
            <text:p text:style-name="P1"><text:span text:style-name="T7">Painting the entire family onto the murals indicates that </text:span></text:p>
          </draw:text-box>
        </draw:frame>
        <draw:frame draw:style-name="gr5" draw:text-style-name="P6" draw:layer="layout" svg:width="2.144cm" svg:height="0.39cm" svg:x="2.121cm" svg:y="3.413cm">
          <draw:text-box>
            <text:p text:style-name="P1"><text:span text:style-name="T7">Buddhism had </text:span></text:p>
          </draw:text-box>
        </draw:frame>
        <draw:frame draw:style-name="gr5" draw:text-style-name="P6" draw:layer="layout" svg:width="7.88cm" svg:height="0.39cm" svg:x="2.63cm" svg:y="4.048cm">
          <draw:text-box>
            <text:p text:style-name="P1"><text:span text:style-name="T7">become <text:s/>people’s <text:s/>mental <text:s/>sanctuary <text:s/>during <text:s/>the <text:s/>Tubo </text:span></text:p>
          </draw:text-box>
        </draw:frame>
        <draw:frame draw:style-name="gr5" draw:text-style-name="P6" draw:layer="layout" svg:width="8.464cm" svg:height="0.39cm" svg:x="2.121cm" svg:y="4.471cm">
          <draw:text-box>
            <text:p text:style-name="P1"><text:span text:style-name="T7">reign <text:s/>of <text:s/>the <text:s/>area, <text:s/>meanwhile <text:s/>proving <text:s/>the <text:s/>prosperity <text:s/>of </text:span></text:p>
          </draw:text-box>
        </draw:frame>
        <draw:frame draw:style-name="gr5" draw:text-style-name="P6" draw:layer="layout" svg:width="1.543cm" svg:height="0.39cm" svg:x="2.121cm" svg:y="4.895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0.366cm" svg:height="0.39cm" svg:x="3.862cm" svg:y="4.895cm">
          <draw:text-box>
            <text:p text:style-name="P1"><text:span text:style-name="T7">in </text:span></text:p>
          </draw:text-box>
        </draw:frame>
        <draw:frame draw:style-name="gr5" draw:text-style-name="P6" draw:layer="layout" svg:width="0.523cm" svg:height="0.39cm" svg:x="4.428cm" svg:y="4.895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679cm" svg:height="0.39cm" svg:x="5.153cm" svg:y="4.895cm">
          <draw:text-box>
            <text:p text:style-name="P1"><text:span text:style-name="T7">area </text:span></text:p>
          </draw:text-box>
        </draw:frame>
        <draw:frame draw:style-name="gr5" draw:text-style-name="P6" draw:layer="layout" svg:width="0.35cm" svg:height="0.39cm" svg:x="6.025cm" svg:y="4.895cm">
          <draw:text-box>
            <text:p text:style-name="P1"><text:span text:style-name="T7">at </text:span></text:p>
          </draw:text-box>
        </draw:frame>
        <draw:frame draw:style-name="gr5" draw:text-style-name="P6" draw:layer="layout" svg:width="0.523cm" svg:height="0.39cm" svg:x="6.574cm" svg:y="4.895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717cm" svg:height="0.39cm" svg:x="7.294cm" svg:y="4.895cm">
          <draw:text-box>
            <text:p text:style-name="P1"><text:span text:style-name="T7">time </text:span></text:p>
          </draw:text-box>
        </draw:frame>
        <draw:frame draw:style-name="gr5" draw:text-style-name="P6" draw:layer="layout" svg:width="1.086cm" svg:height="0.39cm" svg:x="8.214cm" svg:y="4.895cm">
          <draw:text-box>
            <text:p text:style-name="P1"><text:span text:style-name="T7">period. </text:span></text:p>
          </draw:text-box>
        </draw:frame>
        <draw:frame draw:style-name="gr5" draw:text-style-name="P6" draw:layer="layout" svg:width="0.717cm" svg:height="0.39cm" svg:x="9.499cm" svg:y="4.895cm">
          <draw:text-box>
            <text:p text:style-name="P1"><text:span text:style-name="T7">This </text:span></text:p>
          </draw:text-box>
        </draw:frame>
        <draw:frame draw:style-name="gr5" draw:text-style-name="P6" draw:layer="layout" svg:width="8.376cm" svg:height="0.39cm" svg:x="2.121cm" svg:y="5.318cm">
          <draw:text-box>
            <text:p text:style-name="P1"><text:span text:style-name="T7">secularization <text:s/>of <text:s/>Buddhist <text:s/>caves’ <text:s/>function <text:s/>also <text:s/>reflects </text:span></text:p>
          </draw:text-box>
        </draw:frame>
        <draw:frame draw:style-name="gr5" draw:text-style-name="P6" draw:layer="layout" svg:width="8.337cm" svg:height="0.39cm" svg:x="2.121cm" svg:y="5.741cm">
          <draw:text-box>
            <text:p text:style-name="P1"><text:span text:style-name="T7">people’s <text:s/>strong <text:s/>emotion <text:s/>and <text:s/>yearn <text:s/>for <text:s/>receiving <text:s/>more </text:span></text:p>
          </draw:text-box>
        </draw:frame>
        <draw:frame draw:style-name="gr5" draw:text-style-name="P6" draw:layer="layout" svg:width="8.007cm" svg:height="0.39cm" svg:x="2.121cm" svg:y="6.165cm">
          <draw:text-box>
            <text:p text:style-name="P1"><text:span text:style-name="T7">intimacy <text:s/>with <text:s/>the <text:s/>Buddhas, <text:s/>paving <text:s/>the <text:s/>road <text:s/>for <text:s/>the </text:span></text:p>
          </draw:text-box>
        </draw:frame>
        <draw:frame draw:style-name="gr5" draw:text-style-name="P6" draw:layer="layout" svg:width="8.1cm" svg:height="0.39cm" svg:x="2.121cm" svg:y="6.588cm">
          <draw:text-box>
            <text:p text:style-name="P1"><text:span text:style-name="T7">expansion <text:s/>of <text:s/>cave <text:s/>functions <text:s/>and <text:s/>the <text:s/>development <text:s/>of </text:span></text:p>
          </draw:text-box>
        </draw:frame>
        <draw:frame draw:style-name="gr5" draw:text-style-name="P6" draw:layer="layout" svg:width="7.931cm" svg:height="0.39cm" svg:x="2.121cm" svg:y="7.011cm">
          <draw:text-box>
            <text:p text:style-name="P1"><text:span text:style-name="T7">relation between people and Buddhas in the future time </text:span></text:p>
          </draw:text-box>
        </draw:frame>
        <draw:frame draw:style-name="gr5" draw:text-style-name="P6" draw:layer="layout" svg:width="1.086cm" svg:height="0.39cm" svg:x="2.121cm" svg:y="7.435cm">
          <draw:text-box>
            <text:p text:style-name="P1"><text:span text:style-name="T7">period. </text:span></text:p>
          </draw:text-box>
        </draw:frame>
        <draw:frame draw:style-name="gr5" draw:text-style-name="P6" draw:layer="layout" svg:width="7.58cm" svg:height="0.39cm" svg:x="2.63cm" svg:y="8.071cm">
          <draw:text-box>
            <text:p text:style-name="P1"><text:span text:style-name="T7">Gradually staring from the Tang Dynasty, people are </text:span></text:p>
          </draw:text-box>
        </draw:frame>
        <draw:frame draw:style-name="gr5" draw:text-style-name="P6" draw:layer="layout" svg:width="8.067cm" svg:height="0.39cm" svg:x="2.121cm" svg:y="8.494cm">
          <draw:text-box>
            <text:p text:style-name="P1"><text:span text:style-name="T7">not satisfied with simple displaying donor figures on the </text:span></text:p>
          </draw:text-box>
        </draw:frame>
        <draw:frame draw:style-name="gr5" draw:text-style-name="P6" draw:layer="layout" svg:width="8.109cm" svg:height="0.39cm" svg:x="2.121cm" svg:y="8.917cm">
          <draw:text-box>
            <text:p text:style-name="P1"><text:span text:style-name="T7">bottom of murals anymore, so more vivid and magnified </text:span></text:p>
          </draw:text-box>
        </draw:frame>
        <draw:frame draw:style-name="gr5" draw:text-style-name="P6" draw:layer="layout" svg:width="7.99cm" svg:height="0.39cm" svg:x="2.121cm" svg:y="9.341cm">
          <draw:text-box>
            <text:p text:style-name="P1"><text:span text:style-name="T7">forms of donor <text:s/>figures appeared. In late Tang Dynasty, </text:span></text:p>
          </draw:text-box>
        </draw:frame>
        <draw:frame draw:style-name="gr5" draw:text-style-name="P6" draw:layer="layout" svg:width="8.287cm" svg:height="0.39cm" svg:x="2.121cm" svg:y="9.764cm">
          <draw:text-box>
            <text:p text:style-name="P1"><text:span text:style-name="T7">donors’ merits and family added onto the Buddhist caves’ </text:span></text:p>
          </draw:text-box>
        </draw:frame>
        <draw:frame draw:style-name="gr5" draw:text-style-name="P6" draw:layer="layout" svg:width="8.126cm" svg:height="0.39cm" svg:x="2.121cm" svg:y="10.187cm">
          <draw:text-box>
            <text:p text:style-name="P1"><text:span text:style-name="T7">significance. Zhang Yichao, a local resident at Duhuang, </text:span></text:p>
          </draw:text-box>
        </draw:frame>
        <draw:frame draw:style-name="gr5" draw:text-style-name="P6" draw:layer="layout" svg:width="8.333cm" svg:height="0.39cm" svg:x="2.121cm" svg:y="10.611cm">
          <draw:text-box>
            <text:p text:style-name="P1"><text:span text:style-name="T7">led <text:s/>a <text:s/>rebellion <text:s/>to <text:s/>overthrown <text:s/>the <text:s/>Tibetan <text:s/>Empire <text:s/>and </text:span></text:p>
          </draw:text-box>
        </draw:frame>
        <draw:frame draw:style-name="gr5" draw:text-style-name="P6" draw:layer="layout" svg:width="8.028cm" svg:height="0.39cm" svg:x="2.121cm" svg:y="11.034cm">
          <draw:text-box>
            <text:p text:style-name="P1"><text:span text:style-name="T7">returned the Hexi areas back to Tang’s regime. Since he </text:span></text:p>
          </draw:text-box>
        </draw:frame>
        <draw:frame draw:style-name="gr5" draw:text-style-name="P6" draw:layer="layout" svg:width="8.253cm" svg:height="0.39cm" svg:x="2.121cm" svg:y="11.457cm">
          <draw:text-box>
            <text:p text:style-name="P1"><text:span text:style-name="T7">met people’s eagerness of returning to Tang’s govern and </text:span></text:p>
          </draw:text-box>
        </draw:frame>
        <draw:frame draw:style-name="gr5" draw:text-style-name="P6" draw:layer="layout" svg:width="8.194cm" svg:height="0.39cm" svg:x="2.121cm" svg:y="11.881cm">
          <draw:text-box>
            <text:p text:style-name="P1"><text:span text:style-name="T7">was appoint as a military governor by the Tang Emperor, </text:span></text:p>
          </draw:text-box>
        </draw:frame>
        <draw:frame draw:style-name="gr5" draw:text-style-name="P6" draw:layer="layout" svg:width="0.502cm" svg:height="0.39cm" svg:x="2.121cm" svg:y="12.304cm">
          <draw:text-box>
            <text:p text:style-name="P1"><text:span text:style-name="T7">his </text:span></text:p>
          </draw:text-box>
        </draw:frame>
        <draw:frame draw:style-name="gr5" draw:text-style-name="P6" draw:layer="layout" svg:width="1.014cm" svg:height="0.39cm" svg:x="2.76cm" svg:y="12.304cm">
          <draw:text-box>
            <text:p text:style-name="P1"><text:span text:style-name="T7">family </text:span></text:p>
          </draw:text-box>
        </draw:frame>
        <draw:frame draw:style-name="gr5" draw:text-style-name="P6" draw:layer="layout" svg:width="0.777cm" svg:height="0.39cm" svg:x="3.91cm" svg:y="12.304cm">
          <draw:text-box>
            <text:p text:style-name="P1"><text:span text:style-name="T7">were </text:span></text:p>
          </draw:text-box>
        </draw:frame>
        <draw:frame draw:style-name="gr5" draw:text-style-name="P6" draw:layer="layout" svg:width="0.815cm" svg:height="0.39cm" svg:x="4.824cm" svg:y="12.304cm">
          <draw:text-box>
            <text:p text:style-name="P1"><text:span text:style-name="T7">well- </text:span></text:p>
          </draw:text-box>
        </draw:frame>
        <draw:frame draw:style-name="gr5" draw:text-style-name="P6" draw:layer="layout" svg:width="1.424cm" svg:height="0.39cm" svg:x="5.775cm" svg:y="12.304cm">
          <draw:text-box>
            <text:p text:style-name="P1"><text:span text:style-name="T7">respected </text:span></text:p>
          </draw:text-box>
        </draw:frame>
        <draw:frame draw:style-name="gr5" draw:text-style-name="P6" draw:layer="layout" svg:width="0.506cm" svg:height="0.39cm" svg:x="7.34cm" svg:y="12.304cm">
          <draw:text-box>
            <text:p text:style-name="P1"><text:span text:style-name="T7">for </text:span></text:p>
          </draw:text-box>
        </draw:frame>
        <draw:frame draw:style-name="gr5" draw:text-style-name="P6" draw:layer="layout" svg:width="0.739cm" svg:height="0.39cm" svg:x="7.978cm" svg:y="12.304cm">
          <draw:text-box>
            <text:p text:style-name="P1"><text:span text:style-name="T7">their </text:span></text:p>
          </draw:text-box>
        </draw:frame>
        <draw:frame draw:style-name="gr5" draw:text-style-name="P6" draw:layer="layout" svg:width="1.369cm" svg:height="0.39cm" svg:x="8.849cm" svg:y="12.304cm">
          <draw:text-box>
            <text:p text:style-name="P1"><text:span text:style-name="T7">heavenly </text:span></text:p>
          </draw:text-box>
        </draw:frame>
        <draw:frame draw:style-name="gr5" draw:text-style-name="P6" draw:layer="layout" svg:width="1.911cm" svg:height="0.39cm" svg:x="2.121cm" svg:y="12.727cm">
          <draw:text-box>
            <text:p text:style-name="P1"><text:span text:style-name="T7">contribution. </text:span></text:p>
          </draw:text-box>
        </draw:frame>
        <draw:frame draw:style-name="gr5" draw:text-style-name="P6" draw:layer="layout" svg:width="1.577cm" svg:height="0.39cm" svg:x="4.129cm" svg:y="12.727cm">
          <draw:text-box>
            <text:p text:style-name="P1"><text:span text:style-name="T7">Therefore, </text:span></text:p>
          </draw:text-box>
        </draw:frame>
        <draw:frame draw:style-name="gr5" draw:text-style-name="P6" draw:layer="layout" svg:width="0.523cm" svg:height="0.39cm" svg:x="5.816cm" svg:y="12.727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97cm" svg:height="0.39cm" svg:x="6.461cm" svg:y="12.727cm">
          <draw:text-box>
            <text:p text:style-name="P1"><text:span text:style-name="T7">Zhang </text:span></text:p>
          </draw:text-box>
        </draw:frame>
        <draw:frame draw:style-name="gr5" draw:text-style-name="P6" draw:layer="layout" svg:width="1.014cm" svg:height="0.39cm" svg:x="7.564cm" svg:y="12.727cm">
          <draw:text-box>
            <text:p text:style-name="P1"><text:span text:style-name="T7">family </text:span></text:p>
          </draw:text-box>
        </draw:frame>
        <draw:frame draw:style-name="gr5" draw:text-style-name="P6" draw:layer="layout" svg:width="0.899cm" svg:height="0.39cm" svg:x="8.685cm" svg:y="12.727cm">
          <draw:text-box>
            <text:p text:style-name="P1"><text:span text:style-name="T7">broke </text:span></text:p>
          </draw:text-box>
        </draw:frame>
        <draw:frame draw:style-name="gr5" draw:text-style-name="P6" draw:layer="layout" svg:width="0.523cm" svg:height="0.39cm" svg:x="9.691cm" svg:y="12.727cm">
          <draw:text-box>
            <text:p text:style-name="P1"><text:span text:style-name="T7">the </text:span></text:p>
          </draw:text-box>
        </draw:frame>
        <draw:frame draw:style-name="gr5" draw:text-style-name="P6" draw:layer="layout" svg:width="8.414cm" svg:height="0.39cm" svg:x="2.121cm" svg:y="13.151cm">
          <draw:text-box>
            <text:p text:style-name="P1"><text:span text:style-name="T7">tradition <text:s/>forms <text:s/>of <text:s/>donor <text:s/>figures, and <text:s/>painted <text:s/>scenes <text:s/>of </text:span></text:p>
          </draw:text-box>
        </draw:frame>
        <draw:frame draw:style-name="gr5" draw:text-style-name="P6" draw:layer="layout" svg:width="7.834cm" svg:height="0.39cm" svg:x="2.121cm" svg:y="13.574cm">
          <draw:text-box>
            <text:p text:style-name="P1"><text:span text:style-name="T7">Zhang Yichao leading military to fight Tibetans on the </text:span></text:p>
          </draw:text-box>
        </draw:frame>
        <draw:frame draw:style-name="gr5" draw:text-style-name="P6" draw:layer="layout" svg:width="1.052cm" svg:height="0.39cm" svg:x="2.121cm" svg:y="13.998cm">
          <draw:text-box>
            <text:p text:style-name="P1"><text:span text:style-name="T7">murals </text:span></text:p>
          </draw:text-box>
        </draw:frame>
        <draw:frame draw:style-name="gr5" draw:text-style-name="P6" draw:layer="layout" svg:width="0.387cm" svg:height="0.39cm" svg:x="3.34cm" svg:y="13.998cm">
          <draw:text-box>
            <text:p text:style-name="P1"><text:span text:style-name="T7">of </text:span></text:p>
          </draw:text-box>
        </draw:frame>
        <draw:frame draw:style-name="gr5" draw:text-style-name="P6" draw:layer="layout" svg:width="0.815cm" svg:height="0.39cm" svg:x="3.894cm" svg:y="13.998cm">
          <draw:text-box>
            <text:p text:style-name="P1"><text:span text:style-name="T7">Cave </text:span></text:p>
          </draw:text-box>
        </draw:frame>
        <draw:frame draw:style-name="gr5" draw:text-style-name="P6" draw:layer="layout" svg:width="0.713cm" svg:height="0.39cm" svg:x="4.88cm" svg:y="13.998cm">
          <draw:text-box>
            <text:p text:style-name="P1"><text:span text:style-name="T7">156, </text:span></text:p>
          </draw:text-box>
        </draw:frame>
        <draw:frame draw:style-name="gr5" draw:text-style-name="P6" draw:layer="layout" svg:width="1.153cm" svg:height="0.39cm" svg:x="5.763cm" svg:y="13.998cm">
          <draw:text-box>
            <text:p text:style-name="P1"><text:span text:style-name="T7">making </text:span></text:p>
          </draw:text-box>
        </draw:frame>
        <draw:frame draw:style-name="gr5" draw:text-style-name="P6" draw:layer="layout" svg:width="1.365cm" svg:height="0.39cm" svg:x="7.084cm" svg:y="13.998cm">
          <draw:text-box>
            <text:p text:style-name="P1"><text:span text:style-name="T7">Buddhist </text:span></text:p>
          </draw:text-box>
        </draw:frame>
        <draw:frame draw:style-name="gr5" draw:text-style-name="P6" draw:layer="layout" svg:width="0.874cm" svg:height="0.39cm" svg:x="8.646cm" svg:y="13.998cm">
          <draw:text-box>
            <text:p text:style-name="P1"><text:span text:style-name="T7">caves </text:span></text:p>
          </draw:text-box>
        </draw:frame>
        <draw:frame draw:style-name="gr5" draw:text-style-name="P6" draw:layer="layout" svg:width="0.506cm" svg:height="0.39cm" svg:x="9.717cm" svg:y="13.998cm">
          <draw:text-box>
            <text:p text:style-name="P1"><text:span text:style-name="T7">for </text:span></text:p>
          </draw:text-box>
        </draw:frame>
        <draw:frame draw:style-name="gr5" draw:text-style-name="P6" draw:layer="layout" svg:width="1.683cm" svg:height="0.39cm" svg:x="2.121cm" svg:y="14.421cm">
          <draw:text-box>
            <text:p text:style-name="P1"><text:span text:style-name="T7">worshiping </text:span></text:p>
          </draw:text-box>
        </draw:frame>
        <draw:frame draw:style-name="gr5" draw:text-style-name="P6" draw:layer="layout" svg:width="1.543cm" svg:height="0.39cm" svg:x="3.912cm" svg:y="14.421cm">
          <draw:text-box>
            <text:p text:style-name="P1"><text:span text:style-name="T7">Buddhism </text:span></text:p>
          </draw:text-box>
        </draw:frame>
        <draw:frame draw:style-name="gr5" draw:text-style-name="P6" draw:layer="layout" svg:width="4.638cm" svg:height="0.39cm" svg:x="5.576cm" svg:y="14.421cm">
          <draw:text-box>
            <text:p text:style-name="P1"><text:span text:style-name="T7">have <text:s/>functions <text:s/>of <text:s/>highlighting </text:span></text:p>
          </draw:text-box>
        </draw:frame>
        <draw:frame draw:style-name="gr5" draw:text-style-name="P6" draw:layer="layout" svg:width="7.872cm" svg:height="0.39cm" svg:x="2.121cm" svg:y="14.845cm">
          <draw:text-box>
            <text:p text:style-name="P1"><text:span text:style-name="T7">one’s merit or serving as family memorials. Influenced </text:span></text:p>
          </draw:text-box>
        </draw:frame>
        <draw:frame draw:style-name="gr5" draw:text-style-name="P6" draw:layer="layout" svg:width="8.062cm" svg:height="0.39cm" svg:x="2.121cm" svg:y="15.268cm">
          <draw:text-box>
            <text:p text:style-name="P1"><text:span text:style-name="T7">by his family cave, many future caves followed Zhang’s </text:span></text:p>
          </draw:text-box>
        </draw:frame>
        <draw:frame draw:style-name="gr5" draw:text-style-name="P6" draw:layer="layout" svg:width="7.076cm" svg:height="0.39cm" svg:x="2.121cm" svg:y="15.691cm">
          <draw:text-box>
            <text:p text:style-name="P1"><text:span text:style-name="T7">Cave 156 and recorded the donor families’ glory. </text:span></text:p>
          </draw:text-box>
        </draw:frame>
        <draw:frame draw:style-name="gr7" draw:text-style-name="P8" draw:layer="layout" svg:width="0.405cm" svg:height="0.454cm" svg:x="2.121cm" svg:y="16.527cm">
          <draw:text-box>
            <text:p text:style-name="P1"><text:span text:style-name="T10">4.</text:span></text:p>
          </draw:text-box>
        </draw:frame>
        <draw:frame draw:style-name="gr7" draw:text-style-name="P8" draw:layer="layout" svg:width="0.405cm" svg:height="0.454cm" svg:x="2.427cm" svg:y="16.52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5.12cm" svg:height="0.454cm" svg:x="2.541cm" svg:y="16.527cm">
          <draw:text-box>
            <text:p text:style-name="P1"><text:span text:style-name="T10">HISTORY IN THE MURAL </text:span></text:p>
          </draw:text-box>
        </draw:frame>
        <draw:frame draw:style-name="gr5" draw:text-style-name="P6" draw:layer="layout" svg:width="7.614cm" svg:height="0.39cm" svg:x="2.63cm" svg:y="17.321cm">
          <draw:text-box>
            <text:p text:style-name="P1"><text:span text:style-name="T7">The content painted on the murals of Buddhist Caves </text:span></text:p>
          </draw:text-box>
        </draw:frame>
        <draw:frame draw:style-name="gr5" draw:text-style-name="P6" draw:layer="layout" svg:width="0.366cm" svg:height="0.39cm" svg:x="2.121cm" svg:y="17.745cm">
          <draw:text-box>
            <text:p text:style-name="P1"><text:span text:style-name="T7">in </text:span></text:p>
          </draw:text-box>
        </draw:frame>
        <draw:frame draw:style-name="gr5" draw:text-style-name="P6" draw:layer="layout" svg:width="1.568cm" svg:height="0.39cm" svg:x="2.671cm" svg:y="17.745cm">
          <draw:text-box>
            <text:p text:style-name="P1"><text:span text:style-name="T7">Dunhuang </text:span></text:p>
          </draw:text-box>
        </draw:frame>
        <draw:frame draw:style-name="gr5" draw:text-style-name="P6" draw:layer="layout" svg:width="0.523cm" svg:height="0.39cm" svg:x="4.417cm" svg:y="17.745cm">
          <draw:text-box>
            <text:p text:style-name="P1"><text:span text:style-name="T7">are </text:span></text:p>
          </draw:text-box>
        </draw:frame>
        <draw:frame draw:style-name="gr5" draw:text-style-name="P6" draw:layer="layout" svg:width="1.467cm" svg:height="0.39cm" svg:x="5.128cm" svg:y="17.745cm">
          <draw:text-box>
            <text:p text:style-name="P1"><text:span text:style-name="T7">important </text:span></text:p>
          </draw:text-box>
        </draw:frame>
        <draw:frame draw:style-name="gr5" draw:text-style-name="P6" draw:layer="layout" svg:width="1.403cm" svg:height="0.39cm" svg:x="6.781cm" svg:y="17.745cm">
          <draw:text-box>
            <text:p text:style-name="P1"><text:span text:style-name="T7">historical </text:span></text:p>
          </draw:text-box>
        </draw:frame>
        <draw:frame draw:style-name="gr5" draw:text-style-name="P6" draw:layer="layout" svg:width="1.149cm" svg:height="0.39cm" svg:x="8.371cm" svg:y="17.745cm">
          <draw:text-box>
            <text:p text:style-name="P1"><text:span text:style-name="T7">sources </text:span></text:p>
          </draw:text-box>
        </draw:frame>
        <draw:frame draw:style-name="gr5" draw:text-style-name="P6" draw:layer="layout" svg:width="0.506cm" svg:height="0.39cm" svg:x="9.708cm" svg:y="17.745cm">
          <draw:text-box>
            <text:p text:style-name="P1"><text:span text:style-name="T7">for </text:span></text:p>
          </draw:text-box>
        </draw:frame>
        <draw:frame draw:style-name="gr5" draw:text-style-name="P6" draw:layer="layout" svg:width="8.27cm" svg:height="0.39cm" svg:x="2.121cm" svg:y="18.168cm">
          <draw:text-box>
            <text:p text:style-name="P1"><text:span text:style-name="T7">reference of religious and cultural development. One type </text:span></text:p>
          </draw:text-box>
        </draw:frame>
        <draw:frame draw:style-name="gr5" draw:text-style-name="P6" draw:layer="layout" svg:width="8.181cm" svg:height="0.39cm" svg:x="2.121cm" svg:y="18.591cm">
          <draw:text-box>
            <text:p text:style-name="P1"><text:span text:style-name="T7">of <text:s/>paintings <text:s/>of <text:s/>the <text:s/>murals <text:s/>are <text:s/>story <text:s/>paintings, <text:s/>which </text:span></text:p>
          </draw:text-box>
        </draw:frame>
        <draw:frame draw:style-name="gr5" draw:text-style-name="P6" draw:layer="layout" svg:width="8.223cm" svg:height="0.39cm" svg:x="2.121cm" svg:y="19.015cm">
          <draw:text-box>
            <text:p text:style-name="P1"><text:span text:style-name="T7">recorded stories of historical scenes. An example proving </text:span></text:p>
          </draw:text-box>
        </draw:frame>
        <draw:frame draw:style-name="gr5" draw:text-style-name="P6" draw:layer="layout" svg:width="7.914cm" svg:height="0.39cm" svg:x="2.121cm" svg:y="19.439cm">
          <draw:text-box>
            <text:p text:style-name="P1"><text:span text:style-name="T7">the development is the mural of Cave 323, showing the </text:span></text:p>
          </draw:text-box>
        </draw:frame>
        <draw:frame draw:style-name="gr5" draw:text-style-name="P6" draw:layer="layout" svg:width="8.35cm" svg:height="0.39cm" svg:x="2.121cm" svg:y="19.862cm">
          <draw:text-box>
            <text:p text:style-name="P1"><text:span text:style-name="T7">story of Zhang Qian’s second envoy to the west and monk </text:span></text:p>
          </draw:text-box>
        </draw:frame>
        <draw:frame draw:style-name="gr5" draw:text-style-name="P6" draw:layer="layout" svg:width="8.041cm" svg:height="0.39cm" svg:x="2.121cm" svg:y="20.286cm">
          <draw:text-box>
            <text:p text:style-name="P1"><text:span text:style-name="T7">Kang <text:s/>Senghui’s <text:s/>voyage <text:s/>down <text:s/>to <text:s/>Jiangnan <text:s/>region <text:s/>to </text:span></text:p>
          </draw:text-box>
        </draw:frame>
        <draw:frame draw:style-name="gr5" draw:text-style-name="P6" draw:layer="layout" svg:width="2.644cm" svg:height="0.39cm" svg:x="2.121cm" svg:y="20.709cm">
          <draw:text-box>
            <text:p text:style-name="P1"><text:span text:style-name="T7">spread Buddhism. </text:span></text:p>
          </draw:text-box>
        </draw:frame>
        <draw:frame draw:style-name="gr5" draw:text-style-name="P6" draw:layer="layout" svg:width="7.647cm" svg:height="0.39cm" svg:x="2.63cm" svg:y="21.344cm">
          <draw:text-box>
            <text:p text:style-name="P1"><text:span text:style-name="T7">The story of Zhang Qian is composed by three pieces </text:span></text:p>
          </draw:text-box>
        </draw:frame>
        <draw:frame draw:style-name="gr5" draw:text-style-name="P6" draw:layer="layout" svg:width="8.134cm" svg:height="0.39cm" svg:x="2.121cm" svg:y="21.767cm">
          <draw:text-box>
            <text:p text:style-name="P1"><text:span text:style-name="T7">of murals: Wu-ti worshiping two statues conquered from </text:span></text:p>
          </draw:text-box>
        </draw:frame>
        <draw:frame draw:style-name="gr5" draw:text-style-name="P6" draw:layer="layout" svg:width="8.105cm" svg:height="0.39cm" svg:x="2.121cm" svg:y="22.191cm">
          <draw:text-box>
            <text:p text:style-name="P1"><text:span text:style-name="T7">Xiongnu, <text:s/>Zhang <text:s/>Qian <text:s/>bidding <text:s/>farewell to <text:s/>Wu-ti, <text:s/>and </text:span></text:p>
          </draw:text-box>
        </draw:frame>
        <draw:frame draw:style-name="gr5" draw:text-style-name="P6" draw:layer="layout" svg:width="8.274cm" svg:height="0.39cm" svg:x="2.121cm" svg:y="22.614cm">
          <draw:text-box>
            <text:p text:style-name="P1"><text:span text:style-name="T7">Zhang Qian’s mission arriving at the gate of Daxia. In the </text:span></text:p>
          </draw:text-box>
        </draw:frame>
        <draw:frame draw:style-name="gr5" draw:text-style-name="P6" draw:layer="layout" svg:width="8.38cm" svg:height="0.39cm" svg:x="2.121cm" svg:y="23.037cm">
          <draw:text-box>
            <text:p text:style-name="P1"><text:span text:style-name="T7">story, <text:s/>Wu-ti <text:s/>liked <text:s/>the <text:s/>two <text:s/>statues <text:s/>so <text:s/>he enshrined <text:s/>and </text:span></text:p>
          </draw:text-box>
        </draw:frame>
        <draw:frame draw:style-name="gr5" draw:text-style-name="P6" draw:layer="layout" svg:width="8.113cm" svg:height="0.39cm" svg:x="2.121cm" svg:y="23.461cm">
          <draw:text-box>
            <text:p text:style-name="P1"><text:span text:style-name="T7">worshiped <text:s/>them, <text:s/>but <text:s/>he <text:s/>does <text:s/>not <text:s/>know <text:s/>their <text:s/>deities. </text:span></text:p>
          </draw:text-box>
        </draw:frame>
        <draw:frame draw:style-name="gr5" draw:text-style-name="P6" draw:layer="layout" svg:width="8.126cm" svg:height="0.39cm" svg:x="2.121cm" svg:y="23.884cm">
          <draw:text-box>
            <text:p text:style-name="P1"><text:span text:style-name="T7">Therefore, he sent Zhang Qian off, asking him to inquire </text:span></text:p>
          </draw:text-box>
        </draw:frame>
        <draw:frame draw:style-name="gr5" draw:text-style-name="P6" draw:layer="layout" svg:width="8.312cm" svg:height="0.39cm" svg:x="2.121cm" svg:y="24.307cm">
          <draw:text-box>
            <text:p text:style-name="P1"><text:span text:style-name="T7">about <text:s/>the <text:s/>statues’ <text:s/>information <text:s/>when <text:s/>journeying <text:s/>to <text:s/>the </text:span></text:p>
          </draw:text-box>
        </draw:frame>
        <draw:frame draw:style-name="gr5" draw:text-style-name="P6" draw:layer="layout" svg:width="8.172cm" svg:height="0.39cm" svg:x="2.121cm" svg:y="24.731cm">
          <draw:text-box>
            <text:p text:style-name="P1"><text:span text:style-name="T7">west. Then, Zhang Qian arrived at Daxia nation with two </text:span></text:p>
          </draw:text-box>
        </draw:frame>
        <draw:frame draw:style-name="gr5" draw:text-style-name="P6" draw:layer="layout" svg:width="8.037cm" svg:height="0.39cm" svg:x="2.121cm" svg:y="25.155cm">
          <draw:text-box>
            <text:p text:style-name="P1"><text:span text:style-name="T7">monks standing in front of the gate welcoming him, and </text:span></text:p>
          </draw:text-box>
        </draw:frame>
        <draw:frame draw:style-name="gr5" draw:text-style-name="P6" draw:layer="layout" svg:width="7.796cm" svg:height="0.39cm" svg:x="2.121cm" svg:y="25.578cm">
          <draw:text-box>
            <text:p text:style-name="P1"><text:span text:style-name="T7">from Daxia he learnt that the two statues were Buddha </text:span></text:p>
          </draw:text-box>
        </draw:frame>
        <draw:frame draw:style-name="gr5" draw:text-style-name="P6" draw:layer="layout" svg:width="8.236cm" svg:height="0.39cm" svg:x="2.121cm" svg:y="26.001cm">
          <draw:text-box>
            <text:p text:style-name="P1"><text:span text:style-name="T7">figures <text:s/>[6]. <text:s/>This <text:s/>story <text:s/>corresponds <text:s/>with <text:s/>the <text:s/>historical </text:span></text:p>
          </draw:text-box>
        </draw:frame>
        <draw:frame draw:style-name="gr5" draw:text-style-name="P6" draw:layer="layout" svg:width="8.092cm" svg:height="0.39cm" svg:x="2.121cm" svg:y="26.425cm">
          <draw:text-box>
            <text:p text:style-name="P1"><text:span text:style-name="T7">record of Zhang Qian’s second envoy to the west, which </text:span></text:p>
          </draw:text-box>
        </draw:frame>
        <draw:frame draw:style-name="gr5" draw:text-style-name="P6" draw:layer="layout" svg:width="8.464cm" svg:height="0.39cm" svg:x="10.809cm" svg:y="2.566cm">
          <draw:text-box>
            <text:p text:style-name="P1"><text:span text:style-name="T7">he <text:s/>was <text:s/>originally <text:s/>to <text:s/>form <text:s/>ally <text:s/>with <text:s/>Wu-Sun <text:s/>people <text:s/>to </text:span></text:p>
          </draw:text-box>
        </draw:frame>
        <draw:frame draw:style-name="gr5" draw:text-style-name="P6" draw:layer="layout" svg:width="0.832cm" svg:height="0.39cm" svg:x="10.809cm" svg:y="2.99cm">
          <draw:text-box>
            <text:p text:style-name="P1"><text:span text:style-name="T7">resist </text:span></text:p>
          </draw:text-box>
        </draw:frame>
        <draw:frame draw:style-name="gr5" draw:text-style-name="P6" draw:layer="layout" svg:width="1.331cm" svg:height="0.39cm" svg:x="11.948cm" svg:y="2.99cm">
          <draw:text-box>
            <text:p text:style-name="P1"><text:span text:style-name="T7">Xiongnu </text:span></text:p>
          </draw:text-box>
        </draw:frame>
        <draw:frame draw:style-name="gr5" draw:text-style-name="P6" draw:layer="layout" svg:width="1.34cm" svg:height="0.39cm" svg:x="13.583cm" svg:y="2.99cm">
          <draw:text-box>
            <text:p text:style-name="P1"><text:span text:style-name="T7">together. </text:span></text:p>
          </draw:text-box>
        </draw:frame>
        <draw:frame draw:style-name="gr5" draw:text-style-name="P6" draw:layer="layout" svg:width="1.429cm" svg:height="0.39cm" svg:x="15.228cm" svg:y="2.99cm">
          <draw:text-box>
            <text:p text:style-name="P1"><text:span text:style-name="T7">Although </text:span></text:p>
          </draw:text-box>
        </draw:frame>
        <draw:frame draw:style-name="gr5" draw:text-style-name="P6" draw:layer="layout" svg:width="0.523cm" svg:height="0.39cm" svg:x="16.954cm" svg:y="2.99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192cm" svg:height="0.39cm" svg:x="17.783cm" svg:y="2.99cm">
          <draw:text-box>
            <text:p text:style-name="P1"><text:span text:style-name="T7">original </text:span></text:p>
          </draw:text-box>
        </draw:frame>
        <draw:frame draw:style-name="gr5" draw:text-style-name="P6" draw:layer="layout" svg:width="8.261cm" svg:height="0.39cm" svg:x="10.809cm" svg:y="3.413cm">
          <draw:text-box>
            <text:p text:style-name="P1"><text:span text:style-name="T7">commission failed to achieve, his two journeys connected </text:span></text:p>
          </draw:text-box>
        </draw:frame>
        <draw:frame draw:style-name="gr5" draw:text-style-name="P6" draw:layer="layout" svg:width="8.388cm" svg:height="0.39cm" svg:x="10.809cm" svg:y="3.836cm">
          <draw:text-box>
            <text:p text:style-name="P1"><text:span text:style-name="T7">nations <text:s/>in <text:s/>the <text:s/>west with <text:s/>Han <text:s/>China, <text:s/>bringing <text:s/>customs, </text:span></text:p>
          </draw:text-box>
        </draw:frame>
        <draw:frame draw:style-name="gr5" draw:text-style-name="P6" draw:layer="layout" svg:width="1.297cm" svg:height="0.39cm" svg:x="10.809cm" svg:y="4.26cm">
          <draw:text-box>
            <text:p text:style-name="P1"><text:span text:style-name="T7">cultures, </text:span></text:p>
          </draw:text-box>
        </draw:frame>
        <draw:frame draw:style-name="gr5" draw:text-style-name="P6" draw:layer="layout" svg:width="1.416cm" svg:height="0.39cm" svg:x="12.321cm" svg:y="4.26cm">
          <draw:text-box>
            <text:p text:style-name="P1"><text:span text:style-name="T7">religions, </text:span></text:p>
          </draw:text-box>
        </draw:frame>
        <draw:frame draw:style-name="gr5" draw:text-style-name="P6" draw:layer="layout" svg:width="0.603cm" svg:height="0.39cm" svg:x="13.947cm" svg:y="4.26cm">
          <draw:text-box>
            <text:p text:style-name="P1"><text:span text:style-name="T7">and </text:span></text:p>
          </draw:text-box>
        </draw:frame>
        <draw:frame draw:style-name="gr5" draw:text-style-name="P6" draw:layer="layout" svg:width="2.013cm" svg:height="0.39cm" svg:x="14.768cm" svg:y="4.26cm">
          <draw:text-box>
            <text:p text:style-name="P1"><text:span text:style-name="T7">merchandises </text:span></text:p>
          </draw:text-box>
        </draw:frame>
        <draw:frame draw:style-name="gr5" draw:text-style-name="P6" draw:layer="layout" svg:width="0.442cm" svg:height="0.39cm" svg:x="16.988cm" svg:y="4.26cm">
          <draw:text-box>
            <text:p text:style-name="P1"><text:span text:style-name="T7">all </text:span></text:p>
          </draw:text-box>
        </draw:frame>
        <draw:frame draw:style-name="gr5" draw:text-style-name="P6" draw:layer="layout" svg:width="1.34cm" svg:height="0.39cm" svg:x="17.64cm" svg:y="4.26cm">
          <draw:text-box>
            <text:p text:style-name="P1"><text:span text:style-name="T7">together, </text:span></text:p>
          </draw:text-box>
        </draw:frame>
        <draw:frame draw:style-name="gr5" draw:text-style-name="P6" draw:layer="layout" svg:width="6.966cm" svg:height="0.39cm" svg:x="10.809cm" svg:y="4.683cm">
          <draw:text-box>
            <text:p text:style-name="P1"><text:span text:style-name="T7">exchanging and developing along the Silk Road. </text:span></text:p>
          </draw:text-box>
        </draw:frame>
        <draw:frame draw:style-name="gr5" draw:text-style-name="P6" draw:layer="layout" svg:width="7.834cm" svg:height="0.39cm" svg:x="11.318cm" svg:y="5.318cm">
          <draw:text-box>
            <text:p text:style-name="P1"><text:span text:style-name="T7">Another story presents on the mural of Cave 323 is the </text:span></text:p>
          </draw:text-box>
        </draw:frame>
        <draw:frame draw:style-name="gr5" draw:text-style-name="P6" draw:layer="layout" svg:width="8.206cm" svg:height="0.39cm" svg:x="10.809cm" svg:y="5.741cm">
          <draw:text-box>
            <text:p text:style-name="P1"><text:span text:style-name="T7">reverent monk Kang Senghui’s voyage down to Jiangnan </text:span></text:p>
          </draw:text-box>
        </draw:frame>
        <draw:frame draw:style-name="gr5" draw:text-style-name="P6" draw:layer="layout" svg:width="8.253cm" svg:height="0.39cm" svg:x="10.809cm" svg:y="6.165cm">
          <draw:text-box>
            <text:p text:style-name="P1"><text:span text:style-name="T7">to spread the ideals of Buddhism. This story took place in </text:span></text:p>
          </draw:text-box>
        </draw:frame>
        <draw:frame draw:style-name="gr5" draw:text-style-name="P6" draw:layer="layout" svg:width="8.117cm" svg:height="0.39cm" svg:x="10.809cm" svg:y="6.588cm">
          <draw:text-box>
            <text:p text:style-name="P1"><text:span text:style-name="T7">the period of Three Kingdoms, where Buddhism was yet </text:span></text:p>
          </draw:text-box>
        </draw:frame>
        <draw:frame draw:style-name="gr5" draw:text-style-name="P6" draw:layer="layout" svg:width="8.045cm" svg:height="0.39cm" svg:x="10.809cm" svg:y="7.011cm">
          <draw:text-box>
            <text:p text:style-name="P1"><text:span text:style-name="T7">popularized in Jiangnan, southern regions of China. The </text:span></text:p>
          </draw:text-box>
        </draw:frame>
        <draw:frame draw:style-name="gr5" draw:text-style-name="P6" draw:layer="layout" svg:width="8.261cm" svg:height="0.39cm" svg:x="10.809cm" svg:y="7.435cm">
          <draw:text-box>
            <text:p text:style-name="P1"><text:span text:style-name="T7">story was constituted by four groups of painting, showing </text:span></text:p>
          </draw:text-box>
        </draw:frame>
        <draw:frame draw:style-name="gr5" draw:text-style-name="P6" draw:layer="layout" svg:width="8.138cm" svg:height="0.39cm" svg:x="10.809cm" svg:y="7.858cm">
          <draw:text-box>
            <text:p text:style-name="P1"><text:span text:style-name="T7">that Kang Senghui went down south to the Wu Kingdom </text:span></text:p>
          </draw:text-box>
        </draw:frame>
        <draw:frame draw:style-name="gr5" draw:text-style-name="P6" draw:layer="layout" svg:width="8.138cm" svg:height="0.39cm" svg:x="10.809cm" svg:y="8.282cm">
          <draw:text-box>
            <text:p text:style-name="P1"><text:span text:style-name="T7">by <text:s/>boat, <text:s/>and <text:s/>the <text:s/>emperor <text:s/>received <text:s/>him, <text:s/>believed <text:s/>his </text:span></text:p>
          </draw:text-box>
        </draw:frame>
        <draw:frame draw:style-name="gr5" draw:text-style-name="P6" draw:layer="layout" svg:width="7.559cm" svg:height="0.39cm" svg:x="10.809cm" svg:y="8.706cm">
          <draw:text-box>
            <text:p text:style-name="P1"><text:span text:style-name="T7">preachings, <text:s/>and <text:s/>started <text:s/>to <text:s/>build <text:s/>Buddhist <text:s/>temple. </text:span></text:p>
          </draw:text-box>
        </draw:frame>
        <draw:frame draw:style-name="gr5" draw:text-style-name="P6" draw:layer="layout" svg:width="0.387cm" svg:height="0.39cm" svg:x="18.588cm" svg:y="8.706cm">
          <draw:text-box>
            <text:p text:style-name="P1"><text:span text:style-name="T7">In </text:span></text:p>
          </draw:text-box>
        </draw:frame>
        <draw:frame draw:style-name="gr5" draw:text-style-name="P6" draw:layer="layout" svg:width="7.986cm" svg:height="0.39cm" svg:x="10.809cm" svg:y="9.129cm">
          <draw:text-box>
            <text:p text:style-name="P1"><text:span text:style-name="T7">history record, Kang Senghui was an erudite monk who </text:span></text:p>
          </draw:text-box>
        </draw:frame>
        <draw:frame draw:style-name="gr5" draw:text-style-name="P6" draw:layer="layout" svg:width="8.079cm" svg:height="0.39cm" svg:x="10.809cm" svg:y="9.552cm">
          <draw:text-box>
            <text:p text:style-name="P1"><text:span text:style-name="T7">preached in the Jiangnan areas and had a significant role </text:span></text:p>
          </draw:text-box>
        </draw:frame>
        <draw:frame draw:style-name="gr5" draw:text-style-name="P6" draw:layer="layout" svg:width="8.054cm" svg:height="0.39cm" svg:x="10.809cm" svg:y="9.976cm">
          <draw:text-box>
            <text:p text:style-name="P1"><text:span text:style-name="T7">in the history of Buddhism spreading down to the south. </text:span></text:p>
          </draw:text-box>
        </draw:frame>
        <draw:frame draw:style-name="gr5" draw:text-style-name="P6" draw:layer="layout" svg:width="0.641cm" svg:height="0.39cm" svg:x="10.809cm" svg:y="10.399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052cm" svg:height="0.39cm" svg:x="11.562cm" svg:y="10.399cm">
          <draw:text-box>
            <text:p text:style-name="P1"><text:span text:style-name="T7">temple </text:span></text:p>
          </draw:text-box>
        </draw:frame>
        <draw:frame draw:style-name="gr5" draw:text-style-name="P6" draw:layer="layout" svg:width="1.132cm" svg:height="0.39cm" svg:x="12.719cm" svg:y="10.399cm">
          <draw:text-box>
            <text:p text:style-name="P1"><text:span text:style-name="T7">painted </text:span></text:p>
          </draw:text-box>
        </draw:frame>
        <draw:frame draw:style-name="gr5" draw:text-style-name="P6" draw:layer="layout" svg:width="0.447cm" svg:height="0.39cm" svg:x="13.963cm" svg:y="10.399cm">
          <draw:text-box>
            <text:p text:style-name="P1"><text:span text:style-name="T7">on </text:span></text:p>
          </draw:text-box>
        </draw:frame>
        <draw:frame draw:style-name="gr5" draw:text-style-name="P6" draw:layer="layout" svg:width="0.523cm" svg:height="0.39cm" svg:x="14.516cm" svg:y="10.399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16cm" svg:height="0.39cm" svg:x="15.147cm" svg:y="10.399cm">
          <draw:text-box>
            <text:p text:style-name="P1"><text:span text:style-name="T7">mural </text:span></text:p>
          </draw:text-box>
        </draw:frame>
        <draw:frame draw:style-name="gr5" draw:text-style-name="P6" draw:layer="layout" svg:width="0.35cm" svg:height="0.39cm" svg:x="16.166cm" svg:y="10.399cm">
          <draw:text-box>
            <text:p text:style-name="P1"><text:span text:style-name="T7">is </text:span></text:p>
          </draw:text-box>
        </draw:frame>
        <draw:frame draw:style-name="gr5" draw:text-style-name="P6" draw:layer="layout" svg:width="0.933cm" svg:height="0.39cm" svg:x="16.602cm" svg:y="10.399cm">
          <draw:text-box>
            <text:p text:style-name="P1"><text:span text:style-name="T7">called </text:span></text:p>
          </draw:text-box>
        </draw:frame>
        <draw:frame draw:style-name="gr5" draw:text-style-name="P6" draw:layer="layout" svg:width="1.327cm" svg:height="0.39cm" svg:x="17.646cm" svg:y="10.399cm">
          <draw:text-box>
            <text:p text:style-name="P1"><text:span text:style-name="T7">“</text:span><text:span text:style-name="T7">Jianchu </text:span></text:p>
          </draw:text-box>
        </draw:frame>
        <draw:frame draw:style-name="gr5" draw:text-style-name="P6" draw:layer="layout" svg:width="8.075cm" svg:height="0.39cm" svg:x="10.809cm" svg:y="10.822cm">
          <draw:text-box>
            <text:p text:style-name="P1"><text:span text:style-name="T7">Temple”, <text:s/>which <text:s/>is <text:s/>the <text:s/>very <text:s/>first <text:s/>Buddhist <text:s/>temple <text:s/>in </text:span></text:p>
          </draw:text-box>
        </draw:frame>
        <draw:frame draw:style-name="gr5" draw:text-style-name="P6" draw:layer="layout" svg:width="7.999cm" svg:height="0.39cm" svg:x="10.809cm" svg:y="11.246cm">
          <draw:text-box>
            <text:p text:style-name="P1"><text:span text:style-name="T7">Jiangnan, laying foundation for the spread of Buddhism </text:span></text:p>
          </draw:text-box>
        </draw:frame>
        <draw:frame draw:style-name="gr5" draw:text-style-name="P6" draw:layer="layout" svg:width="8.227cm" svg:height="0.39cm" svg:x="10.809cm" svg:y="11.669cm">
          <draw:text-box>
            <text:p text:style-name="P1"><text:span text:style-name="T7">[7]. Highly regarded by the Emperor, this new religion of </text:span></text:p>
          </draw:text-box>
        </draw:frame>
        <draw:frame draw:style-name="gr5" draw:text-style-name="P6" draw:layer="layout" svg:width="8.033cm" svg:height="0.39cm" svg:x="10.809cm" svg:y="12.092cm">
          <draw:text-box>
            <text:p text:style-name="P1"><text:span text:style-name="T7">Buddhism started to thrive in the south. This is a perfect </text:span></text:p>
          </draw:text-box>
        </draw:frame>
        <draw:frame draw:style-name="gr5" draw:text-style-name="P6" draw:layer="layout" svg:width="8.325cm" svg:height="0.39cm" svg:x="10.809cm" svg:y="12.516cm">
          <draw:text-box>
            <text:p text:style-name="P1"><text:span text:style-name="T7">example <text:s/>illustrating <text:s/>that <text:s/>Buddhism, <text:s/>a <text:s/>foreign <text:s/>religion, </text:span></text:p>
          </draw:text-box>
        </draw:frame>
        <draw:frame draw:style-name="gr5" draw:text-style-name="P6" draw:layer="layout" svg:width="8.431cm" svg:height="0.39cm" svg:x="10.809cm" svg:y="12.939cm">
          <draw:text-box>
            <text:p text:style-name="P1"><text:span text:style-name="T7">was <text:s/>further <text:s/>spread <text:s/>into <text:s/>different <text:s/>areas <text:s/>and <text:s/>adopted <text:s/>by </text:span></text:p>
          </draw:text-box>
        </draw:frame>
        <draw:frame draw:style-name="gr5" draw:text-style-name="P6" draw:layer="layout" svg:width="8.236cm" svg:height="0.39cm" svg:x="10.809cm" svg:y="13.362cm">
          <draw:text-box>
            <text:p text:style-name="P1"><text:span text:style-name="T7">Chinese, becoming one of the most important religions in </text:span></text:p>
          </draw:text-box>
        </draw:frame>
        <draw:frame draw:style-name="gr5" draw:text-style-name="P6" draw:layer="layout" svg:width="1.022cm" svg:height="0.39cm" svg:x="10.809cm" svg:y="13.786cm">
          <draw:text-box>
            <text:p text:style-name="P1"><text:span text:style-name="T7">China. </text:span></text:p>
          </draw:text-box>
        </draw:frame>
        <draw:frame draw:style-name="gr5" draw:text-style-name="P6" draw:layer="layout" svg:width="0.35cm" svg:height="0.39cm" svg:x="18.567cm" svg:y="20.976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22cm" svg:height="0.39cm" svg:x="11.289cm" svg:y="21.505cm">
          <draw:text-box>
            <text:p text:style-name="P1"><text:span text:style-name="T6">Figure 5 </text:span><text:span text:style-name="T7">Zhang Qian’s Second Envoy to the West </text:span></text:p>
          </draw:text-box>
        </draw:frame>
        <draw:frame draw:style-name="gr8" draw:text-style-name="P9" draw:layer="layout" svg:width="7.437cm" svg:height="6.891cm" svg:x="11.125cm" svg:y="14.393cm">
          <draw:image xlink:href="Pictures/100000000000020D0000025EB31794EE8FC67308.jpg" xlink:type="simple" xlink:show="embed" xlink:actuate="onLoad" draw:mime-type="image/jpeg">
            <text:p/>
          </draw:image>
        </draw:frame>
        <draw:frame draw:style-name="gr8" draw:text-style-name="P9" draw:layer="layout" svg:width="2.468cm" svg:height="0.977cm" svg:x="0.706cm" svg:y="0.325cm">
          <draw:image xlink:href="Pictures/10000000000000900000003999DF345D5DC2DE11.png" xlink:type="simple" xlink:show="embed" xlink:actuate="onLoad" draw:mime-type="image/png">
            <text:p/>
          </draw:image>
        </draw:frame>
        <draw:frame draw:style-name="gr5" draw:text-style-name="P6" draw:layer="layout" svg:width="4.701cm" svg:height="0.39cm" svg:x="12.546cm" svg:y="21.945cm">
          <draw:text-box>
            <text:p text:style-name="P1"><text:span text:style-name="T7">Mogao Cave 323, Tang Dynasty </text:span></text:p>
          </draw:text-box>
        </draw:frame>
        <draw:frame draw:style-name="gr1" draw:text-style-name="P2" draw:layer="layout" svg:width="9.976cm" svg:height="0.353cm" svg:x="5.54cm" svg:y="0.667cm">
          <draw:text-box>
            <text:p text:style-name="P1"><text:span text:style-name="T12">Advances in Social Science, Education and Humanities Research, volume 615</text:span></text:p>
          </draw:text-box>
        </draw:frame>
        <draw:frame draw:style-name="gr1" draw:text-style-name="P2" draw:layer="layout" svg:width="0.485cm" svg:height="0.353cm" svg:x="18.812cm" svg:y="28.889cm">
          <draw:text-box>
            <text:p text:style-name="P1"><text:span text:style-name="T13">595</text:span></text:p>
          </draw:text-box>
        </draw:frame>
      </draw:page>
      <draw:page draw:name="page5" draw:style-name="dp1" draw:master-page-name="master-page3">
        <draw:frame draw:style-name="gr9" draw:text-style-name="P10" draw:layer="layout" svg:width="0.283cm" svg:height="0.289cm" svg:x="2.121cm" svg:y="1.354cm">
          <draw:text-box>
            <text:p text:style-name="P1"><text:span text:style-name="T15"><text:s/></text:span></text:p>
          </draw:text-box>
        </draw:frame>
        <draw:frame draw:style-name="gr9" draw:text-style-name="P10" draw:layer="layout" svg:width="0.283cm" svg:height="0.289cm" svg:x="17.724cm" svg:y="1.35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35cm" svg:height="0.39cm" svg:x="9.658cm" svg:y="8.7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7.233cm" svg:height="0.39cm" svg:x="2.575cm" svg:y="9.32cm">
          <draw:text-box>
            <text:p text:style-name="P1"><text:span text:style-name="T6">Figure 6</text:span><text:span text:style-name="T7"> Kang Senghui’s Journey Down to Jianan </text:span></text:p>
          </draw:text-box>
        </draw:frame>
        <draw:frame draw:style-name="gr5" draw:text-style-name="P6" draw:layer="layout" svg:width="4.701cm" svg:height="0.39cm" svg:x="3.828cm" svg:y="9.756cm">
          <draw:text-box>
            <text:p text:style-name="P1"><text:span text:style-name="T7">Mogao Cave 323, Tang Dynasty </text:span></text:p>
          </draw:text-box>
        </draw:frame>
        <draw:frame draw:style-name="gr7" draw:text-style-name="P8" draw:layer="layout" svg:width="0.405cm" svg:height="0.454cm" svg:x="2.121cm" svg:y="10.485cm">
          <draw:text-box>
            <text:p text:style-name="P1"><text:span text:style-name="T10">5.</text:span></text:p>
          </draw:text-box>
        </draw:frame>
        <draw:frame draw:style-name="gr7" draw:text-style-name="P8" draw:layer="layout" svg:width="0.405cm" svg:height="0.454cm" svg:x="2.427cm" svg:y="10.4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851cm" svg:height="0.454cm" svg:x="2.541cm" svg:y="10.485cm">
          <draw:text-box>
            <text:p text:style-name="P1"><text:span text:style-name="T10">CONCLUSION </text:span></text:p>
          </draw:text-box>
        </draw:frame>
        <draw:frame draw:style-name="gr5" draw:text-style-name="P6" draw:layer="layout" svg:width="7.262cm" svg:height="0.39cm" svg:x="2.63cm" svg:y="11.284cm">
          <draw:text-box>
            <text:p text:style-name="P1"><text:span text:style-name="T7">In this essay, we see how the murals and statues of </text:span></text:p>
          </draw:text-box>
        </draw:frame>
        <draw:frame draw:style-name="gr5" draw:text-style-name="P6" draw:layer="layout" svg:width="7.901cm" svg:height="0.39cm" svg:x="2.121cm" svg:y="11.707cm">
          <draw:text-box>
            <text:p text:style-name="P1"><text:span text:style-name="T7">Mogao Caves delivered the historical information of of </text:span></text:p>
          </draw:text-box>
        </draw:frame>
        <draw:frame draw:style-name="gr5" draw:text-style-name="P6" draw:layer="layout" svg:width="8.041cm" svg:height="0.39cm" svg:x="2.121cm" svg:y="12.13cm">
          <draw:text-box>
            <text:p text:style-name="P1"><text:span text:style-name="T7">interaction <text:s/>and <text:s/>exchange <text:s/>in <text:s/>Dunhuang. <text:s/>We <text:s/>also <text:s/>see </text:span></text:p>
          </draw:text-box>
        </draw:frame>
        <draw:frame draw:style-name="gr5" draw:text-style-name="P6" draw:layer="layout" svg:width="8.456cm" svg:height="0.39cm" svg:x="2.121cm" svg:y="12.554cm">
          <draw:text-box>
            <text:p text:style-name="P1"><text:span text:style-name="T7">people’s <text:s/>open <text:s/>attitude <text:s/>to <text:s/>exotic <text:s/>matters <text:s/>here, <text:s/>and <text:s/>how </text:span></text:p>
          </draw:text-box>
        </draw:frame>
        <draw:frame draw:style-name="gr5" draw:text-style-name="P6" draw:layer="layout" svg:width="7.842cm" svg:height="0.39cm" svg:x="2.121cm" svg:y="12.977cm">
          <draw:text-box>
            <text:p text:style-name="P1"><text:span text:style-name="T7">they adopted and indigenized them, contributing to the </text:span></text:p>
          </draw:text-box>
        </draw:frame>
        <draw:frame draw:style-name="gr5" draw:text-style-name="P6" draw:layer="layout" svg:width="8.227cm" svg:height="0.39cm" svg:x="2.121cm" svg:y="13.4cm">
          <draw:text-box>
            <text:p text:style-name="P1"><text:span text:style-name="T7">prosperity <text:s/>of <text:s/>culture <text:s/>in <text:s/>the <text:s/>region. <text:s/>Dunhuang <text:s/>Murals </text:span></text:p>
          </draw:text-box>
        </draw:frame>
        <draw:frame draw:style-name="gr5" draw:text-style-name="P6" draw:layer="layout" svg:width="8.257cm" svg:height="0.39cm" svg:x="2.121cm" svg:y="13.825cm">
          <draw:text-box>
            <text:p text:style-name="P1"><text:span text:style-name="T7">reflected that culture, with religion as its carrier, spreaded </text:span></text:p>
          </draw:text-box>
        </draw:frame>
        <draw:frame draw:style-name="gr5" draw:text-style-name="P6" draw:layer="layout" svg:width="8.151cm" svg:height="0.39cm" svg:x="2.121cm" svg:y="14.248cm">
          <draw:text-box>
            <text:p text:style-name="P1"><text:span text:style-name="T7">and developed along the commerce of the Silk Road. Art </text:span></text:p>
          </draw:text-box>
        </draw:frame>
        <draw:frame draw:style-name="gr5" draw:text-style-name="P6" draw:layer="layout" svg:width="7.889cm" svg:height="0.39cm" svg:x="2.121cm" svg:y="14.671cm">
          <draw:text-box>
            <text:p text:style-name="P1"><text:span text:style-name="T7">in Dunhuang needs more attention from the world, that </text:span></text:p>
          </draw:text-box>
        </draw:frame>
        <draw:frame draw:style-name="gr5" draw:text-style-name="P6" draw:layer="layout" svg:width="0.701cm" svg:height="0.39cm" svg:x="2.121cm" svg:y="15.095cm">
          <draw:text-box>
            <text:p text:style-name="P1"><text:span text:style-name="T7">they </text:span></text:p>
          </draw:text-box>
        </draw:frame>
        <draw:frame draw:style-name="gr5" draw:text-style-name="P6" draw:layer="layout" svg:width="0.955cm" svg:height="0.39cm" svg:x="2.942cm" svg:y="15.095cm">
          <draw:text-box>
            <text:p text:style-name="P1"><text:span text:style-name="T7">reveal </text:span></text:p>
          </draw:text-box>
        </draw:frame>
        <draw:frame draw:style-name="gr5" draw:text-style-name="P6" draw:layer="layout" svg:width="0.523cm" svg:height="0.39cm" svg:x="4.024cm" svg:y="15.095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658cm" svg:height="0.39cm" svg:x="4.671cm" svg:y="15.095cm">
          <draw:text-box>
            <text:p text:style-name="P1"><text:span text:style-name="T7">past </text:span></text:p>
          </draw:text-box>
        </draw:frame>
        <draw:frame draw:style-name="gr5" draw:text-style-name="P6" draw:layer="layout" svg:width="0.84cm" svg:height="0.39cm" svg:x="5.462cm" svg:y="15.095cm">
          <draw:text-box>
            <text:p text:style-name="P1"><text:span text:style-name="T7">glory </text:span></text:p>
          </draw:text-box>
        </draw:frame>
        <draw:frame draw:style-name="gr5" draw:text-style-name="P6" draw:layer="layout" svg:width="0.603cm" svg:height="0.39cm" svg:x="6.427cm" svg:y="15.095cm">
          <draw:text-box>
            <text:p text:style-name="P1"><text:span text:style-name="T7">and </text:span></text:p>
          </draw:text-box>
        </draw:frame>
        <draw:frame draw:style-name="gr5" draw:text-style-name="P6" draw:layer="layout" svg:width="1.344cm" svg:height="0.39cm" svg:x="7.154cm" svg:y="15.095cm">
          <draw:text-box>
            <text:p text:style-name="P1"><text:span text:style-name="T7">indicates </text:span></text:p>
          </draw:text-box>
        </draw:frame>
        <draw:frame draw:style-name="gr5" draw:text-style-name="P6" draw:layer="layout" svg:width="0.523cm" svg:height="0.39cm" svg:x="8.623cm" svg:y="15.095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38cm" svg:height="0.39cm" svg:x="9.285cm" svg:y="15.095cm">
          <draw:text-box>
            <text:p text:style-name="P1"><text:span text:style-name="T7">future </text:span></text:p>
          </draw:text-box>
        </draw:frame>
        <draw:frame draw:style-name="gr5" draw:text-style-name="P6" draw:layer="layout" svg:width="1.378cm" svg:height="0.39cm" svg:x="2.121cm" svg:y="15.518cm">
          <draw:text-box>
            <text:p text:style-name="P1"><text:span text:style-name="T7">prospect, </text:span></text:p>
          </draw:text-box>
        </draw:frame>
        <draw:frame draw:style-name="gr5" draw:text-style-name="P6" draw:layer="layout" svg:width="1.289cm" svg:height="0.39cm" svg:x="3.74cm" svg:y="15.518cm">
          <draw:text-box>
            <text:p text:style-name="P1"><text:span text:style-name="T7">showing </text:span></text:p>
          </draw:text-box>
        </draw:frame>
        <draw:frame draw:style-name="gr5" draw:text-style-name="P6" draw:layer="layout" svg:width="1.035cm" svg:height="0.39cm" svg:x="5.259cm" svg:y="15.518cm">
          <draw:text-box>
            <text:p text:style-name="P1"><text:span text:style-name="T7">people </text:span></text:p>
          </draw:text-box>
        </draw:frame>
        <draw:frame draw:style-name="gr5" draw:text-style-name="P6" draw:layer="layout" svg:width="0.523cm" svg:height="0.39cm" svg:x="6.54cm" svg:y="15.518cm">
          <draw:text-box>
            <text:p text:style-name="P1"><text:span text:style-name="T7">the </text:span></text:p>
          </draw:text-box>
        </draw:frame>
        <draw:frame draw:style-name="gr5" draw:text-style-name="P6" draw:layer="layout" svg:width="1.446cm" svg:height="0.39cm" svg:x="7.302cm" svg:y="15.518cm">
          <draw:text-box>
            <text:p text:style-name="P1"><text:span text:style-name="T7">brilliancy </text:span></text:p>
          </draw:text-box>
        </draw:frame>
        <draw:frame draw:style-name="gr5" draw:text-style-name="P6" draw:layer="layout" svg:width="0.387cm" svg:height="0.39cm" svg:x="8.981cm" svg:y="15.518cm">
          <draw:text-box>
            <text:p text:style-name="P1"><text:span text:style-name="T7">of </text:span></text:p>
          </draw:text-box>
        </draw:frame>
        <draw:frame draw:style-name="gr5" draw:text-style-name="P6" draw:layer="layout" svg:width="0.599cm" svg:height="0.39cm" svg:x="9.611cm" svg:y="15.518cm">
          <draw:text-box>
            <text:p text:style-name="P1"><text:span text:style-name="T7">this </text:span></text:p>
          </draw:text-box>
        </draw:frame>
        <draw:frame draw:style-name="gr5" draw:text-style-name="P6" draw:layer="layout" svg:width="6.06cm" svg:height="0.39cm" svg:x="2.121cm" svg:y="15.941cm">
          <draw:text-box>
            <text:p text:style-name="P1"><text:span text:style-name="T7">convergence and exchange of civilization. </text:span></text:p>
          </draw:text-box>
        </draw:frame>
        <draw:frame draw:style-name="gr7" draw:text-style-name="P8" draw:layer="layout" svg:width="2.83cm" svg:height="0.454cm" svg:x="2.121cm" svg:y="16.773cm">
          <draw:text-box>
            <text:p text:style-name="P1"><text:span text:style-name="T10">REFERENCES </text:span></text:p>
          </draw:text-box>
        </draw:frame>
        <draw:frame draw:style-name="gr5" draw:text-style-name="P6" draw:layer="layout" svg:width="0.417cm" svg:height="0.39cm" svg:x="2.121cm" svg:y="17.516cm">
          <draw:text-box>
            <text:p text:style-name="P1"><text:span text:style-name="T7">[1]</text:span></text:p>
          </draw:text-box>
        </draw:frame>
        <draw:frame draw:style-name="gr5" draw:text-style-name="P6" draw:layer="layout" svg:width="0.35cm" svg:height="0.395cm" svg:x="2.532cm" svg:y="17.511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389cm" svg:height="0.39cm" svg:x="2.863cm" svg:y="17.516cm">
          <draw:text-box>
            <text:p text:style-name="P1"><text:span text:style-name="T7">United Nations Educational, Scientific and Cultural </text:span></text:p>
          </draw:text-box>
        </draw:frame>
        <draw:frame draw:style-name="gr5" draw:text-style-name="P6" draw:layer="layout" svg:width="3.355cm" svg:height="0.39cm" svg:x="2.863cm" svg:y="17.952cm">
          <draw:text-box>
            <text:p text:style-name="P1"><text:span text:style-name="T7">Organization.() Mogao </text:span></text:p>
          </draw:text-box>
        </draw:frame>
        <draw:frame draw:style-name="gr5" draw:text-style-name="P6" draw:layer="layout" svg:width="1.039cm" svg:height="0.39cm" svg:x="6.567cm" svg:y="17.952cm">
          <draw:text-box>
            <text:p text:style-name="P1"><text:span text:style-name="T7">Caves. </text:span></text:p>
          </draw:text-box>
        </draw:frame>
        <draw:frame draw:style-name="gr5" draw:text-style-name="P6" draw:layer="layout" svg:width="7.305cm" svg:height="0.39cm" svg:x="2.863cm" svg:y="18.388cm">
          <draw:text-box>
            <text:p text:style-name="P1"><text:span text:style-name="T7">https://whc.unesco.org/en/list/440/#:~:text=As%20 </text:span></text:p>
          </draw:text-box>
        </draw:frame>
        <draw:frame draw:style-name="gr5" draw:text-style-name="P6" draw:layer="layout" svg:width="7.165cm" svg:height="0.39cm" svg:x="2.863cm" svg:y="18.828cm">
          <draw:text-box>
            <text:p text:style-name="P1"><text:span text:style-name="T7">evidence%20of%20the%20evolution,daily%20dre</text:span></text:p>
          </draw:text-box>
        </draw:frame>
        <draw:frame draw:style-name="gr5" draw:text-style-name="P6" draw:layer="layout" svg:width="4.697cm" svg:height="0.39cm" svg:x="2.863cm" svg:y="19.264cm">
          <draw:text-box>
            <text:p text:style-name="P1"><text:span text:style-name="T7">s s%20in%20western%20China. </text:span></text:p>
          </draw:text-box>
        </draw:frame>
        <draw:frame draw:style-name="gr5" draw:text-style-name="P6" draw:layer="layout" svg:width="0.417cm" svg:height="0.39cm" svg:x="2.121cm" svg:y="19.917cm">
          <draw:text-box>
            <text:p text:style-name="P1"><text:span text:style-name="T7">[2]</text:span></text:p>
          </draw:text-box>
        </draw:frame>
        <draw:frame draw:style-name="gr5" draw:text-style-name="P6" draw:layer="layout" svg:width="0.35cm" svg:height="0.395cm" svg:x="2.532cm" svg:y="19.912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237cm" svg:height="0.39cm" svg:x="2.863cm" svg:y="19.917cm">
          <draw:text-box>
            <text:p text:style-name="P1"><text:span text:style-name="T7">Lingyen Mountain Temple (Canada).The meaning </text:span></text:p>
          </draw:text-box>
        </draw:frame>
        <draw:frame draw:style-name="gr5" draw:text-style-name="P6" draw:layer="layout" svg:width="2.114cm" svg:height="0.39cm" svg:x="2.863cm" svg:y="20.353cm">
          <draw:text-box>
            <text:p text:style-name="P1"><text:span text:style-name="T7">of Bathing the </text:span></text:p>
          </draw:text-box>
        </draw:frame>
        <draw:frame draw:style-name="gr5" draw:text-style-name="P6" draw:layer="layout" svg:width="1.28cm" svg:height="0.39cm" svg:x="5.085cm" svg:y="20.353cm">
          <draw:text-box>
            <text:p text:style-name="P1"><text:span text:style-name="T7">Buddha. </text:span></text:p>
          </draw:text-box>
        </draw:frame>
        <draw:frame draw:style-name="gr5" draw:text-style-name="P6" draw:layer="layout" svg:width="7.059cm" svg:height="0.39cm" svg:x="2.863cm" svg:y="20.789cm">
          <draw:text-box>
            <text:p text:style-name="P1"><text:span text:style-name="T7">https://lymtcanada.com/2019/04/the-meaning-of- </text:span></text:p>
          </draw:text-box>
        </draw:frame>
        <draw:frame draw:style-name="gr5" draw:text-style-name="P6" draw:layer="layout" svg:width="4.93cm" svg:height="0.39cm" svg:x="2.863cm" svg:y="21.23cm">
          <draw:text-box>
            <text:p text:style-name="P1"><text:span text:style-name="T7">the-verses-of-bathing-the-buddha/ </text:span></text:p>
          </draw:text-box>
        </draw:frame>
        <draw:frame draw:style-name="gr5" draw:text-style-name="P6" draw:layer="layout" svg:width="0.417cm" svg:height="0.39cm" svg:x="2.121cm" svg:y="21.877cm">
          <draw:text-box>
            <text:p text:style-name="P1"><text:span text:style-name="T7">[3]</text:span></text:p>
          </draw:text-box>
        </draw:frame>
        <draw:frame draw:style-name="gr5" draw:text-style-name="P6" draw:layer="layout" svg:width="0.35cm" svg:height="0.395cm" svg:x="2.532cm" svg:y="21.872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0.878cm" svg:height="0.39cm" svg:x="2.863cm" svg:y="21.877cm">
          <draw:text-box>
            <text:p text:style-name="P1"><text:span text:style-name="T7">Hong </text:span></text:p>
          </draw:text-box>
        </draw:frame>
        <draw:frame draw:style-name="gr5" draw:text-style-name="P6" draw:layer="layout" svg:width="0.878cm" svg:height="0.39cm" svg:x="3.891cm" svg:y="21.877cm">
          <draw:text-box>
            <text:p text:style-name="P1"><text:span text:style-name="T7">Kong </text:span></text:p>
          </draw:text-box>
        </draw:frame>
        <draw:frame draw:style-name="gr5" draw:text-style-name="P6" draw:layer="layout" svg:width="1.306cm" svg:height="0.39cm" svg:x="4.916cm" svg:y="21.877cm">
          <draw:text-box>
            <text:p text:style-name="P1"><text:span text:style-name="T7">Heritage </text:span></text:p>
          </draw:text-box>
        </draw:frame>
        <draw:frame draw:style-name="gr5" draw:text-style-name="P6" draw:layer="layout" svg:width="1.416cm" svg:height="0.39cm" svg:x="6.376cm" svg:y="21.877cm">
          <draw:text-box>
            <text:p text:style-name="P1"><text:span text:style-name="T7">Museum. </text:span></text:p>
          </draw:text-box>
        </draw:frame>
        <draw:frame draw:style-name="gr5" draw:text-style-name="P6" draw:layer="layout" svg:width="1.039cm" svg:height="0.39cm" svg:x="7.943cm" svg:y="21.877cm">
          <draw:text-box>
            <text:p text:style-name="P1"><text:span text:style-name="T7">(2014) </text:span></text:p>
          </draw:text-box>
        </draw:frame>
        <draw:frame draw:style-name="gr5" draw:text-style-name="P6" draw:layer="layout" svg:width="1.094cm" svg:height="0.39cm" svg:x="9.133cm" svg:y="21.877cm">
          <draw:text-box>
            <text:p text:style-name="P1"><text:span text:style-name="T7">Mogao </text:span></text:p>
          </draw:text-box>
        </draw:frame>
        <draw:frame draw:style-name="gr5" draw:text-style-name="P6" draw:layer="layout" svg:width="1.526cm" svg:height="0.39cm" svg:x="2.863cm" svg:y="22.318cm">
          <draw:text-box>
            <text:p text:style-name="P1"><text:span text:style-name="T7">Cave 275. </text:span></text:p>
          </draw:text-box>
        </draw:frame>
        <draw:frame draw:style-name="gr5" draw:text-style-name="P6" draw:layer="layout" svg:width="7.343cm" svg:height="0.39cm" svg:x="2.863cm" svg:y="22.965cm">
          <draw:text-box>
            <text:p text:style-name="P1"><text:span text:style-name="T7">https://www.heritagemuseum.gov.hk/en_US/web/h </text:span></text:p>
          </draw:text-box>
        </draw:frame>
        <draw:frame draw:style-name="gr5" draw:text-style-name="P6" draw:layer="layout" svg:width="6.763cm" svg:height="0.39cm" svg:x="2.863cm" svg:y="23.401cm">
          <draw:text-box>
            <text:p text:style-name="P1"><text:span text:style-name="T7">m/exhibitions/data/exid218/exhibit_1.html#top </text:span></text:p>
          </draw:text-box>
        </draw:frame>
        <draw:frame draw:style-name="gr5" draw:text-style-name="P6" draw:layer="layout" svg:width="0.417cm" svg:height="0.39cm" svg:x="2.121cm" svg:y="24.053cm">
          <draw:text-box>
            <text:p text:style-name="P1"><text:span text:style-name="T7">[4]</text:span></text:p>
          </draw:text-box>
        </draw:frame>
        <draw:frame draw:style-name="gr5" draw:text-style-name="P6" draw:layer="layout" svg:width="0.35cm" svg:height="0.395cm" svg:x="2.532cm" svg:y="24.048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186cm" svg:height="0.39cm" svg:x="2.863cm" svg:y="24.053cm">
          <draw:text-box>
            <text:p text:style-name="P1"><text:span text:style-name="T7">Zhang, X.(2008) The Development and Evolution </text:span></text:p>
          </draw:text-box>
        </draw:frame>
        <draw:frame draw:style-name="gr5" draw:text-style-name="P6" draw:layer="layout" svg:width="7.605cm" svg:height="0.39cm" svg:x="2.863cm" svg:y="24.489cm">
          <draw:text-box>
            <text:p text:style-name="P1"><text:span text:style-name="T7">of Donor Portraits in Mogao Caves - Centered on the </text:span></text:p>
          </draw:text-box>
        </draw:frame>
        <draw:frame draw:style-name="gr5" draw:text-style-name="P6" draw:layer="layout" svg:width="7.432cm" svg:height="0.39cm" svg:x="2.863cm" svg:y="24.93cm">
          <draw:text-box>
            <text:p text:style-name="P1"><text:span text:style-name="T7">Investigation <text:s/>of <text:s/>Buddhist <text:s/>History <text:s/>[J]. <text:s/>Journal <text:s/>of </text:span></text:p>
          </draw:text-box>
        </draw:frame>
        <draw:frame draw:style-name="gr5" draw:text-style-name="P6" draw:layer="layout" svg:width="5.535cm" svg:height="0.39cm" svg:x="2.863cm" svg:y="25.366cm">
          <draw:text-box>
            <text:p text:style-name="P1"><text:span text:style-name="T7">Dunhuang Studies, No.62(04):93-103. </text:span></text:p>
          </draw:text-box>
        </draw:frame>
        <draw:frame draw:style-name="gr5" draw:text-style-name="P6" draw:layer="layout" svg:width="0.417cm" svg:height="0.39cm" svg:x="10.809cm" svg:y="2.545cm">
          <draw:text-box>
            <text:p text:style-name="P1"><text:span text:style-name="T7">[5]</text:span></text:p>
          </draw:text-box>
        </draw:frame>
        <draw:frame draw:style-name="gr5" draw:text-style-name="P6" draw:layer="layout" svg:width="0.35cm" svg:height="0.395cm" svg:x="11.22cm" svg:y="2.54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254cm" svg:height="0.39cm" svg:x="11.551cm" svg:y="2.545cm">
          <draw:text-box>
            <text:p text:style-name="P1"><text:span text:style-name="T7">Sha,W.(2003) Investigation on Portraits of Donors </text:span></text:p>
          </draw:text-box>
        </draw:frame>
        <draw:frame draw:style-name="gr5" draw:text-style-name="P6" draw:layer="layout" svg:width="0.366cm" svg:height="0.39cm" svg:x="11.551cm" svg:y="2.981cm">
          <draw:text-box>
            <text:p text:style-name="P1"><text:span text:style-name="T7">in </text:span></text:p>
          </draw:text-box>
        </draw:frame>
        <draw:frame draw:style-name="gr5" draw:text-style-name="P6" draw:layer="layout" svg:width="1.568cm" svg:height="0.39cm" svg:x="12.123cm" svg:y="2.981cm">
          <draw:text-box>
            <text:p text:style-name="P1"><text:span text:style-name="T7">Dunhuang </text:span></text:p>
          </draw:text-box>
        </draw:frame>
        <draw:frame draw:style-name="gr5" draw:text-style-name="P6" draw:layer="layout" svg:width="1.306cm" svg:height="0.39cm" svg:x="13.896cm" svg:y="2.981cm">
          <draw:text-box>
            <text:p text:style-name="P1"><text:span text:style-name="T7">Grottoes </text:span></text:p>
          </draw:text-box>
        </draw:frame>
        <draw:frame draw:style-name="gr5" draw:text-style-name="P6" draw:layer="layout" svg:width="1.094cm" svg:height="0.39cm" svg:x="15.412cm" svg:y="2.981cm">
          <draw:text-box>
            <text:p text:style-name="P1"><text:span text:style-name="T7">During </text:span></text:p>
          </draw:text-box>
        </draw:frame>
        <draw:frame draw:style-name="gr5" draw:text-style-name="P6" draw:layer="layout" svg:width="0.523cm" svg:height="0.39cm" svg:x="16.712cm" svg:y="2.981cm">
          <draw:text-box>
            <text:p text:style-name="P1"><text:span text:style-name="T7">the </text:span></text:p>
          </draw:text-box>
        </draw:frame>
        <draw:frame draw:style-name="gr5" draw:text-style-name="P6" draw:layer="layout" svg:width="0.933cm" svg:height="0.39cm" svg:x="17.445cm" svg:y="2.981cm">
          <draw:text-box>
            <text:p text:style-name="P1"><text:span text:style-name="T7">Reign </text:span></text:p>
          </draw:text-box>
        </draw:frame>
        <draw:frame draw:style-name="gr5" draw:text-style-name="P6" draw:layer="layout" svg:width="0.387cm" svg:height="0.39cm" svg:x="18.588cm" svg:y="2.981cm">
          <draw:text-box>
            <text:p text:style-name="P1"><text:span text:style-name="T7">of </text:span></text:p>
          </draw:text-box>
        </draw:frame>
        <draw:frame draw:style-name="gr5" draw:text-style-name="P6" draw:layer="layout" svg:width="3.787cm" svg:height="0.39cm" svg:x="11.551cm" svg:y="3.421cm">
          <draw:text-box>
            <text:p text:style-name="P1"><text:span text:style-name="T7">Tubo[J].China Tibetology </text:span></text:p>
          </draw:text-box>
        </draw:frame>
        <draw:frame draw:style-name="gr5" draw:text-style-name="P6" draw:layer="layout" svg:width="0.417cm" svg:height="0.39cm" svg:x="10.809cm" svg:y="4.069cm">
          <draw:text-box>
            <text:p text:style-name="P1"><text:span text:style-name="T7">[6]</text:span></text:p>
          </draw:text-box>
        </draw:frame>
        <draw:frame draw:style-name="gr5" draw:text-style-name="P6" draw:layer="layout" svg:width="0.35cm" svg:height="0.395cm" svg:x="11.22cm" svg:y="4.064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7.44cm" svg:height="0.39cm" svg:x="11.551cm" svg:y="4.069cm">
          <draw:text-box>
            <text:p text:style-name="P1"><text:span text:style-name="T7">Dunhuang Foundation. (2017) Dunhuang Historical </text:span></text:p>
          </draw:text-box>
        </draw:frame>
        <draw:frame draw:style-name="gr5" draw:text-style-name="P6" draw:layer="layout" svg:width="2.271cm" svg:height="0.39cm" svg:x="11.551cm" svg:y="4.509cm">
          <draw:text-box>
            <text:p text:style-name="P1"><text:span text:style-name="T7">Art: <text:s/>Cave 323. </text:span></text:p>
          </draw:text-box>
        </draw:frame>
        <draw:frame draw:style-name="gr10" draw:text-style-name="P6" draw:layer="layout" svg:width="6.797cm" svg:height="0.39cm" svg:x="11.551cm" svg:y="5.157cm">
          <draw:text-box>
            <text:p text:style-name="P1"><text:span text:style-name="T18">http://dunhuangfoundation.us/blog/2017/10/2/dunh </text:span></text:p>
          </draw:text-box>
        </draw:frame>
        <draw:frame draw:style-name="gr5" draw:text-style-name="P6" draw:layer="layout" svg:width="6.936cm" svg:height="0.39cm" svg:x="11.551cm" svg:y="5.593cm">
          <draw:text-box>
            <text:p text:style-name="P1"><text:span text:style-name="T7">uang-historical-art-cave-323-and-the-history-of- </text:span></text:p>
          </draw:text-box>
        </draw:frame>
        <draw:frame draw:style-name="gr5" draw:text-style-name="P6" draw:layer="layout" svg:width="2.766cm" svg:height="0.39cm" svg:x="11.551cm" svg:y="6.033cm">
          <draw:text-box>
            <text:p text:style-name="P1"><text:span text:style-name="T7">buddhism-in-china </text:span></text:p>
          </draw:text-box>
        </draw:frame>
        <draw:frame draw:style-name="gr5" draw:text-style-name="P6" draw:layer="layout" svg:width="0.417cm" svg:height="0.39cm" svg:x="10.809cm" svg:y="6.681cm">
          <draw:text-box>
            <text:p text:style-name="P1"><text:span text:style-name="T7">[7]</text:span></text:p>
          </draw:text-box>
        </draw:frame>
        <draw:frame draw:style-name="gr5" draw:text-style-name="P6" draw:layer="layout" svg:width="0.35cm" svg:height="0.395cm" svg:x="11.22cm" svg:y="6.676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1.319cm" svg:height="0.39cm" svg:x="11.551cm" svg:y="6.681cm">
          <draw:text-box>
            <text:p text:style-name="P1"><text:span text:style-name="T7">Xun San </text:span></text:p>
          </draw:text-box>
        </draw:frame>
        <draw:frame draw:style-name="gr5" draw:text-style-name="P6" draw:layer="layout" svg:width="1.827cm" svg:height="0.39cm" svg:x="13.033cm" svg:y="6.681cm">
          <draw:text-box>
            <text:p text:style-name="P1"><text:span text:style-name="T7">Guo. (2017) </text:span></text:p>
          </draw:text-box>
        </draw:frame>
        <draw:frame draw:style-name="gr5" draw:text-style-name="P6" draw:layer="layout" svg:width="1.17cm" svg:height="0.39cm" svg:x="15.255cm" svg:y="6.681cm">
          <draw:text-box>
            <text:p text:style-name="P1"><text:span text:style-name="T7">Jianchu </text:span></text:p>
          </draw:text-box>
        </draw:frame>
        <draw:frame draw:style-name="gr5" draw:text-style-name="P6" draw:layer="layout" svg:width="1.259cm" svg:height="0.39cm" svg:x="16.738cm" svg:y="6.681cm">
          <draw:text-box>
            <text:p text:style-name="P1"><text:span text:style-name="T7">Temple. </text:span></text:p>
          </draw:text-box>
        </draw:frame>
        <draw:polygon draw:style-name="gr11" draw:text-style-name="P11" draw:layer="layout" svg:width="6.973cm" svg:height="0.017cm" svg:x="11.551cm" svg:y="7.472cm" svg:viewBox="0 0 6974 18" draw:points="0,18 6974,18 6974,0 0,0">
          <text:p/>
        </draw:polygon>
        <draw:frame draw:style-name="gr5" draw:text-style-name="P6" draw:layer="layout" svg:width="7.089cm" svg:height="0.39cm" svg:x="11.551cm" svg:y="7.121cm">
          <draw:text-box>
            <text:p text:style-name="P1"><text:span text:style-name="T7">https://searchsanguo.blogspot.com/2017/12/blog- </text:span></text:p>
          </draw:text-box>
        </draw:frame>
        <draw:polygon draw:style-name="gr11" draw:text-style-name="P11" draw:layer="layout" svg:width="1.849cm" svg:height="0.017cm" svg:x="11.551cm" svg:y="7.908cm" svg:viewBox="0 0 1850 18" draw:points="0,18 1850,18 1850,0 0,0">
          <text:p/>
        </draw:polygon>
        <draw:frame draw:style-name="gr8" draw:text-style-name="P9" draw:layer="layout" svg:width="7.539cm" svg:height="6.54cm" svg:x="2.121cm" svg:y="2.54cm">
          <draw:image xlink:href="Pictures/100000000000013C000002383D8EC64089E35628.jpg" xlink:type="simple" xlink:show="embed" xlink:actuate="onLoad" draw:mime-type="image/jpeg">
            <text:p/>
          </draw:image>
        </draw:frame>
        <draw:frame draw:style-name="gr8" draw:text-style-name="P9" draw:layer="layout" svg:width="2.468cm" svg:height="0.977cm" svg:x="0.706cm" svg:y="0.325cm">
          <draw:image xlink:href="Pictures/10000000000000900000003999DF345D5DC2DE11.png" xlink:type="simple" xlink:show="embed" xlink:actuate="onLoad" draw:mime-type="image/png">
            <text:p/>
          </draw:image>
        </draw:frame>
        <draw:frame draw:style-name="gr5" draw:text-style-name="P6" draw:layer="layout" svg:width="2.69cm" svg:height="0.39cm" svg:x="11.551cm" svg:y="7.557cm">
          <draw:text-box>
            <text:p text:style-name="P1"><text:span text:style-name="T7">post_22.html m=0 </text:span></text:p>
          </draw:text-box>
        </draw:frame>
        <draw:frame draw:style-name="gr1" draw:text-style-name="P2" draw:layer="layout" svg:width="9.976cm" svg:height="0.353cm" svg:x="5.54cm" svg:y="0.667cm">
          <draw:text-box>
            <text:p text:style-name="P1"><text:span text:style-name="T12">Advances in Social Science, Education and Humanities Research, volume 615</text:span></text:p>
          </draw:text-box>
        </draw:frame>
        <draw:frame draw:style-name="gr1" draw:text-style-name="P2" draw:layer="layout" svg:width="0.485cm" svg:height="0.353cm" svg:x="18.812cm" svg:y="28.889cm">
          <draw:text-box>
            <text:p text:style-name="P1"><text:span text:style-name="T13">596</text:span></text:p>
          </draw:text-box>
        </draw:fram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Arial1" svg:font-family="Arial"/>
    <style:font-face style:name="Palatino Linotype1" svg:font-family="'Palatino Linotype'"/>
    <style:font-face style:name="Times1" svg:font-family="Times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Tahoma1" svg:font-family="Tahoma" style:font-pitch="variable"/>
    <style:font-face style:name="Times" svg:font-family="Times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